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0.06pt solid #000000" fo:border-right="none" fo:border-top="0.06pt solid #000000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 style:data-style-name="N107">
      <style:table-cell-properties fo:border="none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 style:data-style-name="N107"/>
    <style:style style:name="ce11" style:family="table-cell" style:parent-style-name="Default">
      <style:table-cell-properties fo:border-bottom="none" fo:border-left="none" fo:border-right="0.06pt solid #000000" fo:border-top="0.06pt solid #000000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</style:style>
    <style:style style:name="ce14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</style:style>
    <style:style style:name="ce15" style:family="table-cell" style:parent-style-name="Default" style:data-style-name="N60"/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8" style:family="table-cell" style:parent-style-name="Default" style:data-style-name="N60">
      <style:text-properties fo:font-weight="normal" style:font-weight-asian="normal" style:font-weight-complex="normal"/>
    </style:style>
  </office:automatic-styles>
  <office:body>
    <office:spreadsheet>
      <table:table table:name="pop100-gen25th-D03" table:style-name="ta1">
        <table:table-column table:style-name="co1" table:default-cell-style-name="ce2"/>
        <table:table-column table:style-name="co1" table:number-columns-repeated="5" table:default-cell-style-name="ce10"/>
        <table:table-column table:style-name="co1" table:default-cell-style-name="ce12"/>
        <table:table-column table:style-name="co1" table:default-cell-style-name="ce2"/>
        <table:table-column table:style-name="co1" table:number-columns-repeated="5" table:default-cell-style-name="ce10"/>
        <table:table-column table:style-name="co1" table:default-cell-style-name="ce12"/>
        <table:table-column table:style-name="co1" table:default-cell-style-name="ce2"/>
        <table:table-column table:style-name="co1" table:number-columns-repeated="5" table:default-cell-style-name="ce10"/>
        <table:table-column table:style-name="co1" table:default-cell-style-name="ce12"/>
        <table:table-column table:style-name="co1" table:default-cell-style-name="ce2"/>
        <table:table-column table:style-name="co1" table:number-columns-repeated="5" table:default-cell-style-name="ce10"/>
        <table:table-column table:style-name="co1" table:default-cell-style-name="ce12"/>
        <table:table-column table:style-name="co1" table:number-columns-repeated="26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Case 1 Distance factor = 0.1, population=50</text:p>
          </table:table-cell>
          <table:covered-table-cell table:number-columns-repeated="5" table:style-name="ce6"/>
          <table:table-cell table:style-name="ce11"/>
          <table:table-cell table:style-name="ce1" office:value-type="string" calcext:value-type="string" table:number-columns-spanned="6" table:number-rows-spanned="1">
            <text:p>Case 2 Distance factor = 0.1, population=250</text:p>
          </table:table-cell>
          <table:covered-table-cell table:number-columns-repeated="5" table:style-name="ce6"/>
          <table:table-cell table:style-name="ce11"/>
          <table:table-cell table:style-name="ce1" office:value-type="string" calcext:value-type="string" table:number-columns-spanned="6" table:number-rows-spanned="1">
            <text:p>Case 3 Distance factor = 0.1, population=500</text:p>
          </table:table-cell>
          <table:covered-table-cell table:number-columns-repeated="5" table:style-name="ce6"/>
          <table:table-cell table:style-name="ce11"/>
          <table:table-cell table:style-name="ce1" office:value-type="string" calcext:value-type="string" table:number-columns-spanned="6" table:number-rows-spanned="1">
            <text:p>Case 4 Distance factor = 0.1, population=1000</text:p>
          </table:table-cell>
          <table:covered-table-cell table:number-columns-repeated="5" table:style-name="ce6"/>
          <table:table-cell table:style-name="ce11"/>
          <table:table-cell table:number-columns-repeated="2"/>
          <table:table-cell table:style-name="ce14" office:value-type="string" calcext:value-type="string" table:number-columns-spanned="6" table:number-rows-spanned="1">
            <text:p>JSO</text:p>
          </table:table-cell>
          <table:covered-table-cell table:number-columns-repeated="5"/>
          <table:table-cell table:style-name="ce14" office:value-type="string" calcext:value-type="string" table:number-columns-spanned="6" table:number-rows-spanned="1">
            <text:p>Case 8 LPSR</text:p>
          </table:table-cell>
          <table:covered-table-cell table:number-columns-repeated="5"/>
          <table:table-cell table:style-name="ce14" office:value-type="string" calcext:value-type="string" table:number-columns-spanned="6" table:number-rows-spanned="1">
            <text:p>Case 8 with Local Search Normal, with probability of 0.1 and 10 reptitions by individual.</text:p>
          </table:table-cell>
          <table:covered-table-cell table:number-columns-repeated="5"/>
          <table:table-cell table:style-name="ce14" office:value-type="string" calcext:value-type="string" table:number-columns-spanned="6" table:number-rows-spanned="1">
            <text:p>Case 8 – variable D populations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/>
          <table:table-cell office:value-type="string" calcext:value-type="string">
            <text:p>Función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Mediana</text:p>
          </table:table-cell>
          <table:table-cell table:style-name="Default" office:value-type="string" calcext:value-type="string">
            <text:p>Media</text:p>
          </table:table-cell>
          <table:table-cell table:style-name="Default" office:value-type="string" calcext:value-type="string">
            <text:p>Std</text:p>
          </table:table-cell>
          <table:table-cell/>
          <table:table-cell office:value-type="string" calcext:value-type="string">
            <text:p>Función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Mediana</text:p>
          </table:table-cell>
          <table:table-cell table:style-name="Default" office:value-type="string" calcext:value-type="string">
            <text:p>Media</text:p>
          </table:table-cell>
          <table:table-cell table:style-name="Default" office:value-type="string" calcext:value-type="string">
            <text:p>Std</text:p>
          </table:table-cell>
          <table:table-cell/>
          <table:table-cell office:value-type="string" calcext:value-type="string">
            <text:p>Función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Mediana</text:p>
          </table:table-cell>
          <table:table-cell table:style-name="Default" office:value-type="string" calcext:value-type="string">
            <text:p>Media</text:p>
          </table:table-cell>
          <table:table-cell table:style-name="Default"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0" office:value-type="float" office:value="0" calcext:value-type="float">
            <text:p>0.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10" office:value-type="float" office:value="0" calcext:value-type="float">
            <text:p>0.0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office:value-type="float" office:value="3" calcext:value-type="float">
            <text:p>3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office:value-type="float" office:value="3" calcext:value-type="float">
            <text:p>3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office:value-type="float" office:value="3" calcext:value-type="float">
            <text:p>3</text:p>
          </table:table-cell>
          <table:table-cell table:number-columns-repeated="5" table:style-name="ce10" office:value-type="float" office:value="0" calcext:value-type="float">
            <text:p>0.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office:value-type="float" office:value="4" calcext:value-type="float">
            <text:p>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office:value-type="float" office:value="4" calcext:value-type="float">
            <text:p>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office:value-type="float" office:value="4" calcext:value-type="float">
            <text:p>4</text:p>
          </table:table-cell>
          <table:table-cell table:number-columns-repeated="5" table:style-name="ce10" office:value-type="float" office:value="0" calcext:value-type="float">
            <text:p>0.0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.98992" calcext:value-type="float">
            <text:p>1.9899</text:p>
          </table:table-cell>
          <table:table-cell table:style-name="ce10" office:value-type="float" office:value="0.994959" calcext:value-type="float">
            <text:p>0.9950</text:p>
          </table:table-cell>
          <table:table-cell table:style-name="ce10" office:value-type="float" office:value="0.9750603" calcext:value-type="float">
            <text:p>0.9751</text:p>
          </table:table-cell>
          <table:table-cell table:style-name="ce10" office:value-type="float" office:value="1.24724877369929" calcext:value-type="float">
            <text:p>1.2472</text:p>
          </table:table-cell>
          <table:table-cell office:value-type="float" office:value="5" calcext:value-type="float">
            <text:p>5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office:value-type="float" office:value="5" calcext:value-type="float">
            <text:p>5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office:value-type="float" office:value="5" calcext:value-type="float">
            <text:p>5</text:p>
          </table:table-cell>
          <table:table-cell table:number-columns-repeated="5" table:style-name="ce10" office:value-type="float" office:value="0" calcext:value-type="float">
            <text:p>0.0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office:value-type="float" office:value="6" calcext:value-type="float">
            <text:p>6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office:value-type="float" office:value="6" calcext:value-type="float">
            <text:p>6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office:value-type="float" office:value="6" calcext:value-type="float">
            <text:p>6</text:p>
          </table:table-cell>
          <table:table-cell table:number-columns-repeated="5" table:style-name="ce10" office:value-type="float" office:value="0" calcext:value-type="float">
            <text:p>0.0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0" office:value-type="float" office:value="10.7274" calcext:value-type="float">
            <text:p>10.7274</text:p>
          </table:table-cell>
          <table:table-cell table:style-name="ce10" office:value-type="float" office:value="12.4819" calcext:value-type="float">
            <text:p>12.4819</text:p>
          </table:table-cell>
          <table:table-cell table:style-name="ce10" office:value-type="float" office:value="11.5841" calcext:value-type="float">
            <text:p>11.5841</text:p>
          </table:table-cell>
          <table:table-cell table:style-name="ce10" office:value-type="float" office:value="11.609146" calcext:value-type="float">
            <text:p>11.6091</text:p>
          </table:table-cell>
          <table:table-cell table:style-name="ce10" office:value-type="float" office:value="0.453750839882284" calcext:value-type="float">
            <text:p>0.4538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3.94000000000005" calcext:value-type="float">
            <text:p>3.9400</text:p>
          </table:table-cell>
          <table:table-cell table:style-name="ce10" office:value-type="float" office:value="1.99000000000001" calcext:value-type="float">
            <text:p>1.9900</text:p>
          </table:table-cell>
          <table:table-cell table:style-name="ce10" office:value-type="float" office:value="1.94634" calcext:value-type="float">
            <text:p>1.9463</text:p>
          </table:table-cell>
          <table:table-cell table:style-name="ce10" office:value-type="float" office:value="0.752358726314274" calcext:value-type="float">
            <text:p>0.7524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4.702" calcext:value-type="float">
            <text:p>4.7020</text:p>
          </table:table-cell>
          <table:table-cell table:style-name="ce10" office:value-type="float" office:value="1.80700000000002" calcext:value-type="float">
            <text:p>1.8070</text:p>
          </table:table-cell>
          <table:table-cell table:style-name="ce10" office:value-type="float" office:value="1.95926" calcext:value-type="float">
            <text:p>1.9593</text:p>
          </table:table-cell>
          <table:table-cell table:style-name="ce10" office:value-type="float" office:value="1.23374909796711" calcext:value-type="float">
            <text:p>1.2337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3.94000000000005" calcext:value-type="float">
            <text:p>3.9400</text:p>
          </table:table-cell>
          <table:table-cell table:style-name="ce10" office:value-type="float" office:value="1.99000000000001" calcext:value-type="float">
            <text:p>1.9900</text:p>
          </table:table-cell>
          <table:table-cell table:style-name="ce10" office:value-type="float" office:value="1.94634" calcext:value-type="float">
            <text:p>1.9463</text:p>
          </table:table-cell>
          <table:table-cell table:style-name="ce10" office:value-type="float" office:value="0.752358726314274" calcext:value-type="float">
            <text:p>0.75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.98992" calcext:value-type="float">
            <text:p>1.9899</text:p>
          </table:table-cell>
          <table:table-cell table:style-name="ce10" office:value-type="float" office:value="0.994959" calcext:value-type="float">
            <text:p>0.9950</text:p>
          </table:table-cell>
          <table:table-cell table:style-name="ce10" office:value-type="float" office:value="1.13425382" calcext:value-type="float">
            <text:p>1.1343</text:p>
          </table:table-cell>
          <table:table-cell table:style-name="ce10" office:value-type="float" office:value="0.651354434425792" calcext:value-type="float">
            <text:p>0.6514</text:p>
          </table:table-cell>
          <table:table-cell office:value-type="float" office:value="8" calcext:value-type="float">
            <text:p>8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office:value-type="float" office:value="8" calcext:value-type="float">
            <text:p>8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office:value-type="float" office:value="8" calcext:value-type="float">
            <text:p>8</text:p>
          </table:table-cell>
          <table:table-cell table:number-columns-repeated="5" table:style-name="ce10" office:value-type="float" office:value="0" calcext:value-type="float">
            <text:p>0.0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office:value-type="float" office:value="9" calcext:value-type="float">
            <text:p>9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office:value-type="float" office:value="9" calcext:value-type="float">
            <text:p>9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office:value-type="float" office:value="9" calcext:value-type="float">
            <text:p>9</text:p>
          </table:table-cell>
          <table:table-cell table:number-columns-repeated="5" table:style-name="ce10" office:value-type="float" office:value="0" calcext:value-type="float">
            <text:p>0.0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125.21" calcext:value-type="float">
            <text:p>125.2100</text:p>
          </table:table-cell>
          <table:table-cell table:style-name="ce8" office:value-type="float" office:value="0.120000000000005" calcext:value-type="float">
            <text:p>0.1200</text:p>
          </table:table-cell>
          <table:table-cell table:style-name="ce8" office:value-type="float" office:value="8.14679999999999" calcext:value-type="float">
            <text:p>8.1468</text:p>
          </table:table-cell>
          <table:table-cell table:style-name="ce8" office:value-type="float" office:value="30.5326418170215" calcext:value-type="float">
            <text:p>30.532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.0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.15500000000003" calcext:value-type="float">
            <text:p>0.1550</text:p>
          </table:table-cell>
          <table:table-cell office:value-type="float" office:value="0.149000000000005" calcext:value-type="float">
            <text:p>0.1490</text:p>
          </table:table-cell>
          <table:table-cell office:value-type="float" office:value="0.115113076616767" calcext:value-type="float">
            <text:p>0.115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22.103" calcext:value-type="float">
            <text:p>122.1030</text:p>
          </table:table-cell>
          <table:table-cell table:style-name="ce10" office:value-type="float" office:value="3.41496" calcext:value-type="float">
            <text:p>3.4150</text:p>
          </table:table-cell>
          <table:table-cell table:style-name="ce10" office:value-type="float" office:value="5.58519006" calcext:value-type="float">
            <text:p>5.5852</text:p>
          </table:table-cell>
          <table:table-cell table:style-name="ce10" office:value-type="float" office:value="18.0947185519829" calcext:value-type="float">
            <text:p>18.0947</text:p>
          </table:table-cell>
          <table:table-cell office:value-type="float" office:value="10" calcext:value-type="float">
            <text:p>10</text:p>
          </table:table-cell>
          <table:table-cell table:style-name="ce10" office:value-type="float" office:value="0.120000000000005" calcext:value-type="float">
            <text:p>0.1200</text:p>
          </table:table-cell>
          <table:table-cell table:style-name="ce10" office:value-type="float" office:value="10.37" calcext:value-type="float">
            <text:p>10.3700</text:p>
          </table:table-cell>
          <table:table-cell table:style-name="ce10" office:value-type="float" office:value="3.53999999999996" calcext:value-type="float">
            <text:p>3.5400</text:p>
          </table:table-cell>
          <table:table-cell table:style-name="ce10" office:value-type="float" office:value="2.622" calcext:value-type="float">
            <text:p>2.6220</text:p>
          </table:table-cell>
          <table:table-cell table:style-name="ce10" office:value-type="float" office:value="3.15520625801424" calcext:value-type="float">
            <text:p>3.1552</text:p>
          </table:table-cell>
          <table:table-cell office:value-type="float" office:value="10" calcext:value-type="float">
            <text:p>1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7.08000000000004" calcext:value-type="float">
            <text:p>7.0800</text:p>
          </table:table-cell>
          <table:table-cell table:style-name="ce10" office:value-type="float" office:value="0.25" calcext:value-type="float">
            <text:p>0.2500</text:p>
          </table:table-cell>
          <table:table-cell table:style-name="ce10" office:value-type="float" office:value="1.2222" calcext:value-type="float">
            <text:p>1.2222</text:p>
          </table:table-cell>
          <table:table-cell table:style-name="ce10" office:value-type="float" office:value="2.87982673798549" calcext:value-type="float">
            <text:p>2.8798</text:p>
          </table:table-cell>
          <table:table-cell office:value-type="float" office:value="10" calcext:value-type="float">
            <text:p>10</text:p>
          </table:table-cell>
          <table:table-cell table:style-name="ce10" office:value-type="float" office:value="0.120000000000005" calcext:value-type="float">
            <text:p>0.1200</text:p>
          </table:table-cell>
          <table:table-cell table:style-name="ce10" office:value-type="float" office:value="10.37" calcext:value-type="float">
            <text:p>10.3700</text:p>
          </table:table-cell>
          <table:table-cell table:style-name="ce10" office:value-type="float" office:value="3.53999999999996" calcext:value-type="float">
            <text:p>3.5400</text:p>
          </table:table-cell>
          <table:table-cell table:style-name="ce10" office:value-type="float" office:value="2.622" calcext:value-type="float">
            <text:p>2.6220</text:p>
          </table:table-cell>
          <table:table-cell table:style-name="ce10" office:value-type="float" office:value="3.15520625801424" calcext:value-type="float">
            <text:p>3.155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office:value-type="float" office:value="11" calcext:value-type="float">
            <text:p>1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office:value-type="float" office:value="11" calcext:value-type="float">
            <text:p>1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office:value-type="float" office:value="11" calcext:value-type="float">
            <text:p>11</text:p>
          </table:table-cell>
          <table:table-cell table:number-columns-repeated="5" table:style-name="ce10" office:value-type="float" office:value="0" calcext:value-type="float">
            <text:p>0.00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20000000000073" calcext:value-type="float">
            <text:p>0.0042</text:p>
          </table:table-cell>
          <table:table-cell office:value-type="float" office:value="0.0300000000000052" calcext:value-type="float">
            <text:p>0.030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504000000000087" calcext:value-type="float">
            <text:p>0.0504</text:p>
          </table:table-cell>
          <table:table-cell office:value-type="float" office:value="0.103923048454151" calcext:value-type="float">
            <text:p>0.1039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208143" calcext:value-type="float">
            <text:p>0.2081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208143" calcext:value-type="float">
            <text:p>0.0208</text:p>
          </table:table-cell>
          <table:table-cell table:style-name="ce10" office:value-type="float" office:value="0.0664888424343913" calcext:value-type="float">
            <text:p>0.0665</text:p>
          </table:table-cell>
          <table:table-cell office:value-type="float" office:value="12" calcext:value-type="float">
            <text:p>12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420000000000073" calcext:value-type="float">
            <text:p>0.4200</text:p>
          </table:table-cell>
          <table:table-cell table:style-name="ce10" office:value-type="float" office:value="0.210000000000036" calcext:value-type="float">
            <text:p>0.2100</text:p>
          </table:table-cell>
          <table:table-cell table:style-name="ce10" office:value-type="float" office:value="0.17220000000003" calcext:value-type="float">
            <text:p>0.1722</text:p>
          </table:table-cell>
          <table:table-cell table:style-name="ce10" office:value-type="float" office:value="0.143874945699406" calcext:value-type="float">
            <text:p>0.1439</text:p>
          </table:table-cell>
          <table:table-cell office:value-type="float" office:value="12" calcext:value-type="float">
            <text:p>12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619999999999891" calcext:value-type="float">
            <text:p>0.6200</text:p>
          </table:table-cell>
          <table:table-cell table:style-name="ce10" office:value-type="float" office:value="0.210000000000036" calcext:value-type="float">
            <text:p>0.2100</text:p>
          </table:table-cell>
          <table:table-cell table:style-name="ce10" office:value-type="float" office:value="0.213800000000028" calcext:value-type="float">
            <text:p>0.2138</text:p>
          </table:table-cell>
          <table:table-cell table:style-name="ce10" office:value-type="float" office:value="0.181552263796958" calcext:value-type="float">
            <text:p>0.1816</text:p>
          </table:table-cell>
          <table:table-cell office:value-type="float" office:value="12" calcext:value-type="float">
            <text:p>12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420000000000073" calcext:value-type="float">
            <text:p>0.4200</text:p>
          </table:table-cell>
          <table:table-cell table:style-name="ce10" office:value-type="float" office:value="0.210000000000036" calcext:value-type="float">
            <text:p>0.2100</text:p>
          </table:table-cell>
          <table:table-cell table:style-name="ce10" office:value-type="float" office:value="0.17220000000003" calcext:value-type="float">
            <text:p>0.1722</text:p>
          </table:table-cell>
          <table:table-cell table:style-name="ce10" office:value-type="float" office:value="0.143874945699406" calcext:value-type="float">
            <text:p>0.143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2.98000000000002" calcext:value-type="float">
            <text:p>2.9800</text:p>
          </table:table-cell>
          <table:table-cell table:style-name="ce8" office:value-type="float" office:value="0.990000000000009" calcext:value-type="float">
            <text:p>0.9900</text:p>
          </table:table-cell>
          <table:table-cell table:style-name="ce8" office:value-type="float" office:value="0.634200000000005" calcext:value-type="float">
            <text:p>0.6342</text:p>
          </table:table-cell>
          <table:table-cell table:style-name="ce8" office:value-type="float" office:value="0.91810696989146" calcext:value-type="float">
            <text:p>0.9181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4.83714" calcext:value-type="float">
            <text:p>4.8371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.18081278" calcext:value-type="float">
            <text:p>1.1808</text:p>
          </table:table-cell>
          <table:table-cell table:style-name="ce10" office:value-type="float" office:value="4.23899660798272" calcext:value-type="float">
            <text:p>4.2390</text:p>
          </table:table-cell>
          <table:table-cell office:value-type="float" office:value="13" calcext:value-type="float">
            <text:p>13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office:value-type="float" office:value="13" calcext:value-type="float">
            <text:p>13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office:value-type="float" office:value="13" calcext:value-type="float">
            <text:p>13</text:p>
          </table:table-cell>
          <table:table-cell table:number-columns-repeated="5" table:style-name="ce10" office:value-type="float" office:value="0" calcext:value-type="float">
            <text:p>0.00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1.99000000000001" calcext:value-type="float">
            <text:p>1.9900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356800000000003" calcext:value-type="float">
            <text:p>0.3568</text:p>
          </table:table-cell>
          <table:table-cell table:style-name="ce8" office:value-type="float" office:value="0.664579044299815" calcext:value-type="float">
            <text:p>0.6646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office:value-type="float" office:value="14" calcext:value-type="float">
            <text:p>1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office:value-type="float" office:value="14" calcext:value-type="float">
            <text:p>1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office:value-type="float" office:value="14" calcext:value-type="float">
            <text:p>14</text:p>
          </table:table-cell>
          <table:table-cell table:number-columns-repeated="5" table:style-name="ce10" office:value-type="float" office:value="0" calcext:value-type="float">
            <text:p>0.00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381756" calcext:value-type="float">
            <text:p>0.3818</text:p>
          </table:table-cell>
          <table:table-cell table:style-name="ce10" office:value-type="float" office:value="0.0000004613395" calcext:value-type="float">
            <text:p>0.0000</text:p>
          </table:table-cell>
          <table:table-cell table:style-name="ce10" office:value-type="float" office:value="0.027686836002384" calcext:value-type="float">
            <text:p>0.0277</text:p>
          </table:table-cell>
          <table:table-cell table:style-name="ce10" office:value-type="float" office:value="0.0773077601726646" calcext:value-type="float">
            <text:p>0.0773</text:p>
          </table:table-cell>
          <table:table-cell office:value-type="float" office:value="15" calcext:value-type="float">
            <text:p>15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office:value-type="float" office:value="15" calcext:value-type="float">
            <text:p>15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0399999999999636" calcext:value-type="float">
            <text:p>0.0004</text:p>
          </table:table-cell>
          <table:table-cell table:style-name="ce10" office:value-type="float" office:value="0.00202030508910258" calcext:value-type="float">
            <text:p>0.0020</text:p>
          </table:table-cell>
          <table:table-cell office:value-type="float" office:value="15" calcext:value-type="float">
            <text:p>15</text:p>
          </table:table-cell>
          <table:table-cell table:number-columns-repeated="5" table:style-name="ce10" office:value-type="float" office:value="0" calcext:value-type="float">
            <text:p>0.00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11.1800000000001" calcext:value-type="float">
            <text:p>11.1800</text:p>
          </table:table-cell>
          <table:table-cell table:style-name="ce8" office:value-type="float" office:value="0.210000000000036" calcext:value-type="float">
            <text:p>0.2100</text:p>
          </table:table-cell>
          <table:table-cell table:style-name="ce8" office:value-type="float" office:value="0.404000000000028" calcext:value-type="float">
            <text:p>0.4040</text:p>
          </table:table-cell>
          <table:table-cell table:style-name="ce8" office:value-type="float" office:value="1.61471675661141" calcext:value-type="float">
            <text:p>1.614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756000000000131" calcext:value-type="float">
            <text:p>0.0756</text:p>
          </table:table-cell>
          <table:table-cell office:value-type="float" office:value="0.169705627484801" calcext:value-type="float">
            <text:p>0.169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378000000000066" calcext:value-type="float">
            <text:p>0.0378</text:p>
          </table:table-cell>
          <table:table-cell office:value-type="float" office:value="0.192093727123019" calcext:value-type="float">
            <text:p>0.192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20000000000073" calcext:value-type="float">
            <text:p>0.0042</text:p>
          </table:table-cell>
          <table:table-cell office:value-type="float" office:value="0.0300000000000052" calcext:value-type="float">
            <text:p>0.0300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style-name="ce10" office:value-type="float" office:value="0.000000966563" calcext:value-type="float">
            <text:p>0.0000</text:p>
          </table:table-cell>
          <table:table-cell table:style-name="ce10" office:value-type="float" office:value="0.499986" calcext:value-type="float">
            <text:p>0.5000</text:p>
          </table:table-cell>
          <table:table-cell table:style-name="ce10" office:value-type="float" office:value="0.010425595" calcext:value-type="float">
            <text:p>0.0104</text:p>
          </table:table-cell>
          <table:table-cell table:style-name="ce10" office:value-type="float" office:value="0.17469481100466" calcext:value-type="float">
            <text:p>0.1747</text:p>
          </table:table-cell>
          <table:table-cell table:style-name="ce10" office:value-type="float" office:value="0.270602805491977" calcext:value-type="float">
            <text:p>0.2706</text:p>
          </table:table-cell>
          <table:table-cell office:value-type="float" office:value="16" calcext:value-type="float">
            <text:p>16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210000000000036" calcext:value-type="float">
            <text:p>0.2100</text:p>
          </table:table-cell>
          <table:table-cell table:style-name="ce10" office:value-type="float" office:value="0.00499999999999545" calcext:value-type="float">
            <text:p>0.0050</text:p>
          </table:table-cell>
          <table:table-cell table:style-name="ce10" office:value-type="float" office:value="0.0119999999999936" calcext:value-type="float">
            <text:p>0.0120</text:p>
          </table:table-cell>
          <table:table-cell table:style-name="ce10" office:value-type="float" office:value="0.0309706905552557" calcext:value-type="float">
            <text:p>0.0310</text:p>
          </table:table-cell>
          <table:table-cell office:value-type="float" office:value="16" calcext:value-type="float">
            <text:p>16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299999999999727" calcext:value-type="float">
            <text:p>0.0300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.0115999999999895" calcext:value-type="float">
            <text:p>0.0116</text:p>
          </table:table-cell>
          <table:table-cell table:style-name="ce10" office:value-type="float" office:value="0.0153861851632274" calcext:value-type="float">
            <text:p>0.0154</text:p>
          </table:table-cell>
          <table:table-cell office:value-type="float" office:value="16" calcext:value-type="float">
            <text:p>16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210000000000036" calcext:value-type="float">
            <text:p>0.2100</text:p>
          </table:table-cell>
          <table:table-cell table:style-name="ce10" office:value-type="float" office:value="0.00499999999999545" calcext:value-type="float">
            <text:p>0.0050</text:p>
          </table:table-cell>
          <table:table-cell table:style-name="ce10" office:value-type="float" office:value="0.0119999999999936" calcext:value-type="float">
            <text:p>0.0120</text:p>
          </table:table-cell>
          <table:table-cell table:style-name="ce10" office:value-type="float" office:value="0.0309706905552557" calcext:value-type="float">
            <text:p>0.03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16.76" calcext:value-type="float">
            <text:p>16.7600</text:p>
          </table:table-cell>
          <table:table-cell table:style-name="ce8" office:value-type="float" office:value="0.154999999999973" calcext:value-type="float">
            <text:p>0.1550</text:p>
          </table:table-cell>
          <table:table-cell table:style-name="ce8" office:value-type="float" office:value="1.16819999999997" calcext:value-type="float">
            <text:p>1.1682</text:p>
          </table:table-cell>
          <table:table-cell table:style-name="ce8" office:value-type="float" office:value="4.15691040096279" calcext:value-type="float">
            <text:p>4.1569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style-name="ce10" office:value-type="float" office:value="0" calcext:value-type="float">
            <text:p>0.0000</text:p>
          </table:table-cell>
          <table:table-cell table:number-columns-repeated="2" table:style-name="ce10" office:value-type="float" office:value="0.0197293" calcext:value-type="float">
            <text:p>0.0197</text:p>
          </table:table-cell>
          <table:table-cell table:style-name="ce10" office:value-type="float" office:value="0.0110506392" calcext:value-type="float">
            <text:p>0.0111</text:p>
          </table:table-cell>
          <table:table-cell table:style-name="ce10" office:value-type="float" office:value="0.0147817126275705" calcext:value-type="float">
            <text:p>0.0148</text:p>
          </table:table-cell>
          <table:table-cell office:value-type="float" office:value="17" calcext:value-type="float">
            <text:p>17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office:value-type="float" office:value="17" calcext:value-type="float">
            <text:p>17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0199999999999818" calcext:value-type="float">
            <text:p>0.0002</text:p>
          </table:table-cell>
          <table:table-cell table:style-name="ce10" office:value-type="float" office:value="0.00142857142857013" calcext:value-type="float">
            <text:p>0.0014</text:p>
          </table:table-cell>
          <table:table-cell office:value-type="float" office:value="17" calcext:value-type="float">
            <text:p>17</text:p>
          </table:table-cell>
          <table:table-cell table:number-columns-repeated="5" table:style-name="ce10" office:value-type="float" office:value="0" calcext:value-type="float">
            <text:p>0.00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399999999999636" calcext:value-type="float">
            <text:p>0.0004</text:p>
          </table:table-cell>
          <table:table-cell office:value-type="float" office:value="0.00202030508910258" calcext:value-type="float">
            <text:p>0.002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9999999999818" calcext:value-type="float">
            <text:p>0.0002</text:p>
          </table:table-cell>
          <table:table-cell office:value-type="float" office:value="0.00142857142857013" calcext:value-type="float">
            <text:p>0.001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9999999999818" calcext:value-type="float">
            <text:p>0.0002</text:p>
          </table:table-cell>
          <table:table-cell office:value-type="float" office:value="0.00142857142857013" calcext:value-type="float">
            <text:p>0.0014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333868" calcext:value-type="float">
            <text:p>0.3339</text:p>
          </table:table-cell>
          <table:table-cell table:style-name="ce10" office:value-type="float" office:value="0.000000066078" calcext:value-type="float">
            <text:p>0.0000</text:p>
          </table:table-cell>
          <table:table-cell table:style-name="ce10" office:value-type="float" office:value="0.032699116546308" calcext:value-type="float">
            <text:p>0.0327</text:p>
          </table:table-cell>
          <table:table-cell table:style-name="ce10" office:value-type="float" office:value="0.0964287872378796" calcext:value-type="float">
            <text:p>0.0964</text:p>
          </table:table-cell>
          <table:table-cell office:value-type="float" office:value="18" calcext:value-type="float">
            <text:p>18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0999999999999091" calcext:value-type="float">
            <text:p>0.0010</text:p>
          </table:table-cell>
          <table:table-cell table:style-name="ce10" office:value-type="float" office:value="0.00319438282499679" calcext:value-type="float">
            <text:p>0.0032</text:p>
          </table:table-cell>
          <table:table-cell office:value-type="float" office:value="18" calcext:value-type="float">
            <text:p>18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179999999999836" calcext:value-type="float">
            <text:p>0.0018</text:p>
          </table:table-cell>
          <table:table-cell table:style-name="ce10" office:value-type="float" office:value="0.00428571428571039" calcext:value-type="float">
            <text:p>0.0043</text:p>
          </table:table-cell>
          <table:table-cell office:value-type="float" office:value="18" calcext:value-type="float">
            <text:p>18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0999999999999091" calcext:value-type="float">
            <text:p>0.0010</text:p>
          </table:table-cell>
          <table:table-cell table:style-name="ce10" office:value-type="float" office:value="0.00319438282499679" calcext:value-type="float">
            <text:p>0.003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0199999999999818" calcext:value-type="float">
            <text:p>0.0200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00159999999999854" calcext:value-type="float">
            <text:p>0.0016</text:p>
          </table:table-cell>
          <table:table-cell table:style-name="ce8" office:value-type="float" office:value="0.00534522483824363" calcext:value-type="float">
            <text:p>0.0053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97293" calcext:value-type="float">
            <text:p>0.0197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0394586" calcext:value-type="float">
            <text:p>0.0004</text:p>
          </table:table-cell>
          <table:table-cell table:style-name="ce10" office:value-type="float" office:value="0.00281847142857143" calcext:value-type="float">
            <text:p>0.0028</text:p>
          </table:table-cell>
          <table:table-cell office:value-type="float" office:value="19" calcext:value-type="float">
            <text:p>19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839999999999236" calcext:value-type="float">
            <text:p>0.0084</text:p>
          </table:table-cell>
          <table:table-cell table:style-name="ce10" office:value-type="float" office:value="0.0153861851632274" calcext:value-type="float">
            <text:p>0.0154</text:p>
          </table:table-cell>
          <table:table-cell office:value-type="float" office:value="19" calcext:value-type="float">
            <text:p>19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number-columns-repeated="2" table:style-name="ce10" office:value-type="float" office:value="0.00999999999999091" calcext:value-type="float">
            <text:p>0.0100</text:p>
          </table:table-cell>
          <table:table-cell table:style-name="ce10" office:value-type="float" office:value="0.0142857142857013" calcext:value-type="float">
            <text:p>0.0143</text:p>
          </table:table-cell>
          <table:table-cell office:value-type="float" office:value="19" calcext:value-type="float">
            <text:p>19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839999999999236" calcext:value-type="float">
            <text:p>0.0084</text:p>
          </table:table-cell>
          <table:table-cell table:style-name="ce10" office:value-type="float" office:value="0.0153861851632274" calcext:value-type="float">
            <text:p>0.015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16.76" calcext:value-type="float">
            <text:p>16.7600</text:p>
          </table:table-cell>
          <table:table-cell table:style-name="ce8" office:value-type="float" office:value="0.309999999999945" calcext:value-type="float">
            <text:p>0.3100</text:p>
          </table:table-cell>
          <table:table-cell table:style-name="ce8" office:value-type="float" office:value="0.718799999999946" calcext:value-type="float">
            <text:p>0.7188</text:p>
          </table:table-cell>
          <table:table-cell table:style-name="ce8" office:value-type="float" office:value="2.45924660771362" calcext:value-type="float">
            <text:p>2.459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" calcext:value-type="float">
            <text:p>0.0000</text:p>
          </table:table-cell>
          <table:table-cell office:value-type="float" office:value="0.068199999999988" calcext:value-type="float">
            <text:p>0.0682</text:p>
          </table:table-cell>
          <table:table-cell office:value-type="float" office:value="0.159674413627663" calcext:value-type="float">
            <text:p>0.1597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312173" calcext:value-type="float">
            <text:p>0.3122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312173" calcext:value-type="float">
            <text:p>0.0312</text:p>
          </table:table-cell>
          <table:table-cell table:style-name="ce10" office:value-type="float" office:value="0.0997200069628631" calcext:value-type="float">
            <text:p>0.0997</text:p>
          </table:table-cell>
          <table:table-cell office:value-type="float" office:value="20" calcext:value-type="float">
            <text:p>20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office:value-type="float" office:value="20" calcext:value-type="float">
            <text:p>20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office:value-type="float" office:value="20" calcext:value-type="float">
            <text:p>20</text:p>
          </table:table-cell>
          <table:table-cell table:number-columns-repeated="5" table:style-name="ce10" office:value-type="float" office:value="0" calcext:value-type="float">
            <text:p>0.00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8" office:value-type="float" office:value="100" calcext:value-type="float">
            <text:p>100.0000</text:p>
          </table:table-cell>
          <table:table-cell table:style-name="ce8" office:value-type="float" office:value="200" calcext:value-type="float">
            <text:p>200.0000</text:p>
          </table:table-cell>
          <table:table-cell table:number-columns-repeated="2" table:style-name="ce8" office:value-type="float" office:value="150" calcext:value-type="float">
            <text:p>150.0000</text:p>
          </table:table-cell>
          <table:table-cell table:style-name="ce8" office:value-type="float" office:value="71.4285714285714" calcext:value-type="float">
            <text:p>71.428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.0000</text:p>
          </table:table-cell>
          <table:table-cell office:value-type="float" office:value="200" calcext:value-type="float">
            <text:p>20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110" calcext:value-type="float">
            <text:p>110.0000</text:p>
          </table:table-cell>
          <table:table-cell office:value-type="float" office:value="31.943828249997" calcext:value-type="float">
            <text:p>31.943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98" calcext:value-type="float">
            <text:p>98.0000</text:p>
          </table:table-cell>
          <table:table-cell office:value-type="float" office:value="14.2857142857143" calcext:value-type="float">
            <text:p>14.285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98" calcext:value-type="float">
            <text:p>98.0000</text:p>
          </table:table-cell>
          <table:table-cell office:value-type="float" office:value="14.2857142857143" calcext:value-type="float">
            <text:p>14.2857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style-name="ce10" office:value-type="float" office:value="100" calcext:value-type="float">
            <text:p>100.0000</text:p>
          </table:table-cell>
          <table:table-cell table:style-name="ce10" office:value-type="float" office:value="204.833" calcext:value-type="float">
            <text:p>204.8330</text:p>
          </table:table-cell>
          <table:table-cell table:style-name="ce10" office:value-type="float" office:value="100" calcext:value-type="float">
            <text:p>100.0000</text:p>
          </table:table-cell>
          <table:table-cell table:style-name="ce10" office:value-type="float" office:value="132.97652" calcext:value-type="float">
            <text:p>132.9765</text:p>
          </table:table-cell>
          <table:table-cell table:style-name="ce10" office:value-type="float" office:value="58.8879591226649" calcext:value-type="float">
            <text:p>58.8880</text:p>
          </table:table-cell>
          <table:table-cell office:value-type="float" office:value="21" calcext:value-type="float">
            <text:p>2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office:value-type="float" office:value="21" calcext:value-type="float">
            <text:p>2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office:value-type="float" office:value="21" calcext:value-type="float">
            <text:p>21</text:p>
          </table:table-cell>
          <table:table-cell table:number-columns-repeated="5" table:style-name="ce10" office:value-type="float" office:value="0" calcext:value-type="float">
            <text:p>0.00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100.35" calcext:value-type="float">
            <text:p>100.3500</text:p>
          </table:table-cell>
          <table:table-cell table:style-name="ce8" office:value-type="float" office:value="100" calcext:value-type="float">
            <text:p>100.0000</text:p>
          </table:table-cell>
          <table:table-cell table:style-name="ce8" office:value-type="float" office:value="86.007" calcext:value-type="float">
            <text:p>86.0070</text:p>
          </table:table-cell>
          <table:table-cell table:style-name="ce8" office:value-type="float" office:value="37.7964803727996" calcext:value-type="float">
            <text:p>37.796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8" calcext:value-type="float">
            <text:p>38.0000</text:p>
          </table:table-cell>
          <table:table-cell office:value-type="float" office:value="62.2699849077239" calcext:value-type="float">
            <text:p>62.270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101.16" calcext:value-type="float">
            <text:p>101.1600</text:p>
          </table:table-cell>
          <table:table-cell office:value-type="float" office:value="0" calcext:value-type="float">
            <text:p>0.0000</text:p>
          </table:table-cell>
          <table:table-cell office:value-type="float" office:value="16.1268" calcext:value-type="float">
            <text:p>16.1268</text:p>
          </table:table-cell>
          <table:table-cell office:value-type="float" office:value="40.7264502629484" calcext:value-type="float">
            <text:p>40.726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100.76" calcext:value-type="float">
            <text:p>100.7600</text:p>
          </table:table-cell>
          <table:table-cell office:value-type="float" office:value="0" calcext:value-type="float">
            <text:p>0.0000</text:p>
          </table:table-cell>
          <table:table-cell office:value-type="float" office:value="2.0152" calcext:value-type="float">
            <text:p>2.0152</text:p>
          </table:table-cell>
          <table:table-cell office:value-type="float" office:value="14.3942857142857" calcext:value-type="float">
            <text:p>14.3943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style-name="ce10" office:value-type="float" office:value="25.162" calcext:value-type="float">
            <text:p>25.1620</text:p>
          </table:table-cell>
          <table:table-cell table:number-columns-repeated="2" table:style-name="ce10" office:value-type="float" office:value="100" calcext:value-type="float">
            <text:p>100.0000</text:p>
          </table:table-cell>
          <table:table-cell table:style-name="ce10" office:value-type="float" office:value="96.648482" calcext:value-type="float">
            <text:p>96.6485</text:p>
          </table:table-cell>
          <table:table-cell table:style-name="ce10" office:value-type="float" office:value="14.2153740824173" calcext:value-type="float">
            <text:p>14.2154</text:p>
          </table:table-cell>
          <table:table-cell office:value-type="float" office:value="22" calcext:value-type="float">
            <text:p>2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office:value-type="float" office:value="22" calcext:value-type="float">
            <text:p>2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office:value-type="float" office:value="22" calcext:value-type="float">
            <text:p>22</text:p>
          </table:table-cell>
          <table:table-cell table:number-columns-repeated="5" table:style-name="ce10" office:value-type="float" office:value="0" calcext:value-type="float">
            <text:p>0.00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 table:style-name="ce8" office:value-type="float" office:value="300" calcext:value-type="float">
            <text:p>300.0000</text:p>
          </table:table-cell>
          <table:table-cell table:style-name="ce8" office:value-type="float" office:value="0" calcext:value-type="float">
            <text:p>0.000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294" calcext:value-type="float">
            <text:p>294.0000</text:p>
          </table:table-cell>
          <table:table-cell office:value-type="float" office:value="42.8571428571429" calcext:value-type="float">
            <text:p>42.8571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4"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4"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4" table:style-name="ce10" office:value-type="float" office:value="300" calcext:value-type="float">
            <text:p>300.0000</text:p>
          </table:table-cell>
          <table:table-cell table:style-name="ce10" office:value-type="float" office:value="0" calcext:value-type="float">
            <text:p>0.0000</text:p>
          </table:table-cell>
          <table:table-cell office:value-type="float" office:value="23" calcext:value-type="float">
            <text:p>23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office:value-type="float" office:value="23" calcext:value-type="float">
            <text:p>23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office:value-type="float" office:value="23" calcext:value-type="float">
            <text:p>23</text:p>
          </table:table-cell>
          <table:table-cell table:number-columns-repeated="5" table:style-name="ce10" office:value-type="float" office:value="0" calcext:value-type="float">
            <text:p>0.00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8" office:value-type="float" office:value="0" calcext:value-type="float">
            <text:p>0.0000</text:p>
          </table:table-cell>
          <table:table-cell table:number-columns-repeated="2" table:style-name="ce8" office:value-type="float" office:value="300" calcext:value-type="float">
            <text:p>300.0000</text:p>
          </table:table-cell>
          <table:table-cell table:style-name="ce8" office:value-type="float" office:value="226" calcext:value-type="float">
            <text:p>226.0000</text:p>
          </table:table-cell>
          <table:table-cell table:style-name="ce8" office:value-type="float" office:value="162.254524165722" calcext:value-type="float">
            <text:p>162.254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128" calcext:value-type="float">
            <text:p>128.0000</text:p>
          </table:table-cell>
          <table:table-cell office:value-type="float" office:value="78.2460796435952" calcext:value-type="float">
            <text:p>78.246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94" calcext:value-type="float">
            <text:p>94.0000</text:p>
          </table:table-cell>
          <table:table-cell office:value-type="float" office:value="42.8571428571429" calcext:value-type="float">
            <text:p>42.857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90" calcext:value-type="float">
            <text:p>90.0000</text:p>
          </table:table-cell>
          <table:table-cell office:value-type="float" office:value="31.943828249997" calcext:value-type="float">
            <text:p>31.9438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330.941" calcext:value-type="float">
            <text:p>330.9410</text:p>
          </table:table-cell>
          <table:table-cell table:style-name="ce10" office:value-type="float" office:value="326.348" calcext:value-type="float">
            <text:p>326.3480</text:p>
          </table:table-cell>
          <table:table-cell table:style-name="ce10" office:value-type="float" office:value="249.48246" calcext:value-type="float">
            <text:p>249.4825</text:p>
          </table:table-cell>
          <table:table-cell table:style-name="ce10" office:value-type="float" office:value="186.327294291907" calcext:value-type="float">
            <text:p>186.3273</text:p>
          </table:table-cell>
          <table:table-cell office:value-type="float" office:value="24" calcext:value-type="float">
            <text:p>2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office:value-type="float" office:value="24" calcext:value-type="float">
            <text:p>2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office:value-type="float" office:value="24" calcext:value-type="float">
            <text:p>24</text:p>
          </table:table-cell>
          <table:table-cell table:number-columns-repeated="5" table:style-name="ce10" office:value-type="float" office:value="0" calcext:value-type="float">
            <text:p>0.00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8" office:value-type="float" office:value="100.03" calcext:value-type="float">
            <text:p>100.0300</text:p>
          </table:table-cell>
          <table:table-cell table:number-columns-repeated="2" table:style-name="ce8" office:value-type="float" office:value="397.74" calcext:value-type="float">
            <text:p>397.7400</text:p>
          </table:table-cell>
          <table:table-cell table:style-name="ce8" office:value-type="float" office:value="367.9712" calcext:value-type="float">
            <text:p>367.9712</text:p>
          </table:table-cell>
          <table:table-cell table:style-name="ce8" office:value-type="float" office:value="95.0929435996645" calcext:value-type="float">
            <text:p>95.092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.0000</text:p>
          </table:table-cell>
          <table:table-cell office:value-type="float" office:value="397.74" calcext:value-type="float">
            <text:p>397.74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29.7846" calcext:value-type="float">
            <text:p>129.7846</text:p>
          </table:table-cell>
          <table:table-cell office:value-type="float" office:value="95.1095551434861" calcext:value-type="float">
            <text:p>95.1096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style-name="ce10" office:value-type="float" office:value="397.743" calcext:value-type="float">
            <text:p>397.7430</text:p>
          </table:table-cell>
          <table:table-cell table:style-name="ce10" office:value-type="float" office:value="443.33" calcext:value-type="float">
            <text:p>443.3300</text:p>
          </table:table-cell>
          <table:table-cell table:style-name="ce10" office:value-type="float" office:value="398.009" calcext:value-type="float">
            <text:p>398.0090</text:p>
          </table:table-cell>
          <table:table-cell table:style-name="ce10" office:value-type="float" office:value="404.2901" calcext:value-type="float">
            <text:p>404.2901</text:p>
          </table:table-cell>
          <table:table-cell table:style-name="ce10" office:value-type="float" office:value="17.2315653753718" calcext:value-type="float">
            <text:p>17.2316</text:p>
          </table:table-cell>
          <table:table-cell office:value-type="float" office:value="25" calcext:value-type="float">
            <text:p>25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00" calcext:value-type="float">
            <text:p>100.00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4" calcext:value-type="float">
            <text:p>14.0000</text:p>
          </table:table-cell>
          <table:table-cell table:style-name="ce10" office:value-type="float" office:value="93.6776932043143" calcext:value-type="float">
            <text:p>93.6777</text:p>
          </table:table-cell>
          <table:table-cell office:value-type="float" office:value="25" calcext:value-type="float">
            <text:p>25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00" calcext:value-type="float">
            <text:p>100.00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46" calcext:value-type="float">
            <text:p>46.0000</text:p>
          </table:table-cell>
          <table:table-cell table:style-name="ce10" office:value-type="float" office:value="68.5118789044674" calcext:value-type="float">
            <text:p>68.5119</text:p>
          </table:table-cell>
          <table:table-cell office:value-type="float" office:value="25" calcext:value-type="float">
            <text:p>25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00" calcext:value-type="float">
            <text:p>100.00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4" calcext:value-type="float">
            <text:p>14.0000</text:p>
          </table:table-cell>
          <table:table-cell table:style-name="ce10" office:value-type="float" office:value="93.6776932043143" calcext:value-type="float">
            <text:p>93.677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8" office:value-type="float" office:value="0" calcext:value-type="float">
            <text:p>0.0000</text:p>
          </table:table-cell>
          <table:table-cell table:number-columns-repeated="2" table:style-name="ce8" office:value-type="float" office:value="300" calcext:value-type="float">
            <text:p>300.0000</text:p>
          </table:table-cell>
          <table:table-cell table:style-name="ce8" office:value-type="float" office:value="264" calcext:value-type="float">
            <text:p>264.0000</text:p>
          </table:table-cell>
          <table:table-cell table:style-name="ce8" office:value-type="float" office:value="98.9743318610787" calcext:value-type="float">
            <text:p>98.974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10" calcext:value-type="float">
            <text:p>110.0000</text:p>
          </table:table-cell>
          <table:table-cell office:value-type="float" office:value="234.30313524081" calcext:value-type="float">
            <text:p>234.3031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4" table:style-name="ce10" office:value-type="float" office:value="300" calcext:value-type="float">
            <text:p>300.0000</text:p>
          </table:table-cell>
          <table:table-cell table:style-name="ce10" office:value-type="float" office:value="0" calcext:value-type="float">
            <text:p>0.0000</text:p>
          </table:table-cell>
          <table:table-cell office:value-type="float" office:value="26" calcext:value-type="float">
            <text:p>26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office:value-type="float" office:value="26" calcext:value-type="float">
            <text:p>26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office:value-type="float" office:value="26" calcext:value-type="float">
            <text:p>26</text:p>
          </table:table-cell>
          <table:table-cell table:number-columns-repeated="5" table:style-name="ce10" office:value-type="float" office:value="0" calcext:value-type="float">
            <text:p>0.00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 table:style-name="ce8" office:value-type="float" office:value="386.89" calcext:value-type="float">
            <text:p>386.8900</text:p>
          </table:table-cell>
          <table:table-cell table:style-name="ce8" office:value-type="float" office:value="0" calcext:value-type="float">
            <text:p>0.0000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4"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4"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4"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style-name="ce10" office:value-type="float" office:value="389.006" calcext:value-type="float">
            <text:p>389.0060</text:p>
          </table:table-cell>
          <table:table-cell table:number-columns-repeated="2" table:style-name="ce10" office:value-type="float" office:value="389.518" calcext:value-type="float">
            <text:p>389.5180</text:p>
          </table:table-cell>
          <table:table-cell table:style-name="ce10" office:value-type="float" office:value="389.35416" calcext:value-type="float">
            <text:p>389.3542</text:p>
          </table:table-cell>
          <table:table-cell table:style-name="ce10" office:value-type="float" office:value="0.292571428571429" calcext:value-type="float">
            <text:p>0.2926</text:p>
          </table:table-cell>
          <table:table-cell office:value-type="float" office:value="27" calcext:value-type="float">
            <text:p>27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office:value-type="float" office:value="27" calcext:value-type="float">
            <text:p>27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382.95" calcext:value-type="float">
            <text:p>382.95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67.039" calcext:value-type="float">
            <text:p>67.0390</text:p>
          </table:table-cell>
          <table:table-cell table:style-name="ce10" office:value-type="float" office:value="348.875546592483" calcext:value-type="float">
            <text:p>348.8755</text:p>
          </table:table-cell>
          <table:table-cell office:value-type="float" office:value="27" calcext:value-type="float">
            <text:p>27</text:p>
          </table:table-cell>
          <table:table-cell table:number-columns-repeated="5" table:style-name="ce10" office:value-type="float" office:value="0" calcext:value-type="float">
            <text:p>0.00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8" office:value-type="float" office:value="0" calcext:value-type="float">
            <text:p>0.0000</text:p>
          </table:table-cell>
          <table:table-cell table:number-columns-repeated="2" table:style-name="ce8" office:value-type="float" office:value="300" calcext:value-type="float">
            <text:p>300.0000</text:p>
          </table:table-cell>
          <table:table-cell table:style-name="ce8" office:value-type="float" office:value="288" calcext:value-type="float">
            <text:p>288.0000</text:p>
          </table:table-cell>
          <table:table-cell table:style-name="ce8" office:value-type="float" office:value="60.6091526731326" calcext:value-type="float">
            <text:p>60.609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174" calcext:value-type="float">
            <text:p>174.0000</text:p>
          </table:table-cell>
          <table:table-cell office:value-type="float" office:value="230.792777448622" calcext:value-type="float">
            <text:p>230.7928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style-name="ce10" office:value-type="float" office:value="300" calcext:value-type="float">
            <text:p>300.0000</text:p>
          </table:table-cell>
          <table:table-cell table:style-name="ce10" office:value-type="float" office:value="583.745" calcext:value-type="float">
            <text:p>583.7450</text:p>
          </table:table-cell>
          <table:table-cell table:style-name="ce10" office:value-type="float" office:value="300" calcext:value-type="float">
            <text:p>300.0000</text:p>
          </table:table-cell>
          <table:table-cell table:style-name="ce10" office:value-type="float" office:value="316.03512" calcext:value-type="float">
            <text:p>316.0351</text:p>
          </table:table-cell>
          <table:table-cell table:style-name="ce10" office:value-type="float" office:value="62.0176148719714" calcext:value-type="float">
            <text:p>62.0176</text:p>
          </table:table-cell>
          <table:table-cell office:value-type="float" office:value="28" calcext:value-type="float">
            <text:p>28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office:value-type="float" office:value="28" calcext:value-type="float">
            <text:p>28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office:value-type="float" office:value="28" calcext:value-type="float">
            <text:p>28</text:p>
          </table:table-cell>
          <table:table-cell table:number-columns-repeated="5" table:style-name="ce10" office:value-type="float" office:value="0" calcext:value-type="float">
            <text:p>0.00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8" office:value-type="float" office:value="200" calcext:value-type="float">
            <text:p>200.0000</text:p>
          </table:table-cell>
          <table:table-cell table:style-name="ce8" office:value-type="float" office:value="225.8" calcext:value-type="float">
            <text:p>225.8000</text:p>
          </table:table-cell>
          <table:table-cell table:style-name="ce8" office:value-type="float" office:value="224.17" calcext:value-type="float">
            <text:p>224.1700</text:p>
          </table:table-cell>
          <table:table-cell table:style-name="ce8" office:value-type="float" office:value="220.7782" calcext:value-type="float">
            <text:p>220.7782</text:p>
          </table:table-cell>
          <table:table-cell table:style-name="ce8" office:value-type="float" office:value="7.22192876605965" calcext:value-type="float">
            <text:p>7.221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00" calcext:value-type="float">
            <text:p>200.0000</text:p>
          </table:table-cell>
          <table:table-cell office:value-type="float" office:value="225.43" calcext:value-type="float">
            <text:p>225.4300</text:p>
          </table:table-cell>
          <table:table-cell office:value-type="float" office:value="224.19" calcext:value-type="float">
            <text:p>224.1900</text:p>
          </table:table-cell>
          <table:table-cell office:value-type="float" office:value="221.317" calcext:value-type="float">
            <text:p>221.3170</text:p>
          </table:table-cell>
          <table:table-cell office:value-type="float" office:value="4.74175309869457" calcext:value-type="float">
            <text:p>4.741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6.02" calcext:value-type="float">
            <text:p>226.0200</text:p>
          </table:table-cell>
          <table:table-cell office:value-type="float" office:value="224.445" calcext:value-type="float">
            <text:p>224.4450</text:p>
          </table:table-cell>
          <table:table-cell office:value-type="float" office:value="220.9018" calcext:value-type="float">
            <text:p>220.9018</text:p>
          </table:table-cell>
          <table:table-cell office:value-type="float" office:value="13.1427278720351" calcext:value-type="float">
            <text:p>13.142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7.52" calcext:value-type="float">
            <text:p>227.5200</text:p>
          </table:table-cell>
          <table:table-cell office:value-type="float" office:value="225.7" calcext:value-type="float">
            <text:p>225.7000</text:p>
          </table:table-cell>
          <table:table-cell office:value-type="float" office:value="218.959" calcext:value-type="float">
            <text:p>218.9590</text:p>
          </table:table-cell>
          <table:table-cell office:value-type="float" office:value="20.3371813410305" calcext:value-type="float">
            <text:p>20.3372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style-name="ce10" office:value-type="float" office:value="223.562" calcext:value-type="float">
            <text:p>223.5620</text:p>
          </table:table-cell>
          <table:table-cell table:style-name="ce10" office:value-type="float" office:value="231.58" calcext:value-type="float">
            <text:p>231.5800</text:p>
          </table:table-cell>
          <table:table-cell table:style-name="ce10" office:value-type="float" office:value="227.944" calcext:value-type="float">
            <text:p>227.9440</text:p>
          </table:table-cell>
          <table:table-cell table:style-name="ce10" office:value-type="float" office:value="228.07898" calcext:value-type="float">
            <text:p>228.0790</text:p>
          </table:table-cell>
          <table:table-cell table:style-name="ce10" office:value-type="float" office:value="1.42861670642533" calcext:value-type="float">
            <text:p>1.4286</text:p>
          </table:table-cell>
          <table:table-cell office:value-type="float" office:value="29" calcext:value-type="float">
            <text:p>29</text:p>
          </table:table-cell>
          <table:table-cell table:style-name="ce10" office:value-type="float" office:value="145.49" calcext:value-type="float">
            <text:p>145.4900</text:p>
          </table:table-cell>
          <table:table-cell table:style-name="ce10" office:value-type="float" office:value="228.94" calcext:value-type="float">
            <text:p>228.9400</text:p>
          </table:table-cell>
          <table:table-cell table:style-name="ce10" office:value-type="float" office:value="152.34" calcext:value-type="float">
            <text:p>152.3400</text:p>
          </table:table-cell>
          <table:table-cell table:style-name="ce10" office:value-type="float" office:value="176.9438" calcext:value-type="float">
            <text:p>176.9438</text:p>
          </table:table-cell>
          <table:table-cell table:style-name="ce10" office:value-type="float" office:value="41.8196770647015" calcext:value-type="float">
            <text:p>41.8197</text:p>
          </table:table-cell>
          <table:table-cell office:value-type="float" office:value="29" calcext:value-type="float">
            <text:p>29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229.98" calcext:value-type="float">
            <text:p>229.9800</text:p>
          </table:table-cell>
          <table:table-cell table:style-name="ce10" office:value-type="float" office:value="197.2" calcext:value-type="float">
            <text:p>197.2000</text:p>
          </table:table-cell>
          <table:table-cell table:style-name="ce10" office:value-type="float" office:value="184.3986" calcext:value-type="float">
            <text:p>184.3986</text:p>
          </table:table-cell>
          <table:table-cell table:style-name="ce10" office:value-type="float" office:value="68.7319460079576" calcext:value-type="float">
            <text:p>68.7319</text:p>
          </table:table-cell>
          <table:table-cell office:value-type="float" office:value="29" calcext:value-type="float">
            <text:p>29</text:p>
          </table:table-cell>
          <table:table-cell table:style-name="ce10" office:value-type="float" office:value="145.49" calcext:value-type="float">
            <text:p>145.4900</text:p>
          </table:table-cell>
          <table:table-cell table:style-name="ce10" office:value-type="float" office:value="228.94" calcext:value-type="float">
            <text:p>228.9400</text:p>
          </table:table-cell>
          <table:table-cell table:style-name="ce10" office:value-type="float" office:value="152.34" calcext:value-type="float">
            <text:p>152.3400</text:p>
          </table:table-cell>
          <table:table-cell table:style-name="ce10" office:value-type="float" office:value="176.9438" calcext:value-type="float">
            <text:p>176.9438</text:p>
          </table:table-cell>
          <table:table-cell table:style-name="ce10" office:value-type="float" office:value="41.8196770647015" calcext:value-type="float">
            <text:p>41.819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8" office:value-type="float" office:value="394.5" calcext:value-type="float">
            <text:p>394.5000</text:p>
          </table:table-cell>
          <table:table-cell table:style-name="ce8" office:value-type="float" office:value="394.51" calcext:value-type="float">
            <text:p>394.5100</text:p>
          </table:table-cell>
          <table:table-cell table:style-name="ce8" office:value-type="float" office:value="394.5" calcext:value-type="float">
            <text:p>394.5000</text:p>
          </table:table-cell>
          <table:table-cell table:style-name="ce8" office:value-type="float" office:value="394.5006" calcext:value-type="float">
            <text:p>394.5006</text:p>
          </table:table-cell>
          <table:table-cell table:style-name="ce8" office:value-type="float" office:value="0.00247435829658098" calcext:value-type="float">
            <text:p>0.002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4.72" calcext:value-type="float">
            <text:p>394.7200</text:p>
          </table:table-cell>
          <table:table-cell office:value-type="float" office:value="394.52" calcext:value-type="float">
            <text:p>394.5200</text:p>
          </table:table-cell>
          <table:table-cell office:value-type="float" office:value="394.5522" calcext:value-type="float">
            <text:p>394.5522</text:p>
          </table:table-cell>
          <table:table-cell office:value-type="float" office:value="0.0940581669793603" calcext:value-type="float">
            <text:p>0.094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4.75" calcext:value-type="float">
            <text:p>394.7500</text:p>
          </table:table-cell>
          <table:table-cell office:value-type="float" office:value="394.57" calcext:value-type="float">
            <text:p>394.5700</text:p>
          </table:table-cell>
          <table:table-cell office:value-type="float" office:value="394.5806" calcext:value-type="float">
            <text:p>394.5806</text:p>
          </table:table-cell>
          <table:table-cell office:value-type="float" office:value="0.0764385841238485" calcext:value-type="float">
            <text:p>0.076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4.78" calcext:value-type="float">
            <text:p>394.7800</text:p>
          </table:table-cell>
          <table:table-cell office:value-type="float" office:value="394.525" calcext:value-type="float">
            <text:p>394.5250</text:p>
          </table:table-cell>
          <table:table-cell office:value-type="float" office:value="394.5754" calcext:value-type="float">
            <text:p>394.5754</text:p>
          </table:table-cell>
          <table:table-cell office:value-type="float" office:value="0.112621816134307" calcext:value-type="float">
            <text:p>0.1126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style-name="ce10" office:value-type="float" office:value="394.501" calcext:value-type="float">
            <text:p>394.5010</text:p>
          </table:table-cell>
          <table:table-cell table:style-name="ce10" office:value-type="float" office:value="394.665" calcext:value-type="float">
            <text:p>394.6650</text:p>
          </table:table-cell>
          <table:table-cell table:style-name="ce10" office:value-type="float" office:value="394.501" calcext:value-type="float">
            <text:p>394.5010</text:p>
          </table:table-cell>
          <table:table-cell table:style-name="ce10" office:value-type="float" office:value="394.5082" calcext:value-type="float">
            <text:p>394.5082</text:p>
          </table:table-cell>
          <table:table-cell table:style-name="ce10" office:value-type="float" office:value="0.0245190471566482" calcext:value-type="float">
            <text:p>0.0245</text:p>
          </table:table-cell>
          <table:table-cell office:value-type="float" office:value="30" calcext:value-type="float">
            <text:p>30</text:p>
          </table:table-cell>
          <table:table-cell table:style-name="ce10" office:value-type="float" office:value="394.5" calcext:value-type="float">
            <text:p>394.5000</text:p>
          </table:table-cell>
          <table:table-cell table:style-name="ce10" office:value-type="float" office:value="394.97" calcext:value-type="float">
            <text:p>394.9700</text:p>
          </table:table-cell>
          <table:table-cell table:style-name="ce10" office:value-type="float" office:value="394.67" calcext:value-type="float">
            <text:p>394.6700</text:p>
          </table:table-cell>
          <table:table-cell table:style-name="ce10" office:value-type="float" office:value="394.6602" calcext:value-type="float">
            <text:p>394.6602</text:p>
          </table:table-cell>
          <table:table-cell table:style-name="ce10" office:value-type="float" office:value="0.332458375482418" calcext:value-type="float">
            <text:p>0.3325</text:p>
          </table:table-cell>
          <table:table-cell office:value-type="float" office:value="30" calcext:value-type="float">
            <text:p>3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396.44" calcext:value-type="float">
            <text:p>396.4400</text:p>
          </table:table-cell>
          <table:table-cell table:style-name="ce10" office:value-type="float" office:value="394.46" calcext:value-type="float">
            <text:p>394.4600</text:p>
          </table:table-cell>
          <table:table-cell table:style-name="ce10" office:value-type="float" office:value="368.9772" calcext:value-type="float">
            <text:p>368.9772</text:p>
          </table:table-cell>
          <table:table-cell table:style-name="ce10" office:value-type="float" office:value="83.5352726428196" calcext:value-type="float">
            <text:p>83.5353</text:p>
          </table:table-cell>
          <table:table-cell office:value-type="float" office:value="30" calcext:value-type="float">
            <text:p>30</text:p>
          </table:table-cell>
          <table:table-cell table:style-name="ce10" office:value-type="float" office:value="394.5" calcext:value-type="float">
            <text:p>394.5000</text:p>
          </table:table-cell>
          <table:table-cell table:style-name="ce10" office:value-type="float" office:value="408.64" calcext:value-type="float">
            <text:p>408.6400</text:p>
          </table:table-cell>
          <table:table-cell table:style-name="ce10" office:value-type="float" office:value="394.69" calcext:value-type="float">
            <text:p>394.6900</text:p>
          </table:table-cell>
          <table:table-cell table:style-name="ce10" office:value-type="float" office:value="395.906" calcext:value-type="float">
            <text:p>395.9060</text:p>
          </table:table-cell>
          <table:table-cell table:style-name="ce10" office:value-type="float" office:value="3.13796177185655" calcext:value-type="float">
            <text:p>3.1380</text:p>
          </table:table-cell>
        </table:table-row>
        <table:table-row table:style-name="ro1">
          <table:table-cell/>
          <table:table-cell table:style-name="ce7" table:formula="of:=AVERAGE([.B3:.B32])" office:value-type="float" office:value="49.3806666666667" calcext:value-type="float">
            <text:p>49.3806666667</text:p>
          </table:table-cell>
          <table:table-cell table:style-name="ce7" table:formula="of:=AVERAGE([.C3:.C32])" office:value-type="float" office:value="102.673" calcext:value-type="float">
            <text:p>102.673</text:p>
          </table:table-cell>
          <table:table-cell table:style-name="ce7" table:formula="of:=AVERAGE([.D3:.D32])" office:value-type="float" office:value="95.1695" calcext:value-type="float">
            <text:p>95.1695</text:p>
          </table:table-cell>
          <table:table-cell table:style-name="ce7" table:formula="of:=AVERAGE([.E3:.E32])" office:value-type="float" office:value="89.85258" calcext:value-type="float">
            <text:p>89.85258</text:p>
          </table:table-cell>
          <table:table-cell table:style-name="ce7" table:formula="of:=AVERAGE([.F3:.F32])" office:value-type="float" office:value="19.1243984682221" calcext:value-type="float">
            <text:p>19.1243984682</text:p>
          </table:table-cell>
          <table:table-cell table:number-columns-repeated="2"/>
          <table:table-cell table:style-name="Default" table:formula="of:=AVERAGE([.I3:.I32])" office:value-type="float" office:value="39.3796666666667" calcext:value-type="float">
            <text:p>39.3796666667</text:p>
          </table:table-cell>
          <table:table-cell table:style-name="Default" table:formula="of:=AVERAGE([.J3:.J32])" office:value-type="float" office:value="96.854" calcext:value-type="float">
            <text:p>96.854</text:p>
          </table:table-cell>
          <table:table-cell table:style-name="Default" table:formula="of:=AVERAGE([.K3:.K32])" office:value-type="float" office:value="63.5203333333333" calcext:value-type="float">
            <text:p>63.5203333333</text:p>
          </table:table-cell>
          <table:table-cell table:style-name="Default" table:formula="of:=AVERAGE([.L3:.L32])" office:value-type="float" office:value="66.2229333333333" calcext:value-type="float">
            <text:p>66.2229333333</text:p>
          </table:table-cell>
          <table:table-cell table:style-name="Default" table:formula="of:=AVERAGE([.M3:.M32])" office:value-type="float" office:value="26.0229905034417" calcext:value-type="float">
            <text:p>26.0229905034</text:p>
          </table:table-cell>
          <table:table-cell table:number-columns-repeated="2"/>
          <table:table-cell table:style-name="Default" table:formula="of:=AVERAGE([.P3:.P32])" office:value-type="float" office:value="44.2293333333333" calcext:value-type="float">
            <text:p>44.2293333333</text:p>
          </table:table-cell>
          <table:table-cell table:style-name="Default" table:formula="of:=AVERAGE([.Q3:.Q32])" office:value-type="float" office:value="63.6416666666667" calcext:value-type="float">
            <text:p>63.6416666667</text:p>
          </table:table-cell>
          <table:table-cell table:style-name="Default" table:formula="of:=AVERAGE([.R3:.R32])" office:value-type="float" office:value="53.5301666666667" calcext:value-type="float">
            <text:p>53.5301666667</text:p>
          </table:table-cell>
          <table:table-cell table:style-name="Default" table:formula="of:=AVERAGE([.S3:.S32])" office:value-type="float" office:value="53.6847133333333" calcext:value-type="float">
            <text:p>53.6847133333</text:p>
          </table:table-cell>
          <table:table-cell table:style-name="Default" table:formula="of:=AVERAGE([.T3:.T32])" office:value-type="float" office:value="3.7103998720172" calcext:value-type="float">
            <text:p>3.710399872</text:p>
          </table:table-cell>
          <table:table-cell table:number-columns-repeated="2"/>
          <table:table-cell table:style-name="Default" table:formula="of:=AVERAGE([.W3:.W32])" office:value-type="float" office:value="44.2293333333333" calcext:value-type="float">
            <text:p>44.2293333333</text:p>
          </table:table-cell>
          <table:table-cell table:style-name="Default" table:formula="of:=AVERAGE([.X3:.X32])" office:value-type="float" office:value="57.023" calcext:value-type="float">
            <text:p>57.023</text:p>
          </table:table-cell>
          <table:table-cell table:style-name="Default" table:formula="of:=AVERAGE([.Y3:.Y32])" office:value-type="float" office:value="53.5756666666667" calcext:value-type="float">
            <text:p>53.5756666667</text:p>
          </table:table-cell>
          <table:table-cell table:style-name="Default" table:formula="of:=AVERAGE([.Z3:.Z32])" office:value-type="float" office:value="53.0214466666667" calcext:value-type="float">
            <text:p>53.0214466667</text:p>
          </table:table-cell>
          <table:table-cell table:style-name="Default" table:formula="of:=AVERAGE([.AA3:.AA32])" office:value-type="float" office:value="2.71080320345538" calcext:value-type="float">
            <text:p>2.7108032035</text:p>
          </table:table-cell>
          <table:table-cell table:number-columns-repeated="4"/>
          <table:table-cell table:formula="of:=AVERAGE([.AF3:.AF32])" office:value-type="float" office:value="81.3567133655521" calcext:value-type="float">
            <text:p>81.3567133656</text:p>
          </table:table-cell>
          <table:table-cell table:formula="of:=AVERAGE([.AG3:.AG32])" office:value-type="float" office:value="114.12630882" calcext:value-type="float">
            <text:p>114.12630882</text:p>
          </table:table-cell>
          <table:table-cell table:formula="of:=AVERAGE([.AH3:.AH32])" office:value-type="float" office:value="95.1113044474139" calcext:value-type="float">
            <text:p>95.1113044474</text:p>
          </table:table-cell>
          <table:table-cell table:formula="of:=AVERAGE([.AI3:.AI32])" office:value-type="float" office:value="94.4052347516251" calcext:value-type="float">
            <text:p>94.4052347516</text:p>
          </table:table-cell>
          <table:table-cell table:formula="of:=AVERAGE([.AJ3:.AJ32])" office:value-type="float" office:value="12.1913244173605" calcext:value-type="float">
            <text:p>12.1913244174</text:p>
          </table:table-cell>
          <table:table-cell/>
          <table:table-cell table:formula="of:=AVERAGE([.AL3:.AL32])" office:value-type="float" office:value="18.0036666666667" calcext:value-type="float">
            <text:p>18.0036666667</text:p>
          </table:table-cell>
          <table:table-cell table:formula="of:=AVERAGE([.AM3:.AM32])" office:value-type="float" office:value="24.6293333333333" calcext:value-type="float">
            <text:p>24.6293333333</text:p>
          </table:table-cell>
          <table:table-cell table:formula="of:=AVERAGE([.AN3:.AN32])" office:value-type="float" office:value="18.4251666666667" calcext:value-type="float">
            <text:p>18.4251666667</text:p>
          </table:table-cell>
          <table:table-cell table:formula="of:=AVERAGE([.AO3:.AO32])" office:value-type="float" office:value="19.6788646666667" calcext:value-type="float">
            <text:p>19.6788646667</text:p>
          </table:table-cell>
          <table:table-cell table:formula="of:=AVERAGE([.AP3:.AP32])" office:value-type="float" office:value="4.66436066110232" calcext:value-type="float">
            <text:p>4.6643606611</text:p>
          </table:table-cell>
          <table:table-cell/>
          <table:table-cell table:formula="of:=AVERAGE([.AR3:.AR32])" office:value-type="float" office:value="0" calcext:value-type="float">
            <text:p>0</text:p>
          </table:table-cell>
          <table:table-cell table:formula="of:=AVERAGE([.AS3:.AS32])" office:value-type="float" office:value="37.3950666666667" calcext:value-type="float">
            <text:p>37.3950666667</text:p>
          </table:table-cell>
          <table:table-cell table:formula="of:=AVERAGE([.AT3:.AT32])" office:value-type="float" office:value="19.7985666666667" calcext:value-type="float">
            <text:p>19.7985666667</text:p>
          </table:table-cell>
          <table:table-cell table:formula="of:=AVERAGE([.AU3:.AU32])" office:value-type="float" office:value="22.327802" calcext:value-type="float">
            <text:p>22.327802</text:p>
          </table:table-cell>
          <table:table-cell table:formula="of:=AVERAGE([.AV3:.AV32])" office:value-type="float" office:value="19.1329059579243" calcext:value-type="float">
            <text:p>19.1329059579</text:p>
          </table:table-cell>
          <table:table-cell/>
          <table:table-cell table:formula="of:=AVERAGE([.AX3:.AX32])" office:value-type="float" office:value="18.0036666666667" calcext:value-type="float">
            <text:p>18.0036666667</text:p>
          </table:table-cell>
          <table:table-cell table:formula="of:=AVERAGE([.AY3:.AY32])" office:value-type="float" office:value="25.085" calcext:value-type="float">
            <text:p>25.085</text:p>
          </table:table-cell>
          <table:table-cell table:formula="of:=AVERAGE([.AZ3:.AZ32])" office:value-type="float" office:value="18.4258333333333" calcext:value-type="float">
            <text:p>18.4258333333</text:p>
          </table:table-cell>
          <table:table-cell table:formula="of:=AVERAGE([.BA3:.BA32])" office:value-type="float" office:value="19.7203913333333" calcext:value-type="float">
            <text:p>19.7203913333</text:p>
          </table:table-cell>
          <table:table-cell table:formula="of:=AVERAGE([.BB3:.BB32])" office:value-type="float" office:value="4.75787744098146" calcext:value-type="float">
            <text:p>4.757877441</text:p>
          </table:table-cell>
        </table:table-row>
        <table:table-row table:style-name="ro1">
          <table:table-cell table:style-name="ce3"/>
          <table:table-cell table:style-name="ce9" table:number-columns-repeated="5"/>
          <table:table-cell table:style-name="ce13"/>
          <table:table-cell table:style-name="ce3"/>
          <table:table-cell table:style-name="ce9" table:number-columns-repeated="5"/>
          <table:table-cell table:style-name="ce13"/>
          <table:table-cell table:style-name="ce3"/>
          <table:table-cell table:style-name="ce9" table:number-columns-repeated="5"/>
          <table:table-cell table:style-name="ce13"/>
          <table:table-cell table:style-name="ce3"/>
          <table:table-cell table:style-name="ce9" table:number-columns-repeated="5"/>
          <table:table-cell table:style-name="ce13"/>
          <table:table-cell table:number-columns-repeated="16"/>
          <table:table-cell office:value-type="string" calcext:value-type="string">
            <text:p>AGAIN CORRECT BOUNDS...</text:p>
          </table:table-cell>
          <table:table-cell table:number-columns-repeated="9"/>
        </table:table-row>
        <table:table-row table:style-name="ro1">
          <table:table-cell table:style-name="ce4"/>
          <table:table-cell table:style-name="ce6" table:number-columns-repeated="5"/>
          <table:table-cell table:style-name="ce11"/>
          <table:table-cell table:style-name="ce4"/>
          <table:table-cell table:style-name="ce6" table:number-columns-repeated="5"/>
          <table:table-cell table:style-name="ce11"/>
          <table:table-cell table:style-name="ce4"/>
          <table:table-cell table:style-name="ce6" table:number-columns-repeated="5"/>
          <table:table-cell table:style-name="ce11"/>
          <table:table-cell table:style-name="ce4"/>
          <table:table-cell table:style-name="ce6" table:number-columns-repeated="5"/>
          <table:table-cell table:style-name="ce11"/>
          <table:table-cell table:number-columns-repeated="26"/>
        </table:table-row>
        <table:table-row table:style-name="ro1">
          <table:table-cell table:style-name="ce5" office:value-type="string" calcext:value-type="string" table:number-columns-spanned="6" table:number-rows-spanned="1">
            <text:p>Case 5 Distance factor = 0.4, population=5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Case 6 Distance factor = 0.4, population=25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Case 7 Distance factor = 0.4, population=50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Case 8 Distance factor = 0.4, population=1000</text:p>
          </table:table-cell>
          <table:covered-table-cell table:number-columns-repeated="5" table:style-name="Default"/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unción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Mediana</text:p>
          </table:table-cell>
          <table:table-cell table:style-name="Default" office:value-type="string" calcext:value-type="string">
            <text:p>Media</text:p>
          </table:table-cell>
          <table:table-cell table:style-name="Default" office:value-type="string" calcext:value-type="string">
            <text:p>Std</text:p>
          </table:table-cell>
          <table:table-cell/>
          <table:table-cell office:value-type="string" calcext:value-type="string">
            <text:p>Función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Mediana</text:p>
          </table:table-cell>
          <table:table-cell table:style-name="Default" office:value-type="string" calcext:value-type="string">
            <text:p>Media</text:p>
          </table:table-cell>
          <table:table-cell table:style-name="Default" office:value-type="string" calcext:value-type="string">
            <text:p>Std</text:p>
          </table:table-cell>
          <table:table-cell/>
          <table:table-cell office:value-type="string" calcext:value-type="string">
            <text:p>Función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Mediana</text:p>
          </table:table-cell>
          <table:table-cell table:style-name="Default" office:value-type="string" calcext:value-type="string">
            <text:p>Media</text:p>
          </table:table-cell>
          <table:table-cell table:style-name="Default" office:value-type="string" calcext:value-type="string">
            <text:p>Std</text:p>
          </table:table-cell>
          <table:table-cell/>
          <table:table-cell office:value-type="string" calcext:value-type="string">
            <text:p>Función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Mediana</text:p>
          </table:table-cell>
          <table:table-cell table:style-name="Default" office:value-type="string" calcext:value-type="string">
            <text:p>Media</text:p>
          </table:table-cell>
          <table:table-cell table:style-name="Default" office:value-type="string" calcext:value-type="string">
            <text:p>Std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0.00100000000000477" calcext:value-type="float">
            <text:p>0.0010</text:p>
          </table:table-cell>
          <table:table-cell office:value-type="float" office:value="0" calcext:value-type="float">
            <text:p>0.0000</text:p>
          </table:table-cell>
          <table:table-cell office:value-type="float" office:value="0.0000200000000000955" calcext:value-type="float">
            <text:p>0.0000</text:p>
          </table:table-cell>
          <table:table-cell office:value-type="float" office:value="0.000142857142857825" calcext:value-type="float">
            <text:p>0.00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.60199999999998" calcext:value-type="float">
            <text:p>3.602</text:p>
          </table:table-cell>
          <table:table-cell office:value-type="float" office:value="1.83100000000002" calcext:value-type="float">
            <text:p>1.831</text:p>
          </table:table-cell>
          <table:table-cell office:value-type="float" office:value="1.79696" calcext:value-type="float">
            <text:p>1.79696</text:p>
          </table:table-cell>
          <table:table-cell office:value-type="float" office:value="1.27516579154175" calcext:value-type="float">
            <text:p>1.2751657915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1.09822" calcext:value-type="float">
            <text:p>1.0982</text:p>
          </table:table-cell>
          <table:table-cell office:value-type="float" office:value="0.592753502128592" calcext:value-type="float">
            <text:p>0.592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3.94000000000005" calcext:value-type="float">
            <text:p>3.94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1.94634" calcext:value-type="float">
            <text:p>1.9463</text:p>
          </table:table-cell>
          <table:table-cell office:value-type="float" office:value="0.752358726314274" calcext:value-type="float">
            <text:p>0.752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7" calcext:value-type="float">
            <text:p>7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3.94000000000005" calcext:value-type="float">
            <text:p>3.9400</text:p>
          </table:table-cell>
          <table:table-cell table:style-name="ce10" office:value-type="float" office:value="1.99000000000001" calcext:value-type="float">
            <text:p>1.9900</text:p>
          </table:table-cell>
          <table:table-cell table:style-name="ce10" office:value-type="float" office:value="1.94634" calcext:value-type="float">
            <text:p>1.9463</text:p>
          </table:table-cell>
          <table:table-cell table:style-name="ce10" office:value-type="float" office:value="0.752358726314274" calcext:value-type="float">
            <text:p>0.7524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0.0599999999999454" calcext:value-type="float">
            <text:p>0.06</text:p>
          </table:table-cell>
          <table:table-cell office:value-type="float" office:value="3.60000000000002" calcext:value-type="float">
            <text:p>3.6</text:p>
          </table:table-cell>
          <table:table-cell office:value-type="float" office:value="0.370000000000005" calcext:value-type="float">
            <text:p>0.37</text:p>
          </table:table-cell>
          <table:table-cell office:value-type="float" office:value="1.21719999999999" calcext:value-type="float">
            <text:p>1.2172</text:p>
          </table:table-cell>
          <table:table-cell office:value-type="float" office:value="1.73466811505482" calcext:value-type="float">
            <text:p>1.7346681151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.0000</text:p>
          </table:table-cell>
          <table:table-cell office:value-type="float" office:value="11.64" calcext:value-type="float">
            <text:p>11.6400</text:p>
          </table:table-cell>
          <table:table-cell office:value-type="float" office:value="0.190000000000055" calcext:value-type="float">
            <text:p>0.1900</text:p>
          </table:table-cell>
          <table:table-cell office:value-type="float" office:value="1.3452" calcext:value-type="float">
            <text:p>1.3452</text:p>
          </table:table-cell>
          <table:table-cell office:value-type="float" office:value="2.68191524619165" calcext:value-type="float">
            <text:p>2.681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.0000</text:p>
          </table:table-cell>
          <table:table-cell office:value-type="float" office:value="0.190000000000055" calcext:value-type="float">
            <text:p>0.1900</text:p>
          </table:table-cell>
          <table:table-cell office:value-type="float" office:value="0" calcext:value-type="float">
            <text:p>0.0000</text:p>
          </table:table-cell>
          <table:table-cell office:value-type="float" office:value="0.0181999999999925" calcext:value-type="float">
            <text:p>0.0182</text:p>
          </table:table-cell>
          <table:table-cell office:value-type="float" office:value="0.0579408565447432" calcext:value-type="float">
            <text:p>0.057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3.65999999999997" calcext:value-type="float">
            <text:p>3.6600</text:p>
          </table:table-cell>
          <table:table-cell office:value-type="float" office:value="0.25" calcext:value-type="float">
            <text:p>0.2500</text:p>
          </table:table-cell>
          <table:table-cell office:value-type="float" office:value="0.487800000000007" calcext:value-type="float">
            <text:p>0.4878</text:p>
          </table:table-cell>
          <table:table-cell office:value-type="float" office:value="0.830594820054898" calcext:value-type="float">
            <text:p>0.830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10.37" calcext:value-type="float">
            <text:p>10.3700</text:p>
          </table:table-cell>
          <table:table-cell office:value-type="float" office:value="3.53999999999996" calcext:value-type="float">
            <text:p>3.5400</text:p>
          </table:table-cell>
          <table:table-cell office:value-type="float" office:value="2.622" calcext:value-type="float">
            <text:p>2.6220</text:p>
          </table:table-cell>
          <table:table-cell office:value-type="float" office:value="3.15520625801424" calcext:value-type="float">
            <text:p>3.155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619999999999891" calcext:value-type="float">
            <text:p>0.62</text:p>
          </table:table-cell>
          <table:table-cell office:value-type="float" office:value="0.210000000000036" calcext:value-type="float">
            <text:p>0.21</text:p>
          </table:table-cell>
          <table:table-cell office:value-type="float" office:value="0.205000000000018" calcext:value-type="float">
            <text:p>0.205</text:p>
          </table:table-cell>
          <table:table-cell office:value-type="float" office:value="0.284393375163243" calcext:value-type="float">
            <text:p>0.2843933752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10" office:value-type="float" office:value="0.120000000000005" calcext:value-type="float">
            <text:p>0.1200</text:p>
          </table:table-cell>
          <table:table-cell table:style-name="ce10" office:value-type="float" office:value="10.37" calcext:value-type="float">
            <text:p>10.3700</text:p>
          </table:table-cell>
          <table:table-cell table:style-name="ce10" office:value-type="float" office:value="3.53999999999996" calcext:value-type="float">
            <text:p>3.5400</text:p>
          </table:table-cell>
          <table:table-cell table:style-name="ce10" office:value-type="float" office:value="2.622" calcext:value-type="float">
            <text:p>2.6220</text:p>
          </table:table-cell>
          <table:table-cell table:style-name="ce10" office:value-type="float" office:value="3.15520625801424" calcext:value-type="float">
            <text:p>3.1552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430000000000064" calcext:value-type="float">
            <text:p>0.4300</text:p>
          </table:table-cell>
          <table:table-cell office:value-type="float" office:value="0.164999999999964" calcext:value-type="float">
            <text:p>0.1650</text:p>
          </table:table-cell>
          <table:table-cell office:value-type="float" office:value="0.129800000000018" calcext:value-type="float">
            <text:p>0.1298</text:p>
          </table:table-cell>
          <table:table-cell office:value-type="float" office:value="0.161655971313262" calcext:value-type="float">
            <text:p>0.161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93000000000029" calcext:value-type="float">
            <text:p>0.1930</text:p>
          </table:table-cell>
          <table:table-cell office:value-type="float" office:value="0.174443722285741" calcext:value-type="float">
            <text:p>0.174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7220000000003" calcext:value-type="float">
            <text:p>0.1722</text:p>
          </table:table-cell>
          <table:table-cell office:value-type="float" office:value="0.143874945699406" calcext:value-type="float">
            <text:p>0.1439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.00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0.990000000000009" calcext:value-type="float">
            <text:p>0.9900</text:p>
          </table:table-cell>
          <table:table-cell office:value-type="float" office:value="0.594800000000005" calcext:value-type="float">
            <text:p>0.5948</text:p>
          </table:table-cell>
          <table:table-cell office:value-type="float" office:value="0.873680929943506" calcext:value-type="float">
            <text:p>0.8737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420000000000073" calcext:value-type="float">
            <text:p>0.4200</text:p>
          </table:table-cell>
          <table:table-cell table:style-name="ce10" office:value-type="float" office:value="0.210000000000036" calcext:value-type="float">
            <text:p>0.2100</text:p>
          </table:table-cell>
          <table:table-cell table:style-name="ce10" office:value-type="float" office:value="0.17220000000003" calcext:value-type="float">
            <text:p>0.1722</text:p>
          </table:table-cell>
          <table:table-cell table:style-name="ce10" office:value-type="float" office:value="0.143874945699406" calcext:value-type="float">
            <text:p>0.1439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.0000</text:p>
          </table:table-cell>
          <table:table-cell office:value-type="float" office:value="0.990000000000009" calcext:value-type="float">
            <text:p>0.9900</text:p>
          </table:table-cell>
          <table:table-cell office:value-type="float" office:value="0" calcext:value-type="float">
            <text:p>0.0000</text:p>
          </table:table-cell>
          <table:table-cell office:value-type="float" office:value="0.0792000000000007" calcext:value-type="float">
            <text:p>0.0792</text:p>
          </table:table-cell>
          <table:table-cell office:value-type="float" office:value="0.282857142857145" calcext:value-type="float">
            <text:p>0.2829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0199999999999818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0639999999999418" calcext:value-type="float">
            <text:p>0.0064</text:p>
          </table:table-cell>
          <table:table-cell office:value-type="float" office:value="0.0112485826771495" calcext:value-type="float">
            <text:p>0.0112485827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9999999999818" calcext:value-type="float">
            <text:p>0.0002</text:p>
          </table:table-cell>
          <table:table-cell office:value-type="float" office:value="0.00142857142857013" calcext:value-type="float">
            <text:p>0.0014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" calcext:value-type="float">
            <text:p>0.0000</text:p>
          </table:table-cell>
          <table:table-cell office:value-type="float" office:value="0.11340000000002" calcext:value-type="float">
            <text:p>0.1134</text:p>
          </table:table-cell>
          <table:table-cell office:value-type="float" office:value="0.172336879396171" calcext:value-type="float">
            <text:p>0.172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594000000000096" calcext:value-type="float">
            <text:p>0.0594</text:p>
          </table:table-cell>
          <table:table-cell office:value-type="float" office:value="0.112276989846468" calcext:value-type="float">
            <text:p>0.112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30000000000018" calcext:value-type="float">
            <text:p>0.2300</text:p>
          </table:table-cell>
          <table:table-cell office:value-type="float" office:value="0" calcext:value-type="float">
            <text:p>0.0000</text:p>
          </table:table-cell>
          <table:table-cell office:value-type="float" office:value="0.0312000000000035" calcext:value-type="float">
            <text:p>0.0312</text:p>
          </table:table-cell>
          <table:table-cell office:value-type="float" office:value="0.0772486047691338" calcext:value-type="float">
            <text:p>0.077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00499999999999545" calcext:value-type="float">
            <text:p>0.0050</text:p>
          </table:table-cell>
          <table:table-cell office:value-type="float" office:value="0.0119999999999936" calcext:value-type="float">
            <text:p>0.0120</text:p>
          </table:table-cell>
          <table:table-cell office:value-type="float" office:value="0.0309706905552557" calcext:value-type="float">
            <text:p>0.031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0099999999999909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0799999999999272" calcext:value-type="float">
            <text:p>0.0008</text:p>
          </table:table-cell>
          <table:table-cell office:value-type="float" office:value="0.00285714285714026" calcext:value-type="float">
            <text:p>0.0028571429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210000000000036" calcext:value-type="float">
            <text:p>0.2100</text:p>
          </table:table-cell>
          <table:table-cell table:style-name="ce10" office:value-type="float" office:value="0.00499999999999545" calcext:value-type="float">
            <text:p>0.0050</text:p>
          </table:table-cell>
          <table:table-cell table:style-name="ce10" office:value-type="float" office:value="0.0119999999999936" calcext:value-type="float">
            <text:p>0.0120</text:p>
          </table:table-cell>
          <table:table-cell table:style-name="ce10" office:value-type="float" office:value="0.0309706905552557" calcext:value-type="float">
            <text:p>0.0310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0199999999999818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0559999999999491" calcext:value-type="float">
            <text:p>0.0056</text:p>
          </table:table-cell>
          <table:table-cell office:value-type="float" office:value="0.0106904496764873" calcext:value-type="float">
            <text:p>0.0106904497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399999999999636" calcext:value-type="float">
            <text:p>0.0004</text:p>
          </table:table-cell>
          <table:table-cell office:value-type="float" office:value="0.00202030508910258" calcext:value-type="float">
            <text:p>0.002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199999999998" calcext:value-type="float">
            <text:p>0.0022</text:p>
          </table:table-cell>
          <table:table-cell office:value-type="float" office:value="0.00553283335171985" calcext:value-type="float">
            <text:p>0.005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599999999999454" calcext:value-type="float">
            <text:p>0.0006</text:p>
          </table:table-cell>
          <table:table-cell office:value-type="float" office:value="0.00247435829652472" calcext:value-type="float">
            <text:p>0.002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999999999999091" calcext:value-type="float">
            <text:p>0.0010</text:p>
          </table:table-cell>
          <table:table-cell office:value-type="float" office:value="0.00319438282499679" calcext:value-type="float">
            <text:p>0.0032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59999999999764" calcext:value-type="float">
            <text:p>0.0026</text:p>
          </table:table-cell>
          <table:table-cell office:value-type="float" office:value="0.00714285714285065" calcext:value-type="float">
            <text:p>0.007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839999999999236" calcext:value-type="float">
            <text:p>0.0084</text:p>
          </table:table-cell>
          <table:table-cell office:value-type="float" office:value="0.0153861851632274" calcext:value-type="float">
            <text:p>0.0154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0999999999999091" calcext:value-type="float">
            <text:p>0.0010</text:p>
          </table:table-cell>
          <table:table-cell table:style-name="ce10" office:value-type="float" office:value="0.00319438282499679" calcext:value-type="float">
            <text:p>0.0032</text:p>
          </table:table-cell>
          <table:table-cell table:number-columns-repeated="8"/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839999999999236" calcext:value-type="float">
            <text:p>0.0084</text:p>
          </table:table-cell>
          <table:table-cell table:style-name="ce10" office:value-type="float" office:value="0.0153861851632274" calcext:value-type="float">
            <text:p>0.0154</text:p>
          </table:table-cell>
          <table:table-cell table:number-columns-repeated="8"/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4" calcext:value-type="float">
            <text:p>4.0000</text:p>
          </table:table-cell>
          <table:table-cell office:value-type="float" office:value="20.2030508910442" calcext:value-type="float">
            <text:p>20.2031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number-columns-repeated="8"/>
          <table:table-cell office:value-type="float" office:value="23" calcext:value-type="float">
            <text:p>2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number-columns-repeated="8"/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224.0002" calcext:value-type="float">
            <text:p>224.0002</text:p>
          </table:table-cell>
          <table:table-cell office:value-type="float" office:value="151.185519235576" calcext:value-type="float">
            <text:p>151.185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42" calcext:value-type="float">
            <text:p>42.0000</text:p>
          </table:table-cell>
          <table:table-cell office:value-type="float" office:value="113.389341902768" calcext:value-type="float">
            <text:p>113.389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2" calcext:value-type="float">
            <text:p>12.0000</text:p>
          </table:table-cell>
          <table:table-cell office:value-type="float" office:value="60.6091526731326" calcext:value-type="float">
            <text:p>60.6092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number-columns-repeated="8"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84.5154254728517" calcext:value-type="float">
            <text:p>84.5154254729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64.0014" calcext:value-type="float">
            <text:p>64.0014</text:p>
          </table:table-cell>
          <table:table-cell office:value-type="float" office:value="80.8041224827301" calcext:value-type="float">
            <text:p>80.8041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number-columns-repeated="8"/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09" calcext:value-type="float">
            <text:p>100.09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4.01380000000008" calcext:value-type="float">
            <text:p>4.0138</text:p>
          </table:table-cell>
          <table:table-cell office:value-type="float" office:value="20.2171978215356" calcext:value-type="float">
            <text:p>20.217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03" calcext:value-type="float">
            <text:p>100.0300</text:p>
          </table:table-cell>
          <table:table-cell office:value-type="float" office:value="0" calcext:value-type="float">
            <text:p>0.0000</text:p>
          </table:table-cell>
          <table:table-cell office:value-type="float" office:value="6.00140000000001" calcext:value-type="float">
            <text:p>6.0014</text:p>
          </table:table-cell>
          <table:table-cell office:value-type="float" office:value="24.7493565779075" calcext:value-type="float">
            <text:p>24.749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2" calcext:value-type="float">
            <text:p>12.0000</text:p>
          </table:table-cell>
          <table:table-cell office:value-type="float" office:value="34.9927106111883" calcext:value-type="float">
            <text:p>34.992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4" calcext:value-type="float">
            <text:p>14.0000</text:p>
          </table:table-cell>
          <table:table-cell office:value-type="float" office:value="93.6776932043143" calcext:value-type="float">
            <text:p>93.6777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number-columns-repeated="8"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86.89" calcext:value-type="float">
            <text:p>386.89</text:p>
          </table:table-cell>
          <table:table-cell office:value-type="float" office:value="0" calcext:value-type="float">
            <text:p>0</text:p>
          </table:table-cell>
          <table:table-cell office:value-type="float" office:value="46.4268" calcext:value-type="float">
            <text:p>46.4268</text:p>
          </table:table-cell>
          <table:table-cell office:value-type="float" office:value="135.383298083626" calcext:value-type="float">
            <text:p>135.3832980836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.0000</text:p>
          </table:table-cell>
          <table:table-cell office:value-type="float" office:value="0.0300000000002001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520000000008622" calcext:value-type="float">
            <text:p>0.0052</text:p>
          </table:table-cell>
          <table:table-cell office:value-type="float" office:value="0.00857142857153988" calcext:value-type="float">
            <text:p>0.0086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00" calcext:value-type="float">
            <text:p>100.00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4" calcext:value-type="float">
            <text:p>14.0000</text:p>
          </table:table-cell>
          <table:table-cell table:style-name="ce10" office:value-type="float" office:value="93.6776932043143" calcext:value-type="float">
            <text:p>93.6777</text:p>
          </table:table-cell>
          <table:table-cell table:number-columns-repeated="8"/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300000000002001" calcext:value-type="float">
            <text:p>0.0300</text:p>
          </table:table-cell>
          <table:table-cell table:number-columns-repeated="2" office:value-type="float" office:value="386.89" calcext:value-type="float">
            <text:p>386.8900</text:p>
          </table:table-cell>
          <table:table-cell office:value-type="float" office:value="379.1528" calcext:value-type="float">
            <text:p>379.1528</text:p>
          </table:table-cell>
          <table:table-cell office:value-type="float" office:value="55.2657142857142" calcext:value-type="float">
            <text:p>55.265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97.4738" calcext:value-type="float">
            <text:p>97.4738</text:p>
          </table:table-cell>
          <table:table-cell office:value-type="float" office:value="336.497597416901" calcext:value-type="float">
            <text:p>336.497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38.166" calcext:value-type="float">
            <text:p>38.1660</text:p>
          </table:table-cell>
          <table:table-cell office:value-type="float" office:value="121.962593462429" calcext:value-type="float">
            <text:p>121.9626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number-columns-repeated="8"/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</text:p>
          </table:table-cell>
          <table:table-cell office:value-type="float" office:value="228.8" calcext:value-type="float">
            <text:p>228.8</text:p>
          </table:table-cell>
          <table:table-cell office:value-type="float" office:value="162.07" calcext:value-type="float">
            <text:p>162.07</text:p>
          </table:table-cell>
          <table:table-cell office:value-type="float" office:value="177.5738" calcext:value-type="float">
            <text:p>177.5738</text:p>
          </table:table-cell>
          <table:table-cell office:value-type="float" office:value="45.8080342075403" calcext:value-type="float">
            <text:p>45.8080342075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0500000000010914" calcext:value-type="float">
            <text:p>0.0050</text:p>
          </table:table-cell>
          <table:table-cell office:value-type="float" office:value="0.00560000000009495" calcext:value-type="float">
            <text:p>0.0056</text:p>
          </table:table-cell>
          <table:table-cell office:value-type="float" office:value="0.00755928946031272" calcext:value-type="float">
            <text:p>0.0076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</text:p>
          </table:table-cell>
          <table:table-cell office:value-type="float" office:value="395.15" calcext:value-type="float">
            <text:p>395.15</text:p>
          </table:table-cell>
          <table:table-cell office:value-type="float" office:value="394.67" calcext:value-type="float">
            <text:p>394.67</text:p>
          </table:table-cell>
          <table:table-cell office:value-type="float" office:value="394.6678" calcext:value-type="float">
            <text:p>394.6678</text:p>
          </table:table-cell>
          <table:table-cell office:value-type="float" office:value="0.151084514799574" calcext:value-type="float">
            <text:p>0.1510845148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5.99" calcext:value-type="float">
            <text:p>225.9900</text:p>
          </table:table-cell>
          <table:table-cell office:value-type="float" office:value="208.455" calcext:value-type="float">
            <text:p>208.4550</text:p>
          </table:table-cell>
          <table:table-cell office:value-type="float" office:value="200.6644" calcext:value-type="float">
            <text:p>200.6644</text:p>
          </table:table-cell>
          <table:table-cell office:value-type="float" office:value="62.4790419064749" calcext:value-type="float">
            <text:p>62.479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7.56" calcext:value-type="float">
            <text:p>227.5600</text:p>
          </table:table-cell>
          <table:table-cell office:value-type="float" office:value="215.895" calcext:value-type="float">
            <text:p>215.8950</text:p>
          </table:table-cell>
          <table:table-cell office:value-type="float" office:value="202.5982" calcext:value-type="float">
            <text:p>202.5982</text:p>
          </table:table-cell>
          <table:table-cell office:value-type="float" office:value="38.6628029063003" calcext:value-type="float">
            <text:p>38.662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9.81" calcext:value-type="float">
            <text:p>229.8100</text:p>
          </table:table-cell>
          <table:table-cell office:value-type="float" office:value="201.29" calcext:value-type="float">
            <text:p>201.2900</text:p>
          </table:table-cell>
          <table:table-cell office:value-type="float" office:value="186.2188" calcext:value-type="float">
            <text:p>186.2188</text:p>
          </table:table-cell>
          <table:table-cell office:value-type="float" office:value="37.6968498656841" calcext:value-type="float">
            <text:p>37.696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8.94" calcext:value-type="float">
            <text:p>228.9400</text:p>
          </table:table-cell>
          <table:table-cell office:value-type="float" office:value="152.34" calcext:value-type="float">
            <text:p>152.3400</text:p>
          </table:table-cell>
          <table:table-cell office:value-type="float" office:value="176.9438" calcext:value-type="float">
            <text:p>176.9438</text:p>
          </table:table-cell>
          <table:table-cell office:value-type="float" office:value="41.8196770647015" calcext:value-type="float">
            <text:p>41.8197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number-columns-repeated="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4.52" calcext:value-type="float">
            <text:p>394.5200</text:p>
          </table:table-cell>
          <table:table-cell office:value-type="float" office:value="394.72" calcext:value-type="float">
            <text:p>394.7200</text:p>
          </table:table-cell>
          <table:table-cell office:value-type="float" office:value="394.56" calcext:value-type="float">
            <text:p>394.5600</text:p>
          </table:table-cell>
          <table:table-cell office:value-type="float" office:value="394.5786" calcext:value-type="float">
            <text:p>394.5786</text:p>
          </table:table-cell>
          <table:table-cell office:value-type="float" office:value="0.0695319629920569" calcext:value-type="float">
            <text:p>0.069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.25" calcext:value-type="float">
            <text:p>395.2500</text:p>
          </table:table-cell>
          <table:table-cell office:value-type="float" office:value="394.7" calcext:value-type="float">
            <text:p>394.7000</text:p>
          </table:table-cell>
          <table:table-cell office:value-type="float" office:value="394.7426" calcext:value-type="float">
            <text:p>394.7426</text:p>
          </table:table-cell>
          <table:table-cell office:value-type="float" office:value="0.162210495646774" calcext:value-type="float">
            <text:p>0.162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" calcext:value-type="float">
            <text:p>395.0000</text:p>
          </table:table-cell>
          <table:table-cell office:value-type="float" office:value="394.67" calcext:value-type="float">
            <text:p>394.6700</text:p>
          </table:table-cell>
          <table:table-cell office:value-type="float" office:value="394.6614" calcext:value-type="float">
            <text:p>394.6614</text:p>
          </table:table-cell>
          <table:table-cell office:value-type="float" office:value="0.135307661517366" calcext:value-type="float">
            <text:p>0.135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4.97" calcext:value-type="float">
            <text:p>394.9700</text:p>
          </table:table-cell>
          <table:table-cell office:value-type="float" office:value="394.67" calcext:value-type="float">
            <text:p>394.6700</text:p>
          </table:table-cell>
          <table:table-cell office:value-type="float" office:value="394.6602" calcext:value-type="float">
            <text:p>394.6602</text:p>
          </table:table-cell>
          <table:table-cell office:value-type="float" office:value="0.332458375482418" calcext:value-type="float">
            <text:p>0.3325</text:p>
          </table:table-cell>
          <table:table-cell/>
          <table:table-cell office:value-type="float" office:value="29" calcext:value-type="float">
            <text:p>29</text:p>
          </table:table-cell>
          <table:table-cell table:style-name="ce10" office:value-type="float" office:value="145.49" calcext:value-type="float">
            <text:p>145.4900</text:p>
          </table:table-cell>
          <table:table-cell table:style-name="ce10" office:value-type="float" office:value="228.94" calcext:value-type="float">
            <text:p>228.9400</text:p>
          </table:table-cell>
          <table:table-cell table:style-name="ce10" office:value-type="float" office:value="152.34" calcext:value-type="float">
            <text:p>152.3400</text:p>
          </table:table-cell>
          <table:table-cell table:style-name="ce10" office:value-type="float" office:value="176.9438" calcext:value-type="float">
            <text:p>176.9438</text:p>
          </table:table-cell>
          <table:table-cell table:style-name="ce10" office:value-type="float" office:value="41.8196770647015" calcext:value-type="float">
            <text:p>41.8197</text:p>
          </table:table-cell>
          <table:table-cell table:number-columns-repeated="20"/>
        </table:table-row>
        <table:table-row table:style-name="ro1">
          <table:table-cell/>
          <table:table-cell table:style-name="Default" table:formula="of:=AVERAGE([.B38:.B67])" office:value-type="float" office:value="18.0013333333333" calcext:value-type="float">
            <text:p>18.0013333333</text:p>
          </table:table-cell>
          <table:table-cell table:style-name="Default" table:formula="of:=AVERAGE([.C38:.C67])" office:value-type="float" office:value="54.0930333333333" calcext:value-type="float">
            <text:p>54.0930333333</text:p>
          </table:table-cell>
          <table:table-cell table:style-name="Default" table:formula="of:=AVERAGE([.D38:.D67])" office:value-type="float" office:value="46.37" calcext:value-type="float">
            <text:p>46.37</text:p>
          </table:table-cell>
          <table:table-cell table:style-name="Default" table:formula="of:=AVERAGE([.E38:.E67])" office:value-type="float" office:value="42.4185006666667" calcext:value-type="float">
            <text:p>42.4185006667</text:p>
          </table:table-cell>
          <table:table-cell table:style-name="Default" table:formula="of:=AVERAGE([.F38:.F67])" office:value-type="float" office:value="13.1417754221573" calcext:value-type="float">
            <text:p>13.1417754222</text:p>
          </table:table-cell>
          <table:table-cell table:number-columns-repeated="2"/>
          <table:table-cell table:style-name="Default" table:formula="of:=AVERAGE([.I38:.I67])" office:value-type="float" office:value="17.9996666666667" calcext:value-type="float">
            <text:p>17.9996666667</text:p>
          </table:table-cell>
          <table:table-cell table:style-name="Default" table:formula="of:=AVERAGE([.J38:.J67])" office:value-type="float" office:value="47.0193333333333" calcext:value-type="float">
            <text:p>47.0193333333</text:p>
          </table:table-cell>
          <table:table-cell table:style-name="Default" table:formula="of:=AVERAGE([.K38:.K67])" office:value-type="float" office:value="20.36" calcext:value-type="float">
            <text:p>20.36</text:p>
          </table:table-cell>
          <table:table-cell table:style-name="Default" table:formula="of:=AVERAGE([.L38:.L67])" office:value-type="float" office:value="24.76752" calcext:value-type="float">
            <text:p>24.76752</text:p>
          </table:table-cell>
          <table:table-cell table:style-name="Default" table:formula="of:=AVERAGE([.M38:.M67])" office:value-type="float" office:value="17.1266238650193" calcext:value-type="float">
            <text:p>17.126623865</text:p>
          </table:table-cell>
          <table:table-cell table:number-columns-repeated="2"/>
          <table:table-cell table:style-name="Default" table:formula="of:=AVERAGE([.P38:.P67])" office:value-type="float" office:value="18.0016666666667" calcext:value-type="float">
            <text:p>18.0016666667</text:p>
          </table:table-cell>
          <table:table-cell table:style-name="Default" table:formula="of:=AVERAGE([.Q38:.Q67])" office:value-type="float" office:value="47.2746666666667" calcext:value-type="float">
            <text:p>47.2746666667</text:p>
          </table:table-cell>
          <table:table-cell table:style-name="Default" table:formula="of:=AVERAGE([.R38:.R67])" office:value-type="float" office:value="19.9138333333333" calcext:value-type="float">
            <text:p>19.9138333333</text:p>
          </table:table-cell>
          <table:table-cell table:style-name="Default" table:formula="of:=AVERAGE([.S38:.S67])" office:value-type="float" office:value="21.4953273333333" calcext:value-type="float">
            <text:p>21.4953273333</text:p>
          </table:table-cell>
          <table:table-cell table:style-name="Default" table:formula="of:=AVERAGE([.T38:.T67])" office:value-type="float" office:value="8.56942335700192" calcext:value-type="float">
            <text:p>8.569423357</text:p>
          </table:table-cell>
          <table:table-cell table:number-columns-repeated="2"/>
          <table:table-cell table:style-name="Default" table:formula="of:=AVERAGE([.W38:.W67])" office:value-type="float" office:value="18.0036666666667" calcext:value-type="float">
            <text:p>18.0036666667</text:p>
          </table:table-cell>
          <table:table-cell table:style-name="Default" table:formula="of:=AVERAGE([.X38:.X67])" office:value-type="float" office:value="24.6293333333333" calcext:value-type="float">
            <text:p>24.6293333333</text:p>
          </table:table-cell>
          <table:table-cell table:style-name="Default" table:formula="of:=AVERAGE([.Y38:.Y67])" office:value-type="float" office:value="18.4251666666667" calcext:value-type="float">
            <text:p>18.4251666667</text:p>
          </table:table-cell>
          <table:table-cell table:style-name="Default" table:formula="of:=AVERAGE([.Z38:.Z67])" office:value-type="float" office:value="19.6788646666667" calcext:value-type="float">
            <text:p>19.6788646667</text:p>
          </table:table-cell>
          <table:table-cell table:style-name="Default" table:formula="of:=AVERAGE([.AA38:.AA67])" office:value-type="float" office:value="4.66436066110232" calcext:value-type="float">
            <text:p>4.6643606611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10" office:value-type="float" office:value="394.5" calcext:value-type="float">
            <text:p>394.5000</text:p>
          </table:table-cell>
          <table:table-cell table:style-name="ce10" office:value-type="float" office:value="408.64" calcext:value-type="float">
            <text:p>408.6400</text:p>
          </table:table-cell>
          <table:table-cell table:style-name="ce10" office:value-type="float" office:value="394.69" calcext:value-type="float">
            <text:p>394.6900</text:p>
          </table:table-cell>
          <table:table-cell table:style-name="ce10" office:value-type="float" office:value="395.906" calcext:value-type="float">
            <text:p>395.9060</text:p>
          </table:table-cell>
          <table:table-cell table:style-name="ce10" office:value-type="float" office:value="3.13796177185655" calcext:value-type="float">
            <text:p>3.1380</text:p>
          </table:table-cell>
          <table:table-cell table:number-columns-repeated="20"/>
        </table:table-row>
        <table:table-row table:style-name="ro1">
          <table:table-cell table:style-name="ce3"/>
          <table:table-cell table:style-name="ce9" table:number-columns-repeated="5"/>
          <table:table-cell table:style-name="ce13"/>
          <table:table-cell table:style-name="ce3"/>
          <table:table-cell table:style-name="ce9" table:number-columns-repeated="5"/>
          <table:table-cell table:style-name="ce13"/>
          <table:table-cell table:style-name="ce3"/>
          <table:table-cell table:style-name="ce9" table:number-columns-repeated="5"/>
          <table:table-cell table:style-name="ce13"/>
          <table:table-cell table:style-name="ce3"/>
          <table:table-cell table:style-name="ce9" table:number-columns-repeated="5"/>
          <table:table-cell table:style-name="ce13"/>
          <table:table-cell/>
          <table:table-cell table:formula="of:=AVERAGE([.AD39:.AD68])" office:value-type="float" office:value="18.0036666666667" calcext:value-type="float">
            <text:p>18.0036666667</text:p>
          </table:table-cell>
          <table:table-cell table:formula="of:=AVERAGE([.AE39:.AE68])" office:value-type="float" office:value="25.085" calcext:value-type="float">
            <text:p>25.085</text:p>
          </table:table-cell>
          <table:table-cell table:formula="of:=AVERAGE([.AF39:.AF68])" office:value-type="float" office:value="18.4258333333333" calcext:value-type="float">
            <text:p>18.4258333333</text:p>
          </table:table-cell>
          <table:table-cell table:formula="of:=AVERAGE([.AG39:.AG68])" office:value-type="float" office:value="19.7203913333333" calcext:value-type="float">
            <text:p>19.7203913333</text:p>
          </table:table-cell>
          <table:table-cell table:formula="of:=AVERAGE([.AH39:.AH68])" office:value-type="float" office:value="4.75787744098146" calcext:value-type="float">
            <text:p>4.757877441</text:p>
          </table:table-cell>
          <table:table-cell table:number-columns-repeated="20"/>
        </table:table-row>
        <table:table-row table:style-name="ro1">
          <table:table-cell table:style-name="ce4"/>
          <table:table-cell table:style-name="ce6" table:number-columns-repeated="5"/>
          <table:table-cell table:style-name="ce11"/>
          <table:table-cell table:style-name="ce4"/>
          <table:table-cell table:style-name="ce6" table:number-columns-repeated="5"/>
          <table:table-cell table:style-name="ce11"/>
          <table:table-cell table:style-name="ce4"/>
          <table:table-cell table:style-name="ce6" table:number-columns-repeated="5"/>
          <table:table-cell table:style-name="ce11"/>
          <table:table-cell table:style-name="ce4"/>
          <table:table-cell table:style-name="ce6" table:number-columns-repeated="5"/>
          <table:table-cell table:style-name="ce11"/>
          <table:table-cell table:number-columns-repeated="26"/>
        </table:table-row>
        <table:table-row table:style-name="ro1">
          <table:table-cell table:style-name="ce5" office:value-type="string" calcext:value-type="string" table:number-columns-spanned="6" table:number-rows-spanned="1">
            <text:p>Case 9 Distance factor = 0.7, population=5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Case 10 Distance factor = 0.7, population=25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Case 11 Distance factor = 0.7, population=50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Case 12 Distance factor = 0.7, population=1000</text:p>
          </table:table-cell>
          <table:covered-table-cell table:number-columns-repeated="5" table:style-name="Default"/>
          <table:table-cell table:number-columns-repeated="27"/>
        </table:table-row>
        <table:table-row table:style-name="ro1">
          <table:table-cell office:value-type="string" calcext:value-type="string">
            <text:p>Función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Mediana</text:p>
          </table:table-cell>
          <table:table-cell table:style-name="Default" office:value-type="string" calcext:value-type="string">
            <text:p>Media</text:p>
          </table:table-cell>
          <table:table-cell table:style-name="Default" office:value-type="string" calcext:value-type="string">
            <text:p>Std</text:p>
          </table:table-cell>
          <table:table-cell/>
          <table:table-cell office:value-type="string" calcext:value-type="string">
            <text:p>Función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Mediana</text:p>
          </table:table-cell>
          <table:table-cell table:style-name="Default" office:value-type="string" calcext:value-type="string">
            <text:p>Media</text:p>
          </table:table-cell>
          <table:table-cell table:style-name="Default" office:value-type="string" calcext:value-type="string">
            <text:p>Std</text:p>
          </table:table-cell>
          <table:table-cell/>
          <table:table-cell office:value-type="string" calcext:value-type="string">
            <text:p>Función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Mediana</text:p>
          </table:table-cell>
          <table:table-cell table:style-name="Default" office:value-type="string" calcext:value-type="string">
            <text:p>Media</text:p>
          </table:table-cell>
          <table:table-cell table:style-name="Default" office:value-type="string" calcext:value-type="string">
            <text:p>Std</text:p>
          </table:table-cell>
          <table:table-cell/>
          <table:table-cell office:value-type="string" calcext:value-type="string">
            <text:p>Función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Mediana</text:p>
          </table:table-cell>
          <table:table-cell table:style-name="Default" office:value-type="string" calcext:value-type="string">
            <text:p>Media</text:p>
          </table:table-cell>
          <table:table-cell table:style-name="Default" office:value-type="string" calcext:value-type="string">
            <text:p>Std</text:p>
          </table:table-cell>
          <table:table-cell table:number-columns-repeated="2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0.00100000000000477" calcext:value-type="float">
            <text:p>0.0010</text:p>
          </table:table-cell>
          <table:table-cell office:value-type="float" office:value="0" calcext:value-type="float">
            <text:p>0.0000</text:p>
          </table:table-cell>
          <table:table-cell office:value-type="float" office:value="0.000040000000000191" calcext:value-type="float">
            <text:p>0.0000</text:p>
          </table:table-cell>
          <table:table-cell office:value-type="float" office:value="0.000202030508911407" calcext:value-type="float">
            <text:p>0.000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" calcext:value-type="float">
            <text:p>0.0000</text:p>
          </table:table-cell>
          <table:table-cell office:value-type="float" office:value="0.258700000000001" calcext:value-type="float">
            <text:p>0.2587</text:p>
          </table:table-cell>
          <table:table-cell office:value-type="float" office:value="0.512503359869527" calcext:value-type="float">
            <text:p>0.5125</text:p>
          </table:table-cell>
          <table:table-cell table:number-columns-repeated="2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2.49900000000002" calcext:value-type="float">
            <text:p>2.499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1.0061" calcext:value-type="float">
            <text:p>1.0061</text:p>
          </table:table-cell>
          <table:table-cell office:value-type="float" office:value="1.1797668655895" calcext:value-type="float">
            <text:p>1.179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611999999999966" calcext:value-type="float">
            <text:p>0.6120</text:p>
          </table:table-cell>
          <table:table-cell office:value-type="float" office:value="3.60199999999998" calcext:value-type="float">
            <text:p>3.6020</text:p>
          </table:table-cell>
          <table:table-cell office:value-type="float" office:value="2.37600000000003" calcext:value-type="float">
            <text:p>2.3760</text:p>
          </table:table-cell>
          <table:table-cell office:value-type="float" office:value="2.2644" calcext:value-type="float">
            <text:p>2.2644</text:p>
          </table:table-cell>
          <table:table-cell office:value-type="float" office:value="0.86927394052362" calcext:value-type="float">
            <text:p>0.869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611999999999966" calcext:value-type="float">
            <text:p>0.6120</text:p>
          </table:table-cell>
          <table:table-cell office:value-type="float" office:value="5.59199999999998" calcext:value-type="float">
            <text:p>5.5920</text:p>
          </table:table-cell>
          <table:table-cell office:value-type="float" office:value="2.60199999999998" calcext:value-type="float">
            <text:p>2.6020</text:p>
          </table:table-cell>
          <table:table-cell office:value-type="float" office:value="2.57372000000001" calcext:value-type="float">
            <text:p>2.5737</text:p>
          </table:table-cell>
          <table:table-cell office:value-type="float" office:value="2.04040368154772" calcext:value-type="float">
            <text:p>2.0404</text:p>
          </table:table-cell>
          <table:table-cell table:number-columns-repeated="2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.00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" calcext:value-type="float">
            <text:p>0.0000</text:p>
          </table:table-cell>
          <table:table-cell office:value-type="float" office:value="0.278600000000001" calcext:value-type="float">
            <text:p>0.2786</text:p>
          </table:table-cell>
          <table:table-cell office:value-type="float" office:value="0.531849871405727" calcext:value-type="float">
            <text:p>0.5318</text:p>
          </table:table-cell>
          <table:table-cell table:number-columns-repeated="2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.0000</text:p>
          </table:table-cell>
          <table:table-cell office:value-type="float" office:value="118.75" calcext:value-type="float">
            <text:p>118.7500</text:p>
          </table:table-cell>
          <table:table-cell office:value-type="float" office:value="3.48000000000002" calcext:value-type="float">
            <text:p>3.4800</text:p>
          </table:table-cell>
          <table:table-cell office:value-type="float" office:value="7.87840000000001" calcext:value-type="float">
            <text:p>7.8784</text:p>
          </table:table-cell>
          <table:table-cell office:value-type="float" office:value="24.4974161902842" calcext:value-type="float">
            <text:p>24.497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.0000</text:p>
          </table:table-cell>
          <table:table-cell office:value-type="float" office:value="3.40999999999997" calcext:value-type="float">
            <text:p>3.410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0.192199999999998" calcext:value-type="float">
            <text:p>0.1922</text:p>
          </table:table-cell>
          <table:table-cell office:value-type="float" office:value="0.471478352350023" calcext:value-type="float">
            <text:p>0.471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7.01999999999998" calcext:value-type="float">
            <text:p>7.0200</text:p>
          </table:table-cell>
          <table:table-cell office:value-type="float" office:value="3.41500000000002" calcext:value-type="float">
            <text:p>3.4150</text:p>
          </table:table-cell>
          <table:table-cell office:value-type="float" office:value="2.4464" calcext:value-type="float">
            <text:p>2.4464</text:p>
          </table:table-cell>
          <table:table-cell office:value-type="float" office:value="3.06103823923201" calcext:value-type="float">
            <text:p>3.06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11.77" calcext:value-type="float">
            <text:p>11.7700</text:p>
          </table:table-cell>
          <table:table-cell office:value-type="float" office:value="3.73000000000002" calcext:value-type="float">
            <text:p>3.7300</text:p>
          </table:table-cell>
          <table:table-cell office:value-type="float" office:value="4.5306" calcext:value-type="float">
            <text:p>4.5306</text:p>
          </table:table-cell>
          <table:table-cell office:value-type="float" office:value="5.25900568704066" calcext:value-type="float">
            <text:p>5.2590</text:p>
          </table:table-cell>
          <table:table-cell table:number-columns-repeated="2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218600000000033" calcext:value-type="float">
            <text:p>0.2186</text:p>
          </table:table-cell>
          <table:table-cell office:value-type="float" office:value="0.435165931289423" calcext:value-type="float">
            <text:p>0.435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255200000000023" calcext:value-type="float">
            <text:p>0.2552</text:p>
          </table:table-cell>
          <table:table-cell office:value-type="float" office:value="0.180147331993796" calcext:value-type="float">
            <text:p>0.180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93000000000029" calcext:value-type="float">
            <text:p>0.1930</text:p>
          </table:table-cell>
          <table:table-cell office:value-type="float" office:value="0.158210657810727" calcext:value-type="float">
            <text:p>0.1582</text:p>
          </table:table-cell>
          <table:table-cell table:number-columns-repeated="2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.00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0" calcext:value-type="float">
            <text:p>0.0000</text:p>
          </table:table-cell>
          <table:table-cell office:value-type="float" office:value="0.515600000000004" calcext:value-type="float">
            <text:p>0.5156</text:p>
          </table:table-cell>
          <table:table-cell office:value-type="float" office:value="0.801055426246135" calcext:value-type="float">
            <text:p>0.8011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.0000</text:p>
          </table:table-cell>
          <table:table-cell office:value-type="float" office:value="0.990000000000009" calcext:value-type="float">
            <text:p>0.9900</text:p>
          </table:table-cell>
          <table:table-cell office:value-type="float" office:value="0" calcext:value-type="float">
            <text:p>0.0000</text:p>
          </table:table-cell>
          <table:table-cell office:value-type="float" office:value="0.336600000000003" calcext:value-type="float">
            <text:p>0.3366</text:p>
          </table:table-cell>
          <table:table-cell office:value-type="float" office:value="0.583124938480217" calcext:value-type="float">
            <text:p>0.5831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9999999999818" calcext:value-type="float">
            <text:p>0.0002</text:p>
          </table:table-cell>
          <table:table-cell office:value-type="float" office:value="0.00142857142857013" calcext:value-type="float">
            <text:p>0.001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599999999999454" calcext:value-type="float">
            <text:p>0.0006</text:p>
          </table:table-cell>
          <table:table-cell office:value-type="float" office:value="0.00247435829652472" calcext:value-type="float">
            <text:p>0.0025</text:p>
          </table:table-cell>
          <table:table-cell table:number-columns-repeated="2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39000000000024" calcext:value-type="float">
            <text:p>0.1390</text:p>
          </table:table-cell>
          <table:table-cell office:value-type="float" office:value="0.15562251555269" calcext:value-type="float">
            <text:p>0.155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40000000000009" calcext:value-type="float">
            <text:p>0.2400</text:p>
          </table:table-cell>
          <table:table-cell office:value-type="float" office:value="0.00499999999999545" calcext:value-type="float">
            <text:p>0.0050</text:p>
          </table:table-cell>
          <table:table-cell office:value-type="float" office:value="0.0746000000000095" calcext:value-type="float">
            <text:p>0.0746</text:p>
          </table:table-cell>
          <table:table-cell office:value-type="float" office:value="0.169759734174361" calcext:value-type="float">
            <text:p>0.169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30000000000018" calcext:value-type="float">
            <text:p>0.2300</text:p>
          </table:table-cell>
          <table:table-cell office:value-type="float" office:value="0.00499999999999545" calcext:value-type="float">
            <text:p>0.0050</text:p>
          </table:table-cell>
          <table:table-cell office:value-type="float" office:value="0.0413999999999987" calcext:value-type="float">
            <text:p>0.0414</text:p>
          </table:table-cell>
          <table:table-cell office:value-type="float" office:value="0.0817037955304663" calcext:value-type="float">
            <text:p>0.081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30000000000018" calcext:value-type="float">
            <text:p>0.23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31999999999925" calcext:value-type="float">
            <text:p>0.0232</text:p>
          </table:table-cell>
          <table:table-cell office:value-type="float" office:value="0.0555859327381286" calcext:value-type="float">
            <text:p>0.0556</text:p>
          </table:table-cell>
          <table:table-cell table:number-columns-repeated="2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" calcext:value-type="float">
            <text:p>0.0000</text:p>
          </table:table-cell>
          <table:table-cell office:value-type="float" office:value="0.0247999999999956" calcext:value-type="float">
            <text:p>0.0248</text:p>
          </table:table-cell>
          <table:table-cell office:value-type="float" office:value="0.088571428571413" calcext:value-type="float">
            <text:p>0.0886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39999999999873" calcext:value-type="float">
            <text:p>0.0014</text:p>
          </table:table-cell>
          <table:table-cell office:value-type="float" office:value="0.00377964473008883" calcext:value-type="float">
            <text:p>0.003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379999999999654" calcext:value-type="float">
            <text:p>0.0038</text:p>
          </table:table-cell>
          <table:table-cell office:value-type="float" office:value="0.00742307488957415" calcext:value-type="float">
            <text:p>0.007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39999999999873" calcext:value-type="float">
            <text:p>0.0014</text:p>
          </table:table-cell>
          <table:table-cell office:value-type="float" office:value="0.00377964473008883" calcext:value-type="float">
            <text:p>0.003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19999999999891" calcext:value-type="float">
            <text:p>0.0012</text:p>
          </table:table-cell>
          <table:table-cell office:value-type="float" office:value="0.00349927106111564" calcext:value-type="float">
            <text:p>0.0035</text:p>
          </table:table-cell>
          <table:table-cell table:number-columns-repeated="27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79999999999836" calcext:value-type="float">
            <text:p>0.0018</text:p>
          </table:table-cell>
          <table:table-cell office:value-type="float" office:value="0.00589015089373416" calcext:value-type="float">
            <text:p>0.005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959999999999127" calcext:value-type="float">
            <text:p>0.0096</text:p>
          </table:table-cell>
          <table:table-cell office:value-type="float" office:value="0.0139970842444626" calcext:value-type="float">
            <text:p>0.014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919999999999163" calcext:value-type="float">
            <text:p>0.0092</text:p>
          </table:table-cell>
          <table:table-cell office:value-type="float" office:value="0.0148461497791483" calcext:value-type="float">
            <text:p>0.0148</text:p>
          </table:table-cell>
          <table:table-cell table:number-columns-repeated="2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4" calcext:value-type="float">
            <text:p>4.0000</text:p>
          </table:table-cell>
          <table:table-cell office:value-type="float" office:value="20.2030508910442" calcext:value-type="float">
            <text:p>20.2031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264" calcext:value-type="float">
            <text:p>264.0000</text:p>
          </table:table-cell>
          <table:table-cell office:value-type="float" office:value="104.978131833565" calcext:value-type="float">
            <text:p>104.978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08" calcext:value-type="float">
            <text:p>108.0000</text:p>
          </table:table-cell>
          <table:table-cell office:value-type="float" office:value="242.436610692531" calcext:value-type="float">
            <text:p>242.436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2" calcext:value-type="float">
            <text:p>12.0000</text:p>
          </table:table-cell>
          <table:table-cell office:value-type="float" office:value="60.6091526731326" calcext:value-type="float">
            <text:p>60.6092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78.0034" calcext:value-type="float">
            <text:p>78.0034</text:p>
          </table:table-cell>
          <table:table-cell office:value-type="float" office:value="47.3730321760283" calcext:value-type="float">
            <text:p>47.373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16" calcext:value-type="float">
            <text:p>100.16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2.01600000000007" calcext:value-type="float">
            <text:p>2.0160</text:p>
          </table:table-cell>
          <table:table-cell office:value-type="float" office:value="14.3085884014048" calcext:value-type="float">
            <text:p>14.308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02" calcext:value-type="float">
            <text:p>100.0200</text:p>
          </table:table-cell>
          <table:table-cell office:value-type="float" office:value="0" calcext:value-type="float">
            <text:p>0.0000</text:p>
          </table:table-cell>
          <table:table-cell office:value-type="float" office:value="20.0026" calcext:value-type="float">
            <text:p>20.0026</text:p>
          </table:table-cell>
          <table:table-cell office:value-type="float" office:value="45.181268039229" calcext:value-type="float">
            <text:p>45.181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4" calcext:value-type="float">
            <text:p>34.0000</text:p>
          </table:table-cell>
          <table:table-cell office:value-type="float" office:value="82.065180664829" calcext:value-type="float">
            <text:p>82.065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8" calcext:value-type="float">
            <text:p>38.0000</text:p>
          </table:table-cell>
          <table:table-cell office:value-type="float" office:value="79.5394908975717" calcext:value-type="float">
            <text:p>79.5395</text:p>
          </table:table-cell>
          <table:table-cell table:number-columns-repeated="2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60000000006403" calcext:value-type="float">
            <text:p>0.0046</text:p>
          </table:table-cell>
          <table:table-cell office:value-type="float" office:value="0.00795394908983745" calcext:value-type="float">
            <text:p>0.008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89999999999964" calcext:value-type="float">
            <text:p>0.2900</text:p>
          </table:table-cell>
          <table:table-cell table:number-columns-repeated="2" office:value-type="float" office:value="386.89" calcext:value-type="float">
            <text:p>386.8900</text:p>
          </table:table-cell>
          <table:table-cell office:value-type="float" office:value="348.2376" calcext:value-type="float">
            <text:p>348.2376</text:p>
          </table:table-cell>
          <table:table-cell office:value-type="float" office:value="370.388689550503" calcext:value-type="float">
            <text:p>370.388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.0350000000000819" calcext:value-type="float">
            <text:p>0.0350</text:p>
          </table:table-cell>
          <table:table-cell office:value-type="float" office:value="107.5812" calcext:value-type="float">
            <text:p>107.5812</text:p>
          </table:table-cell>
          <table:table-cell office:value-type="float" office:value="205.36810301187" calcext:value-type="float">
            <text:p>205.368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100.5914" calcext:value-type="float">
            <text:p>100.5914</text:p>
          </table:table-cell>
          <table:table-cell office:value-type="float" office:value="336.194285049583" calcext:value-type="float">
            <text:p>336.194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76.8124" calcext:value-type="float">
            <text:p>76.8124</text:p>
          </table:table-cell>
          <table:table-cell office:value-type="float" office:value="173.543853247529" calcext:value-type="float">
            <text:p>173.5439</text:p>
          </table:table-cell>
          <table:table-cell table:number-columns-repeated="2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0.0500000000001819" calcext:value-type="float">
            <text:p>0.05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.0114000000000942" calcext:value-type="float">
            <text:p>0.0114</text:p>
          </table:table-cell>
          <table:table-cell office:value-type="float" office:value="0.0126974205961645" calcext:value-type="float">
            <text:p>0.0127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6.21" calcext:value-type="float">
            <text:p>226.2100</text:p>
          </table:table-cell>
          <table:table-cell office:value-type="float" office:value="215.14" calcext:value-type="float">
            <text:p>215.1400</text:p>
          </table:table-cell>
          <table:table-cell office:value-type="float" office:value="203.7986" calcext:value-type="float">
            <text:p>203.7986</text:p>
          </table:table-cell>
          <table:table-cell office:value-type="float" office:value="35.3624694688983" calcext:value-type="float">
            <text:p>35.362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7.57" calcext:value-type="float">
            <text:p>227.5700</text:p>
          </table:table-cell>
          <table:table-cell office:value-type="float" office:value="201.32" calcext:value-type="float">
            <text:p>201.3200</text:p>
          </table:table-cell>
          <table:table-cell office:value-type="float" office:value="196.1766" calcext:value-type="float">
            <text:p>196.1766</text:p>
          </table:table-cell>
          <table:table-cell office:value-type="float" office:value="32.9984928845707" calcext:value-type="float">
            <text:p>32.998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30.46" calcext:value-type="float">
            <text:p>230.4600</text:p>
          </table:table-cell>
          <table:table-cell office:value-type="float" office:value="225.91" calcext:value-type="float">
            <text:p>225.9100</text:p>
          </table:table-cell>
          <table:table-cell office:value-type="float" office:value="206.6706" calcext:value-type="float">
            <text:p>206.6706</text:p>
          </table:table-cell>
          <table:table-cell office:value-type="float" office:value="38.1096697515398" calcext:value-type="float">
            <text:p>38.109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32.07" calcext:value-type="float">
            <text:p>232.0700</text:p>
          </table:table-cell>
          <table:table-cell office:value-type="float" office:value="201.305" calcext:value-type="float">
            <text:p>201.3050</text:p>
          </table:table-cell>
          <table:table-cell office:value-type="float" office:value="196.4044" calcext:value-type="float">
            <text:p>196.4044</text:p>
          </table:table-cell>
          <table:table-cell office:value-type="float" office:value="35.8500161386694" calcext:value-type="float">
            <text:p>35.8500</text:p>
          </table:table-cell>
          <table:table-cell table:number-columns-repeated="2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4.58" calcext:value-type="float">
            <text:p>394.5800</text:p>
          </table:table-cell>
          <table:table-cell office:value-type="float" office:value="394.97" calcext:value-type="float">
            <text:p>394.9700</text:p>
          </table:table-cell>
          <table:table-cell office:value-type="float" office:value="394.75" calcext:value-type="float">
            <text:p>394.7500</text:p>
          </table:table-cell>
          <table:table-cell office:value-type="float" office:value="394.7662" calcext:value-type="float">
            <text:p>394.7662</text:p>
          </table:table-cell>
          <table:table-cell office:value-type="float" office:value="0.0974470028649011" calcext:value-type="float">
            <text:p>0.097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.17" calcext:value-type="float">
            <text:p>395.1700</text:p>
          </table:table-cell>
          <table:table-cell office:value-type="float" office:value="394.86" calcext:value-type="float">
            <text:p>394.8600</text:p>
          </table:table-cell>
          <table:table-cell office:value-type="float" office:value="394.8478" calcext:value-type="float">
            <text:p>394.8478</text:p>
          </table:table-cell>
          <table:table-cell office:value-type="float" office:value="0.160197582085802" calcext:value-type="float">
            <text:p>0.160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6.32" calcext:value-type="float">
            <text:p>396.3200</text:p>
          </table:table-cell>
          <table:table-cell office:value-type="float" office:value="394.695" calcext:value-type="float">
            <text:p>394.6950</text:p>
          </table:table-cell>
          <table:table-cell office:value-type="float" office:value="394.7924" calcext:value-type="float">
            <text:p>394.7924</text:p>
          </table:table-cell>
          <table:table-cell office:value-type="float" office:value="0.324609655696535" calcext:value-type="float">
            <text:p>0.324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.07" calcext:value-type="float">
            <text:p>395.0700</text:p>
          </table:table-cell>
          <table:table-cell office:value-type="float" office:value="394.67" calcext:value-type="float">
            <text:p>394.6700</text:p>
          </table:table-cell>
          <table:table-cell office:value-type="float" office:value="394.683" calcext:value-type="float">
            <text:p>394.6830</text:p>
          </table:table-cell>
          <table:table-cell office:value-type="float" office:value="0.144723522480534" calcext:value-type="float">
            <text:p>0.1447</text:p>
          </table:table-cell>
          <table:table-cell table:number-columns-repeated="27"/>
        </table:table-row>
        <table:table-row table:style-name="ro1">
          <table:table-cell/>
          <table:table-cell table:style-name="Default" table:formula="of:=AVERAGE([.B73:.B102])" office:value-type="float" office:value="18.012" calcext:value-type="float">
            <text:p>18.012</text:p>
          </table:table-cell>
          <table:table-cell table:style-name="Default" table:formula="of:=AVERAGE([.C73:.C102])" office:value-type="float" office:value="57.6923666666667" calcext:value-type="float">
            <text:p>57.6923666667</text:p>
          </table:table-cell>
          <table:table-cell table:style-name="Default" table:formula="of:=AVERAGE([.D73:.D102])" office:value-type="float" office:value="46.683" calcext:value-type="float">
            <text:p>46.683</text:p>
          </table:table-cell>
          <table:table-cell table:style-name="Default" table:formula="of:=AVERAGE([.E73:.E102])" office:value-type="float" office:value="43.457788" calcext:value-type="float">
            <text:p>43.457788</text:p>
          </table:table-cell>
          <table:table-cell table:style-name="Default" table:formula="of:=AVERAGE([.F73:.F102])" office:value-type="float" office:value="20.6287277622789" calcext:value-type="float">
            <text:p>20.6287277623</text:p>
          </table:table-cell>
          <table:table-cell table:number-columns-repeated="2"/>
          <table:table-cell table:style-name="Default" table:formula="of:=AVERAGE([.I73:.I102])" office:value-type="float" office:value="17.9996666666667" calcext:value-type="float">
            <text:p>17.9996666667</text:p>
          </table:table-cell>
          <table:table-cell table:style-name="Default" table:formula="of:=AVERAGE([.J73:.J102])" office:value-type="float" office:value="47.2153" calcext:value-type="float">
            <text:p>47.2153</text:p>
          </table:table-cell>
          <table:table-cell table:style-name="Default" table:formula="of:=AVERAGE([.K73:.K102])" office:value-type="float" office:value="19.9181666666667" calcext:value-type="float">
            <text:p>19.9181666667</text:p>
          </table:table-cell>
          <table:table-cell table:style-name="Default" table:formula="of:=AVERAGE([.L73:.L102])" office:value-type="float" office:value="27.60351" calcext:value-type="float">
            <text:p>27.60351</text:p>
          </table:table-cell>
          <table:table-cell table:style-name="Default" table:formula="of:=AVERAGE([.M73:.M102])" office:value-type="float" office:value="17.6138052106491" calcext:value-type="float">
            <text:p>17.6138052106</text:p>
          </table:table-cell>
          <table:table-cell table:number-columns-repeated="2"/>
          <table:table-cell table:style-name="Default" table:formula="of:=AVERAGE([.P73:.P102])" office:value-type="float" office:value="18.0240666666667" calcext:value-type="float">
            <text:p>18.0240666667</text:p>
          </table:table-cell>
          <table:table-cell table:style-name="Default" table:formula="of:=AVERAGE([.Q73:.Q102])" office:value-type="float" office:value="47.5060666666667" calcext:value-type="float">
            <text:p>47.5060666667</text:p>
          </table:table-cell>
          <table:table-cell table:style-name="Default" table:formula="of:=AVERAGE([.R73:.R102])" office:value-type="float" office:value="20.8870333333333" calcext:value-type="float">
            <text:p>20.8870333333</text:p>
          </table:table-cell>
          <table:table-cell table:style-name="Default" table:formula="of:=AVERAGE([.S73:.S102])" office:value-type="float" office:value="25.1024333333333" calcext:value-type="float">
            <text:p>25.1024333333</text:p>
          </table:table-cell>
          <table:table-cell table:style-name="Default" table:formula="of:=AVERAGE([.T73:.T102])" office:value-type="float" office:value="17.3838088800821" calcext:value-type="float">
            <text:p>17.3838088801</text:p>
          </table:table-cell>
          <table:table-cell table:number-columns-repeated="2"/>
          <table:table-cell table:style-name="Default" table:formula="of:=AVERAGE([.W73:.W102])" office:value-type="float" office:value="18.0240666666667" calcext:value-type="float">
            <text:p>18.0240666667</text:p>
          </table:table-cell>
          <table:table-cell table:style-name="Default" table:formula="of:=AVERAGE([.X73:.X102])" office:value-type="float" office:value="37.8090666666667" calcext:value-type="float">
            <text:p>37.8090666667</text:p>
          </table:table-cell>
          <table:table-cell table:style-name="Default" table:formula="of:=AVERAGE([.Y73:.Y102])" office:value-type="float" office:value="20.0845666666667" calcext:value-type="float">
            <text:p>20.0845666667</text:p>
          </table:table-cell>
          <table:table-cell table:style-name="Default" table:formula="of:=AVERAGE([.Z73:.Z102])" office:value-type="float" office:value="23.7922873333333" calcext:value-type="float">
            <text:p>23.7922873333</text:p>
          </table:table-cell>
          <table:table-cell table:style-name="Default" table:formula="of:=AVERAGE([.AA73:.AA102])" office:value-type="float" office:value="9.92188209252666" calcext:value-type="float">
            <text:p>9.9218820925</text:p>
          </table:table-cell>
          <table:table-cell table:number-columns-repeated="27"/>
        </table:table-row>
        <table:table-row table:style-name="ro1">
          <table:table-cell table:style-name="ce3"/>
          <table:table-cell table:style-name="ce9" table:number-columns-repeated="5"/>
          <table:table-cell table:style-name="ce13"/>
          <table:table-cell table:style-name="ce3"/>
          <table:table-cell table:style-name="ce9" table:number-columns-repeated="5"/>
          <table:table-cell table:style-name="ce13"/>
          <table:table-cell table:style-name="ce3"/>
          <table:table-cell table:style-name="ce9" table:number-columns-repeated="5"/>
          <table:table-cell table:style-name="ce13"/>
          <table:table-cell table:style-name="ce3"/>
          <table:table-cell table:style-name="ce9" table:number-columns-repeated="5"/>
          <table:table-cell table:style-name="ce13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6" table:number-rows-spanned="1">
            <text:p>Case 13 Distance factor = 1.0, population=50</text:p>
          </table:table-cell>
          <table:covered-table-cell table:number-columns-repeated="5" table:style-name="ce6"/>
          <table:table-cell table:style-name="ce11"/>
          <table:table-cell table:style-name="ce1" office:value-type="string" calcext:value-type="string" table:number-columns-spanned="6" table:number-rows-spanned="1">
            <text:p>Case 14 Distance factor = 1.0, population=250</text:p>
          </table:table-cell>
          <table:covered-table-cell table:number-columns-repeated="5" table:style-name="ce6"/>
          <table:table-cell table:style-name="ce11"/>
          <table:table-cell table:style-name="ce1" office:value-type="string" calcext:value-type="string" table:number-columns-spanned="6" table:number-rows-spanned="1">
            <text:p>Case 15 Distance factor = 1.0, population=500</text:p>
          </table:table-cell>
          <table:covered-table-cell table:number-columns-repeated="5" table:style-name="ce6"/>
          <table:table-cell table:style-name="ce11"/>
          <table:table-cell table:style-name="ce1" office:value-type="string" calcext:value-type="string" table:number-columns-spanned="6" table:number-rows-spanned="1">
            <text:p>Case 16 Distance factor = 1.0, population=1000</text:p>
          </table:table-cell>
          <table:covered-table-cell table:number-columns-repeated="5" table:style-name="ce6"/>
          <table:table-cell table:style-name="ce11"/>
          <table:table-cell table:number-columns-repeated="26"/>
        </table:table-row>
        <table:table-row table:style-name="ro1">
          <table:table-cell office:value-type="string" calcext:value-type="string">
            <text:p>Función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Mediana</text:p>
          </table:table-cell>
          <table:table-cell table:style-name="Default" office:value-type="string" calcext:value-type="string">
            <text:p>Media</text:p>
          </table:table-cell>
          <table:table-cell table:style-name="Default" office:value-type="string" calcext:value-type="string">
            <text:p>Std</text:p>
          </table:table-cell>
          <table:table-cell/>
          <table:table-cell office:value-type="string" calcext:value-type="string">
            <text:p>Función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Mediana</text:p>
          </table:table-cell>
          <table:table-cell table:style-name="Default" office:value-type="string" calcext:value-type="string">
            <text:p>Media</text:p>
          </table:table-cell>
          <table:table-cell table:style-name="Default" office:value-type="string" calcext:value-type="string">
            <text:p>Std</text:p>
          </table:table-cell>
          <table:table-cell/>
          <table:table-cell office:value-type="string" calcext:value-type="string">
            <text:p>Función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Mediana</text:p>
          </table:table-cell>
          <table:table-cell table:style-name="Default" office:value-type="string" calcext:value-type="string">
            <text:p>Media</text:p>
          </table:table-cell>
          <table:table-cell table:style-name="Default" office:value-type="string" calcext:value-type="string">
            <text:p>Std</text:p>
          </table:table-cell>
          <table:table-cell/>
          <table:table-cell office:value-type="string" calcext:value-type="string">
            <text:p>Función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Mediana</text:p>
          </table:table-cell>
          <table:table-cell table:style-name="Default" office:value-type="string" calcext:value-type="string">
            <text:p>Media</text:p>
          </table:table-cell>
          <table:table-cell table:style-name="Default" office:value-type="string" calcext:value-type="string">
            <text:p>Std</text:p>
          </table:table-cell>
          <table:table-cell table:number-columns-repeated="2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0.00100000000000477" calcext:value-type="float">
            <text:p>0.001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80000000000859" calcext:value-type="float">
            <text:p>0.0002</text:p>
          </table:table-cell>
          <table:table-cell office:value-type="float" office:value="0.000914732033923346" calcext:value-type="float">
            <text:p>0.000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0.0220000000000056" calcext:value-type="float">
            <text:p>0.0220</text:p>
          </table:table-cell>
          <table:table-cell office:value-type="float" office:value="0" calcext:value-type="float">
            <text:p>0.0000</text:p>
          </table:table-cell>
          <table:table-cell office:value-type="float" office:value="0.000440000000000111" calcext:value-type="float">
            <text:p>0.0004</text:p>
          </table:table-cell>
          <table:table-cell office:value-type="float" office:value="0.00314285714285794" calcext:value-type="float">
            <text:p>0.003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" calcext:value-type="float">
            <text:p>0.0000</text:p>
          </table:table-cell>
          <table:table-cell office:value-type="float" office:value="0.0199000000000001" calcext:value-type="float">
            <text:p>0.0199</text:p>
          </table:table-cell>
          <table:table-cell office:value-type="float" office:value="0.142142857142858" calcext:value-type="float">
            <text:p>0.142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.935300000000004" calcext:value-type="float">
            <text:p>0.9353</text:p>
          </table:table-cell>
          <table:table-cell office:value-type="float" office:value="0.550516918496628" calcext:value-type="float">
            <text:p>0.5505</text:p>
          </table:table-cell>
          <table:table-cell table:number-columns-repeated="2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629000000000019" calcext:value-type="float">
            <text:p>0.6290</text:p>
          </table:table-cell>
          <table:table-cell office:value-type="float" office:value="3.82100000000003" calcext:value-type="float">
            <text:p>3.821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2.03202" calcext:value-type="float">
            <text:p>2.0320</text:p>
          </table:table-cell>
          <table:table-cell office:value-type="float" office:value="0.937162314693456" calcext:value-type="float">
            <text:p>0.937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4.75599999999997" calcext:value-type="float">
            <text:p>4.7560</text:p>
          </table:table-cell>
          <table:table-cell office:value-type="float" office:value="2.678" calcext:value-type="float">
            <text:p>2.6780</text:p>
          </table:table-cell>
          <table:table-cell office:value-type="float" office:value="3.00946" calcext:value-type="float">
            <text:p>3.0095</text:p>
          </table:table-cell>
          <table:table-cell office:value-type="float" office:value="1.11266511271867" calcext:value-type="float">
            <text:p>1.112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5.97000000000003" calcext:value-type="float">
            <text:p>5.9700</text:p>
          </table:table-cell>
          <table:table-cell office:value-type="float" office:value="3.60199999999998" calcext:value-type="float">
            <text:p>3.6020</text:p>
          </table:table-cell>
          <table:table-cell office:value-type="float" office:value="3.64566" calcext:value-type="float">
            <text:p>3.6457</text:p>
          </table:table-cell>
          <table:table-cell office:value-type="float" office:value="1.17195076340124" calcext:value-type="float">
            <text:p>1.1720</text:p>
          </table:table-cell>
          <table:table-cell table:number-columns-repeated="2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.00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" calcext:value-type="float">
            <text:p>0.0000</text:p>
          </table:table-cell>
          <table:table-cell office:value-type="float" office:value="0.0199000000000001" calcext:value-type="float">
            <text:p>0.0199</text:p>
          </table:table-cell>
          <table:table-cell office:value-type="float" office:value="0.142142857142858" calcext:value-type="float">
            <text:p>0.142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.00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.855700000000004" calcext:value-type="float">
            <text:p>0.8557</text:p>
          </table:table-cell>
          <table:table-cell office:value-type="float" office:value="1.34097303234234" calcext:value-type="float">
            <text:p>1.3410</text:p>
          </table:table-cell>
          <table:table-cell table:number-columns-repeated="2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135.27" calcext:value-type="float">
            <text:p>135.2700</text:p>
          </table:table-cell>
          <table:table-cell office:value-type="float" office:value="3.48000000000002" calcext:value-type="float">
            <text:p>3.4800</text:p>
          </table:table-cell>
          <table:table-cell office:value-type="float" office:value="29.5796" calcext:value-type="float">
            <text:p>29.5796</text:p>
          </table:table-cell>
          <table:table-cell office:value-type="float" office:value="102.72299661056" calcext:value-type="float">
            <text:p>102.723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0.470000000000027" calcext:value-type="float">
            <text:p>0.4700</text:p>
          </table:table-cell>
          <table:table-cell office:value-type="float" office:value="0.25" calcext:value-type="float">
            <text:p>0.2500</text:p>
          </table:table-cell>
          <table:table-cell office:value-type="float" office:value="0.276599999999999" calcext:value-type="float">
            <text:p>0.2766</text:p>
          </table:table-cell>
          <table:table-cell office:value-type="float" office:value="0.176883450616606" calcext:value-type="float">
            <text:p>0.176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15.0599999999999" calcext:value-type="float">
            <text:p>15.0600</text:p>
          </table:table-cell>
          <table:table-cell office:value-type="float" office:value="3.65999999999997" calcext:value-type="float">
            <text:p>3.6600</text:p>
          </table:table-cell>
          <table:table-cell office:value-type="float" office:value="4.4972" calcext:value-type="float">
            <text:p>4.4972</text:p>
          </table:table-cell>
          <table:table-cell office:value-type="float" office:value="3.33682483807586" calcext:value-type="float">
            <text:p>3.336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15.24" calcext:value-type="float">
            <text:p>15.2400</text:p>
          </table:table-cell>
          <table:table-cell office:value-type="float" office:value="3.65999999999997" calcext:value-type="float">
            <text:p>3.6600</text:p>
          </table:table-cell>
          <table:table-cell office:value-type="float" office:value="5.561" calcext:value-type="float">
            <text:p>5.5610</text:p>
          </table:table-cell>
          <table:table-cell office:value-type="float" office:value="4.3046351382515" calcext:value-type="float">
            <text:p>4.3046</text:p>
          </table:table-cell>
          <table:table-cell table:number-columns-repeated="2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9999999999818" calcext:value-type="float">
            <text:p>0.0002</text:p>
          </table:table-cell>
          <table:table-cell office:value-type="float" office:value="0.00142857142857013" calcext:value-type="float">
            <text:p>0.001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759999999999991" calcext:value-type="float">
            <text:p>0.76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258800000000028" calcext:value-type="float">
            <text:p>0.2588</text:p>
          </table:table-cell>
          <table:table-cell office:value-type="float" office:value="0.316775849419629" calcext:value-type="float">
            <text:p>0.316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251800000000039" calcext:value-type="float">
            <text:p>0.2518</text:p>
          </table:table-cell>
          <table:table-cell office:value-type="float" office:value="0.169205828046507" calcext:value-type="float">
            <text:p>0.169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239000000000033" calcext:value-type="float">
            <text:p>0.2390</text:p>
          </table:table-cell>
          <table:table-cell office:value-type="float" office:value="0.154794135837883" calcext:value-type="float">
            <text:p>0.1548</text:p>
          </table:table-cell>
          <table:table-cell table:number-columns-repeated="2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.0000</text:p>
          </table:table-cell>
          <table:table-cell office:value-type="float" office:value="2.98000000000002" calcext:value-type="float">
            <text:p>2.9800</text:p>
          </table:table-cell>
          <table:table-cell office:value-type="float" office:value="0" calcext:value-type="float">
            <text:p>0.0000</text:p>
          </table:table-cell>
          <table:table-cell office:value-type="float" office:value="0.396800000000003" calcext:value-type="float">
            <text:p>0.3968</text:p>
          </table:table-cell>
          <table:table-cell office:value-type="float" office:value="0.802315526511634" calcext:value-type="float">
            <text:p>0.8023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.0000</text:p>
          </table:table-cell>
          <table:table-cell office:value-type="float" office:value="0.990000000000009" calcext:value-type="float">
            <text:p>0.9900</text:p>
          </table:table-cell>
          <table:table-cell office:value-type="float" office:value="0" calcext:value-type="float">
            <text:p>0.0000</text:p>
          </table:table-cell>
          <table:table-cell office:value-type="float" office:value="0.0198000000000002" calcext:value-type="float">
            <text:p>0.0198</text:p>
          </table:table-cell>
          <table:table-cell office:value-type="float" office:value="0.141428571428573" calcext:value-type="float">
            <text:p>0.1414</text:p>
          </table:table-cell>
          <table:table-cell table:number-columns-repeated="2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.00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0" calcext:value-type="float">
            <text:p>0.0000</text:p>
          </table:table-cell>
          <table:table-cell office:value-type="float" office:value="0.297200000000003" calcext:value-type="float">
            <text:p>0.2972</text:p>
          </table:table-cell>
          <table:table-cell office:value-type="float" office:value="0.583819233975029" calcext:value-type="float">
            <text:p>0.5838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19999999999891" calcext:value-type="float">
            <text:p>0.0012</text:p>
          </table:table-cell>
          <table:table-cell office:value-type="float" office:value="0.00349927106111564" calcext:value-type="float">
            <text:p>0.003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9999999999818" calcext:value-type="float">
            <text:p>0.0002</text:p>
          </table:table-cell>
          <table:table-cell office:value-type="float" office:value="0.00142857142857013" calcext:value-type="float">
            <text:p>0.001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9999999999818" calcext:value-type="float">
            <text:p>0.0002</text:p>
          </table:table-cell>
          <table:table-cell office:value-type="float" office:value="0.00142857142857013" calcext:value-type="float">
            <text:p>0.0014</text:p>
          </table:table-cell>
          <table:table-cell table:number-columns-repeated="2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39200000000023" calcext:value-type="float">
            <text:p>0.1392</text:p>
          </table:table-cell>
          <table:table-cell office:value-type="float" office:value="0.20147415897506" calcext:value-type="float">
            <text:p>0.201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440000000000055" calcext:value-type="float">
            <text:p>0.44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828000000000065" calcext:value-type="float">
            <text:p>0.0828</text:p>
          </table:table-cell>
          <table:table-cell office:value-type="float" office:value="0.141233631885309" calcext:value-type="float">
            <text:p>0.14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361999999999944" calcext:value-type="float">
            <text:p>0.0362</text:p>
          </table:table-cell>
          <table:table-cell office:value-type="float" office:value="0.082844826670861" calcext:value-type="float">
            <text:p>0.082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30000000000018" calcext:value-type="float">
            <text:p>0.23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53999999999905" calcext:value-type="float">
            <text:p>0.0254</text:p>
          </table:table-cell>
          <table:table-cell office:value-type="float" office:value="0.0500815661227466" calcext:value-type="float">
            <text:p>0.0501</text:p>
          </table:table-cell>
          <table:table-cell table:number-columns-repeated="2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" calcext:value-type="float">
            <text:p>0.0000</text:p>
          </table:table-cell>
          <table:table-cell office:value-type="float" office:value="0.0185999999999967" calcext:value-type="float">
            <text:p>0.0186</text:p>
          </table:table-cell>
          <table:table-cell office:value-type="float" office:value="0.0767051071923225" calcext:value-type="float">
            <text:p>0.0767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59999999999854" calcext:value-type="float">
            <text:p>0.0016</text:p>
          </table:table-cell>
          <table:table-cell office:value-type="float" office:value="0.00451753951452215" calcext:value-type="float">
            <text:p>0.0045</text:p>
          </table:table-cell>
          <table:table-cell table:number-columns-repeated="2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59999999999764" calcext:value-type="float">
            <text:p>0.0026</text:p>
          </table:table-cell>
          <table:table-cell office:value-type="float" office:value="0.00515078753637244" calcext:value-type="float">
            <text:p>0.005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99999999999727" calcext:value-type="float">
            <text:p>0.0030</text:p>
          </table:table-cell>
          <table:table-cell office:value-type="float" office:value="0.00622699849076673" calcext:value-type="float">
            <text:p>0.006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79999999999836" calcext:value-type="float">
            <text:p>0.0018</text:p>
          </table:table-cell>
          <table:table-cell office:value-type="float" office:value="0.00473803541478912" calcext:value-type="float">
            <text:p>0.004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999999999999091" calcext:value-type="float">
            <text:p>0.0010</text:p>
          </table:table-cell>
          <table:table-cell office:value-type="float" office:value="0.00319438282499679" calcext:value-type="float">
            <text:p>0.0032</text:p>
          </table:table-cell>
          <table:table-cell table:number-columns-repeated="27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6599999999994" calcext:value-type="float">
            <text:p>0.0066</text:p>
          </table:table-cell>
          <table:table-cell office:value-type="float" office:value="0.0164750894209433" calcext:value-type="float">
            <text:p>0.016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199999999999818" calcext:value-type="float">
            <text:p>0.0200</text:p>
          </table:table-cell>
          <table:table-cell office:value-type="float" office:value="0.0125999999999885" calcext:value-type="float">
            <text:p>0.0126</text:p>
          </table:table-cell>
          <table:table-cell office:value-type="float" office:value="0.0120373568188124" calcext:value-type="float">
            <text:p>0.012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table:number-columns-repeated="2" office:value-type="float" office:value="0.00999999999999091" calcext:value-type="float">
            <text:p>0.0100</text:p>
          </table:table-cell>
          <table:table-cell office:value-type="float" office:value="0.0142857142857013" calcext:value-type="float">
            <text:p>0.0143</text:p>
          </table:table-cell>
          <table:table-cell table:number-columns-repeated="2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0" calcext:value-type="float">
            <text:p>10.0000</text:p>
          </table:table-cell>
          <table:table-cell office:value-type="float" office:value="31.943828249997" calcext:value-type="float">
            <text:p>31.9438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264" calcext:value-type="float">
            <text:p>264.0000</text:p>
          </table:table-cell>
          <table:table-cell office:value-type="float" office:value="104.978131833565" calcext:value-type="float">
            <text:p>104.978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38" calcext:value-type="float">
            <text:p>138.0000</text:p>
          </table:table-cell>
          <table:table-cell office:value-type="float" office:value="205.535636713402" calcext:value-type="float">
            <text:p>205.535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24" calcext:value-type="float">
            <text:p>24.0000</text:p>
          </table:table-cell>
          <table:table-cell office:value-type="float" office:value="85.7142857142857" calcext:value-type="float">
            <text:p>85.7143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72.0018" calcext:value-type="float">
            <text:p>72.0018</text:p>
          </table:table-cell>
          <table:table-cell office:value-type="float" office:value="53.4488124569781" calcext:value-type="float">
            <text:p>53.4488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2" calcext:value-type="float">
            <text:p>100.2000</text:p>
          </table:table-cell>
          <table:table-cell office:value-type="float" office:value="0.0300000000002001" calcext:value-type="float">
            <text:p>0.0300</text:p>
          </table:table-cell>
          <table:table-cell office:value-type="float" office:value="16.0418000000001" calcext:value-type="float">
            <text:p>16.0418</text:p>
          </table:table-cell>
          <table:table-cell office:value-type="float" office:value="40.4546140503056" calcext:value-type="float">
            <text:p>40.454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02" calcext:value-type="float">
            <text:p>100.0200</text:p>
          </table:table-cell>
          <table:table-cell office:value-type="float" office:value="0" calcext:value-type="float">
            <text:p>0.0000</text:p>
          </table:table-cell>
          <table:table-cell office:value-type="float" office:value="22.0024" calcext:value-type="float">
            <text:p>22.0024</text:p>
          </table:table-cell>
          <table:table-cell office:value-type="float" office:value="47.3855229764863" calcext:value-type="float">
            <text:p>47.385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0" calcext:value-type="float">
            <text:p>0.0000</text:p>
          </table:table-cell>
          <table:table-cell office:value-type="float" office:value="42.0004" calcext:value-type="float">
            <text:p>42.0004</text:p>
          </table:table-cell>
          <table:table-cell office:value-type="float" office:value="65.4659905786889" calcext:value-type="float">
            <text:p>65.466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54" calcext:value-type="float">
            <text:p>54.0000</text:p>
          </table:table-cell>
          <table:table-cell office:value-type="float" office:value="74.230748895809" calcext:value-type="float">
            <text:p>74.2307</text:p>
          </table:table-cell>
          <table:table-cell table:number-columns-repeated="2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.00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.0134000000000742" calcext:value-type="float">
            <text:p>0.0134</text:p>
          </table:table-cell>
          <table:table-cell office:value-type="float" office:value="0.0306061218365162" calcext:value-type="float">
            <text:p>0.0306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5" calcext:value-type="float">
            <text:p>0.2500</text:p>
          </table:table-cell>
          <table:table-cell table:number-columns-repeated="2" office:value-type="float" office:value="386.89" calcext:value-type="float">
            <text:p>386.8900</text:p>
          </table:table-cell>
          <table:table-cell office:value-type="float" office:value="371.429" calcext:value-type="float">
            <text:p>371.4290</text:p>
          </table:table-cell>
          <table:table-cell office:value-type="float" office:value="78.0898459128578" calcext:value-type="float">
            <text:p>78.089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86.89" calcext:value-type="float">
            <text:p>386.8900</text:p>
          </table:table-cell>
          <table:table-cell office:value-type="float" office:value="223.2838" calcext:value-type="float">
            <text:p>223.2838</text:p>
          </table:table-cell>
          <table:table-cell office:value-type="float" office:value="253.315419670531" calcext:value-type="float">
            <text:p>253.315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169.8632" calcext:value-type="float">
            <text:p>169.8632</text:p>
          </table:table-cell>
          <table:table-cell office:value-type="float" office:value="292.46746355931" calcext:value-type="float">
            <text:p>292.467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69.3398" calcext:value-type="float">
            <text:p>69.3398</text:p>
          </table:table-cell>
          <table:table-cell office:value-type="float" office:value="165.107155909891" calcext:value-type="float">
            <text:p>165.1072</text:p>
          </table:table-cell>
          <table:table-cell table:number-columns-repeated="2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0.0700000000001637" calcext:value-type="float">
            <text:p>0.07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.016800000000103" calcext:value-type="float">
            <text:p>0.0168</text:p>
          </table:table-cell>
          <table:table-cell office:value-type="float" office:value="0.0217593517310839" calcext:value-type="float">
            <text:p>0.0218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5.5" calcext:value-type="float">
            <text:p>145.5000</text:p>
          </table:table-cell>
          <table:table-cell office:value-type="float" office:value="227.45" calcext:value-type="float">
            <text:p>227.4500</text:p>
          </table:table-cell>
          <table:table-cell office:value-type="float" office:value="201.315" calcext:value-type="float">
            <text:p>201.3150</text:p>
          </table:table-cell>
          <table:table-cell office:value-type="float" office:value="202.4584" calcext:value-type="float">
            <text:p>202.4584</text:p>
          </table:table-cell>
          <table:table-cell office:value-type="float" office:value="26.8001193265695" calcext:value-type="float">
            <text:p>26.800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45.5" calcext:value-type="float">
            <text:p>145.5000</text:p>
          </table:table-cell>
          <table:table-cell office:value-type="float" office:value="230.47" calcext:value-type="float">
            <text:p>230.4700</text:p>
          </table:table-cell>
          <table:table-cell office:value-type="float" office:value="211.315" calcext:value-type="float">
            <text:p>211.3150</text:p>
          </table:table-cell>
          <table:table-cell office:value-type="float" office:value="199.839" calcext:value-type="float">
            <text:p>199.8390</text:p>
          </table:table-cell>
          <table:table-cell office:value-type="float" office:value="33.8510462564019" calcext:value-type="float">
            <text:p>33.851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45.5" calcext:value-type="float">
            <text:p>145.5000</text:p>
          </table:table-cell>
          <table:table-cell office:value-type="float" office:value="230.99" calcext:value-type="float">
            <text:p>230.9900</text:p>
          </table:table-cell>
          <table:table-cell office:value-type="float" office:value="201.295" calcext:value-type="float">
            <text:p>201.2950</text:p>
          </table:table-cell>
          <table:table-cell office:value-type="float" office:value="188.571" calcext:value-type="float">
            <text:p>188.5710</text:p>
          </table:table-cell>
          <table:table-cell office:value-type="float" office:value="53.8976626466816" calcext:value-type="float">
            <text:p>53.897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32.85" calcext:value-type="float">
            <text:p>232.8500</text:p>
          </table:table-cell>
          <table:table-cell office:value-type="float" office:value="216.955" calcext:value-type="float">
            <text:p>216.9550</text:p>
          </table:table-cell>
          <table:table-cell office:value-type="float" office:value="196.18" calcext:value-type="float">
            <text:p>196.1800</text:p>
          </table:table-cell>
          <table:table-cell office:value-type="float" office:value="56.6913095596834" calcext:value-type="float">
            <text:p>56.6913</text:p>
          </table:table-cell>
          <table:table-cell table:number-columns-repeated="2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4.6" calcext:value-type="float">
            <text:p>394.6000</text:p>
          </table:table-cell>
          <table:table-cell office:value-type="float" office:value="395.29" calcext:value-type="float">
            <text:p>395.2900</text:p>
          </table:table-cell>
          <table:table-cell office:value-type="float" office:value="394.9" calcext:value-type="float">
            <text:p>394.9000</text:p>
          </table:table-cell>
          <table:table-cell office:value-type="float" office:value="394.9146" calcext:value-type="float">
            <text:p>394.9146</text:p>
          </table:table-cell>
          <table:table-cell office:value-type="float" office:value="0.184960006708558" calcext:value-type="float">
            <text:p>0.185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94.59" calcext:value-type="float">
            <text:p>394.5900</text:p>
          </table:table-cell>
          <table:table-cell office:value-type="float" office:value="395.42" calcext:value-type="float">
            <text:p>395.4200</text:p>
          </table:table-cell>
          <table:table-cell office:value-type="float" office:value="394.835" calcext:value-type="float">
            <text:p>394.8350</text:p>
          </table:table-cell>
          <table:table-cell office:value-type="float" office:value="394.8746" calcext:value-type="float">
            <text:p>394.8746</text:p>
          </table:table-cell>
          <table:table-cell office:value-type="float" office:value="0.25860299728377" calcext:value-type="float">
            <text:p>0.258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.39" calcext:value-type="float">
            <text:p>395.3900</text:p>
          </table:table-cell>
          <table:table-cell office:value-type="float" office:value="394.685" calcext:value-type="float">
            <text:p>394.6850</text:p>
          </table:table-cell>
          <table:table-cell office:value-type="float" office:value="394.7506" calcext:value-type="float">
            <text:p>394.7506</text:p>
          </table:table-cell>
          <table:table-cell office:value-type="float" office:value="0.237516916690757" calcext:value-type="float">
            <text:p>0.237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.26" calcext:value-type="float">
            <text:p>395.2600</text:p>
          </table:table-cell>
          <table:table-cell office:value-type="float" office:value="394.675" calcext:value-type="float">
            <text:p>394.6750</text:p>
          </table:table-cell>
          <table:table-cell office:value-type="float" office:value="394.6864" calcext:value-type="float">
            <text:p>394.6864</text:p>
          </table:table-cell>
          <table:table-cell office:value-type="float" office:value="0.548485856420787" calcext:value-type="float">
            <text:p>0.5485</text:p>
          </table:table-cell>
          <table:table-cell table:number-columns-repeated="27"/>
        </table:table-row>
        <table:table-row table:style-name="ro1">
          <table:table-cell/>
          <table:table-cell table:style-name="Default" table:formula="of:=AVERAGE([.B107:.B136])" office:value-type="float" office:value="18.0136666666667" calcext:value-type="float">
            <text:p>18.0136666667</text:p>
          </table:table-cell>
          <table:table-cell table:style-name="Default" table:formula="of:=AVERAGE([.C107:.C136])" office:value-type="float" office:value="58.3650333333333" calcext:value-type="float">
            <text:p>58.3650333333</text:p>
          </table:table-cell>
          <table:table-cell table:style-name="Default" table:formula="of:=AVERAGE([.D107:.D136])" office:value-type="float" office:value="46.2281666666667" calcext:value-type="float">
            <text:p>46.2281666667</text:p>
          </table:table-cell>
          <table:table-cell table:style-name="Default" table:formula="of:=AVERAGE([.E107:.E136])" office:value-type="float" office:value="45.377006" calcext:value-type="float">
            <text:p>45.377006</text:p>
          </table:table-cell>
          <table:table-cell table:style-name="Default" table:formula="of:=AVERAGE([.F107:.F136])" office:value-type="float" office:value="14.6782494012921" calcext:value-type="float">
            <text:p>14.6782494013</text:p>
          </table:table-cell>
          <table:table-cell table:number-columns-repeated="2"/>
          <table:table-cell table:style-name="Default" table:formula="of:=AVERAGE([.I107:.I136])" office:value-type="float" office:value="18.0279666666667" calcext:value-type="float">
            <text:p>18.0279666667</text:p>
          </table:table-cell>
          <table:table-cell table:style-name="Default" table:formula="of:=AVERAGE([.J107:.J136])" office:value-type="float" office:value="47.2787666666667" calcext:value-type="float">
            <text:p>47.2787666667</text:p>
          </table:table-cell>
          <table:table-cell table:style-name="Default" table:formula="of:=AVERAGE([.K107:.K136])" office:value-type="float" office:value="33.1833333333333" calcext:value-type="float">
            <text:p>33.1833333333</text:p>
          </table:table-cell>
          <table:table-cell table:style-name="Default" table:formula="of:=AVERAGE([.L107:.L136])" office:value-type="float" office:value="32.6887086666667" calcext:value-type="float">
            <text:p>32.6887086667</text:p>
          </table:table-cell>
          <table:table-cell table:style-name="Default" table:formula="of:=AVERAGE([.M107:.M136])" office:value-type="float" office:value="18.0649209358945" calcext:value-type="float">
            <text:p>18.0649209359</text:p>
          </table:table-cell>
          <table:table-cell table:number-columns-repeated="2"/>
          <table:table-cell table:style-name="Default" table:formula="of:=AVERAGE([.P107:.P136])" office:value-type="float" office:value="18.004" calcext:value-type="float">
            <text:p>18.004</text:p>
          </table:table-cell>
          <table:table-cell table:style-name="Default" table:formula="of:=AVERAGE([.Q107:.Q136])" office:value-type="float" office:value="47.8725333333333" calcext:value-type="float">
            <text:p>47.8725333333</text:p>
          </table:table-cell>
          <table:table-cell table:style-name="Default" table:formula="of:=AVERAGE([.R107:.R136])" office:value-type="float" office:value="20.0856" calcext:value-type="float">
            <text:p>20.0856</text:p>
          </table:table-cell>
          <table:table-cell table:style-name="Default" table:formula="of:=AVERAGE([.S107:.S136])" office:value-type="float" office:value="27.5678086666667" calcext:value-type="float">
            <text:p>27.5678086667</text:p>
          </table:table-cell>
          <table:table-cell table:style-name="Default" table:formula="of:=AVERAGE([.T107:.T136])" office:value-type="float" office:value="16.7595649899706" calcext:value-type="float">
            <text:p>16.75956499</text:p>
          </table:table-cell>
          <table:table-cell table:number-columns-repeated="2"/>
          <table:table-cell table:style-name="Default" table:formula="of:=AVERAGE([.W107:.W136])" office:value-type="float" office:value="18.0368333333333" calcext:value-type="float">
            <text:p>18.0368333333</text:p>
          </table:table-cell>
          <table:table-cell table:style-name="Default" table:formula="of:=AVERAGE([.X107:.X136])" office:value-type="float" office:value="38.0696666666667" calcext:value-type="float">
            <text:p>38.0696666667</text:p>
          </table:table-cell>
          <table:table-cell table:style-name="Default" table:formula="of:=AVERAGE([.Y107:.Y136])" office:value-type="float" office:value="24.0374" calcext:value-type="float">
            <text:p>24.0374</text:p>
          </table:table-cell>
          <table:table-cell table:style-name="Default" table:formula="of:=AVERAGE([.Z107:.Z136])" office:value-type="float" office:value="24.183362" calcext:value-type="float">
            <text:p>24.183362</text:p>
          </table:table-cell>
          <table:table-cell table:style-name="Default" table:formula="of:=AVERAGE([.AA107:.AA136])" office:value-type="float" office:value="10.1438502185246" calcext:value-type="float">
            <text:p>10.1438502185</text:p>
          </table:table-cell>
          <table:table-cell table:number-columns-repeated="27"/>
        </table:table-row>
        <table:table-row table:style-name="ro1">
          <table:table-cell table:style-name="ce3"/>
          <table:table-cell table:style-name="ce9" table:number-columns-repeated="5"/>
          <table:table-cell table:style-name="ce13"/>
          <table:table-cell table:style-name="ce3"/>
          <table:table-cell table:style-name="ce9" table:number-columns-repeated="5"/>
          <table:table-cell table:style-name="ce13"/>
          <table:table-cell table:style-name="ce3"/>
          <table:table-cell table:style-name="ce9" table:number-columns-repeated="5"/>
          <table:table-cell table:style-name="ce13"/>
          <table:table-cell table:style-name="ce3"/>
          <table:table-cell table:style-name="ce9" table:number-columns-repeated="5"/>
          <table:table-cell table:style-name="ce13"/>
          <table:table-cell table:number-columns-repeated="26"/>
        </table:table-row>
      </table:table>
      <table:table table:name="Sheet2" table:style-name="ta2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Dimension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5"/>
          <table:table-cell table:number-columns-repeated="3"/>
          <table:table-cell office:value-type="string" calcext:value-type="string">
            <text:p>Dimension 1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5"/>
          <table:table-cell/>
          <table:table-cell table:style-name="ce15" table:number-columns-repeated="2"/>
          <table:table-cell/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59414" calcext:value-type="float">
            <text:p>5.59414</text:p>
          </table:table-cell>
          <table:table-cell office:value-type="float" office:value="37.1339" calcext:value-type="float">
            <text:p>37.1339</text:p>
          </table:table-cell>
          <table:table-cell office:value-type="float" office:value="14.97005" calcext:value-type="float">
            <text:p>14.97005</text:p>
          </table:table-cell>
          <table:table-cell office:value-type="float" office:value="16.8769596" calcext:value-type="float">
            <text:p>16.8769596</text:p>
          </table:table-cell>
          <table:table-cell office:value-type="float" office:value="11.3801627150309" calcext:value-type="float">
            <text:p>11.380162715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310798" calcext:value-type="float">
            <text:p>0.0310798</text:p>
          </table:table-cell>
          <table:table-cell table:style-name="ce15" office:value-type="float" office:value="0.0000008249625" calcext:value-type="float">
            <text:p>8.25E-007</text:p>
          </table:table-cell>
          <table:table-cell office:value-type="float" office:value="0.001564184475618" calcext:value-type="float">
            <text:p>0.0015641845</text:p>
          </table:table-cell>
          <table:table-cell office:value-type="float" office:value="0.00598770858114086" calcext:value-type="float">
            <text:p>0.00598770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5" office:value-type="float" office:value="0.000000216653" calcext:value-type="float">
            <text:p>2.17E-007</text:p>
          </table:table-cell>
          <table:table-cell table:style-name="ce15" office:value-type="float" office:value="0.0000028398" calcext:value-type="float">
            <text:p>2.84E-006</text:p>
          </table:table-cell>
          <table:table-cell table:style-name="ce15" office:value-type="float" office:value="0.00000110313" calcext:value-type="float">
            <text:p>1.10E-006</text:p>
          </table:table-cell>
          <table:table-cell table:style-name="ce15" office:value-type="float" office:value="0.0000011648778" calcext:value-type="float">
            <text:p>1.16E-006</text:p>
          </table:table-cell>
          <table:table-cell table:style-name="ce15" office:value-type="float" office:value="0.000000995044475168926" calcext:value-type="float">
            <text:p>9.95E-007</text:p>
          </table:table-cell>
          <table:table-cell/>
          <table:table-cell table:style-name="ce1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0000000139927" calcext:value-type="float">
            <text:p>1.40E-008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0.000000000279854" calcext:value-type="float">
            <text:p>2.80E-010</text:p>
          </table:table-cell>
          <table:table-cell table:style-name="ce15" office:value-type="float" office:value="0.00000000199895714285714" calcext:value-type="float">
            <text:p>2.00E-0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160197" calcext:value-type="float">
            <text:p>0.000160197</text:p>
          </table:table-cell>
          <table:table-cell office:value-type="float" office:value="0.00127036" calcext:value-type="float">
            <text:p>0.00127036</text:p>
          </table:table-cell>
          <table:table-cell office:value-type="float" office:value="0.0007073935" calcext:value-type="float">
            <text:p>0.0007073935</text:p>
          </table:table-cell>
          <table:table-cell office:value-type="float" office:value="0.00068569068" calcext:value-type="float">
            <text:p>0.0006856907</text:p>
          </table:table-cell>
          <table:table-cell office:value-type="float" office:value="0.000260326280791578" calcext:value-type="float">
            <text:p>0.000260326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5" office:value-type="float" office:value="0.0000163209" calcext:value-type="float">
            <text:p>1.63E-005</text:p>
          </table:table-cell>
          <table:table-cell office:value-type="float" office:value="0.000118314" calcext:value-type="float">
            <text:p>0.000118314</text:p>
          </table:table-cell>
          <table:table-cell table:style-name="ce15" office:value-type="float" office:value="0.0000533679" calcext:value-type="float">
            <text:p>5.34E-005</text:p>
          </table:table-cell>
          <table:table-cell table:style-name="ce15" office:value-type="float" office:value="0.000058736454" calcext:value-type="float">
            <text:p>5.87E-005</text:p>
          </table:table-cell>
          <table:table-cell table:style-name="ce15" office:value-type="float" office:value="0.0000240713159649465" calcext:value-type="float">
            <text:p>2.41E-005</text:p>
          </table:table-cell>
          <table:table-cell/>
          <table:table-cell table:style-name="ce1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000000841863" calcext:value-type="float">
            <text:p>8.42E-007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0.000000070750704" calcext:value-type="float">
            <text:p>7.08E-008</text:p>
          </table:table-cell>
          <table:table-cell table:style-name="ce15" office:value-type="float" office:value="0.000000159433353742187" calcext:value-type="float">
            <text:p>1.59E-0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5" office:value-type="float" office:value="0.0000296789" calcext:value-type="float">
            <text:p>2.97E-005</text:p>
          </table:table-cell>
          <table:table-cell office:value-type="float" office:value="0.995104" calcext:value-type="float">
            <text:p>0.995104</text:p>
          </table:table-cell>
          <table:table-cell table:style-name="ce15" office:value-type="float" office:value="0.0000888759" calcext:value-type="float">
            <text:p>8.89E-005</text:p>
          </table:table-cell>
          <table:table-cell office:value-type="float" office:value="0.059788295708" calcext:value-type="float">
            <text:p>0.0597882957</text:p>
          </table:table-cell>
          <table:table-cell office:value-type="float" office:value="0.246203256342895" calcext:value-type="float">
            <text:p>0.246203256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994961" calcext:value-type="float">
            <text:p>0.994961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.05969758" calcext:value-type="float">
            <text:p>0.05969758</text:p>
          </table:table-cell>
          <table:table-cell office:value-type="float" office:value="0.246188670592748" calcext:value-type="float">
            <text:p>0.24618867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96566" calcext:value-type="float">
            <text:p>0.00096566</text:p>
          </table:table-cell>
          <table:table-cell office:value-type="float" office:value="0.0109668" calcext:value-type="float">
            <text:p>0.0109668</text:p>
          </table:table-cell>
          <table:table-cell office:value-type="float" office:value="0.00426471" calcext:value-type="float">
            <text:p>0.00426471</text:p>
          </table:table-cell>
          <table:table-cell office:value-type="float" office:value="0.0043401318" calcext:value-type="float">
            <text:p>0.0043401318</text:p>
          </table:table-cell>
          <table:table-cell office:value-type="float" office:value="0.00319442073946506" calcext:value-type="float">
            <text:p>0.0031944207</text:p>
          </table:table-cell>
          <table:table-cell/>
          <table:table-cell table:style-name="ce16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0347322" calcext:value-type="float">
            <text:p>0.00347322</text:p>
          </table:table-cell>
          <table:table-cell office:value-type="float" office:value="0.0002326985" calcext:value-type="float">
            <text:p>0.0002326985</text:p>
          </table:table-cell>
          <table:table-cell table:style-name="ce17" office:value-type="float" office:value="0.0004271710874" calcext:value-type="float">
            <text:p>0.0004271711</text:p>
          </table:table-cell>
          <table:table-cell office:value-type="float" office:value="0.000670271981418366" calcext:value-type="float">
            <text:p>0.0006702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119054" calcext:value-type="float">
            <text:p>0.00119054</text:p>
          </table:table-cell>
          <table:table-cell office:value-type="float" office:value="2.21179" calcext:value-type="float">
            <text:p>2.21179</text:p>
          </table:table-cell>
          <table:table-cell office:value-type="float" office:value="0.8324055" calcext:value-type="float">
            <text:p>0.8324055</text:p>
          </table:table-cell>
          <table:table-cell office:value-type="float" office:value="0.662357719" calcext:value-type="float">
            <text:p>0.662357719</text:p>
          </table:table-cell>
          <table:table-cell office:value-type="float" office:value="1.48346277355425" calcext:value-type="float">
            <text:p>1.483462773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98992" calcext:value-type="float">
            <text:p>1.98992</text:p>
          </table:table-cell>
          <table:table-cell office:value-type="float" office:value="0.806233" calcext:value-type="float">
            <text:p>0.806233</text:p>
          </table:table-cell>
          <table:table-cell table:style-name="ce17" office:value-type="float" office:value="0.63187736" calcext:value-type="float">
            <text:p>0.63187736</text:p>
          </table:table-cell>
          <table:table-cell office:value-type="float" office:value="1.49316432804135" calcext:value-type="float">
            <text:p>1.4931643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5" office:value-type="float" office:value="0.00000436912" calcext:value-type="float">
            <text:p>4.37E-006</text:p>
          </table:table-cell>
          <table:table-cell office:value-type="float" office:value="0.995036" calcext:value-type="float">
            <text:p>0.995036</text:p>
          </table:table-cell>
          <table:table-cell table:style-name="ce15" office:value-type="float" office:value="0.0000892717" calcext:value-type="float">
            <text:p>8.93E-005</text:p>
          </table:table-cell>
          <table:table-cell office:value-type="float" office:value="0.0398864820824" calcext:value-type="float">
            <text:p>0.0398864821</text:p>
          </table:table-cell>
          <table:table-cell office:value-type="float" office:value="0.201015754503943" calcext:value-type="float">
            <text:p>0.201015754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994959" calcext:value-type="float">
            <text:p>0.994959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.03979836" calcext:value-type="float">
            <text:p>0.03979836</text:p>
          </table:table-cell>
          <table:table-cell office:value-type="float" office:value="0.201012073115025" calcext:value-type="float">
            <text:p>0.201012073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5" office:value-type="float" office:value="0.000028155" calcext:value-type="float">
            <text:p>2.82E-005</text:p>
          </table:table-cell>
          <table:table-cell table:style-name="ce15" office:value-type="float" office:value="0.000194984" calcext:value-type="float">
            <text:p>1.95E-004</text:p>
          </table:table-cell>
          <table:table-cell office:value-type="float" office:value="0.0001011144" calcext:value-type="float">
            <text:p>0.0001011144</text:p>
          </table:table-cell>
          <table:table-cell table:style-name="ce15" office:value-type="float" office:value="0.000104200664" calcext:value-type="float">
            <text:p>1.04E-004</text:p>
          </table:table-cell>
          <table:table-cell table:style-name="ce15" office:value-type="float" office:value="0.0000518426030182962" calcext:value-type="float">
            <text:p>5.18E-00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5" office:value-type="float" office:value="0.127632" calcext:value-type="float">
            <text:p>1.28E-001</text:p>
          </table:table-cell>
          <table:table-cell office:value-type="float" office:value="3.73468" calcext:value-type="float">
            <text:p>3.73468</text:p>
          </table:table-cell>
          <table:table-cell office:value-type="float" office:value="0.3768" calcext:value-type="float">
            <text:p>0.3768</text:p>
          </table:table-cell>
          <table:table-cell office:value-type="float" office:value="1.04627304" calcext:value-type="float">
            <text:p>1.04627304</text:p>
          </table:table-cell>
          <table:table-cell office:value-type="float" office:value="2.85102695500323" calcext:value-type="float">
            <text:p>2.85102695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624544" calcext:value-type="float">
            <text:p>0.0624544</text:p>
          </table:table-cell>
          <table:table-cell office:value-type="float" office:value="3.72723" calcext:value-type="float">
            <text:p>3.72723</text:p>
          </table:table-cell>
          <table:table-cell office:value-type="float" office:value="0.374727" calcext:value-type="float">
            <text:p>0.374727</text:p>
          </table:table-cell>
          <table:table-cell table:style-name="ce17" office:value-type="float" office:value="1.022343608" calcext:value-type="float">
            <text:p>1.022343608</text:p>
          </table:table-cell>
          <table:table-cell office:value-type="float" office:value="2.77327908912659" calcext:value-type="float">
            <text:p>2.773279089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5" office:value-type="float" office:value="0.0000240004" calcext:value-type="float">
            <text:p>2.40E-005</text:p>
          </table:table-cell>
          <table:table-cell table:style-name="ce15" office:value-type="float" office:value="0.000230786" calcext:value-type="float">
            <text:p>2.31E-004</text:p>
          </table:table-cell>
          <table:table-cell office:value-type="float" office:value="0.00010078395" calcext:value-type="float">
            <text:p>0.000100784</text:p>
          </table:table-cell>
          <table:table-cell table:style-name="ce15" office:value-type="float" office:value="0.000104938116" calcext:value-type="float">
            <text:p>1.05E-004</text:p>
          </table:table-cell>
          <table:table-cell table:style-name="ce15" office:value-type="float" office:value="0.0000492232461853593" calcext:value-type="float">
            <text:p>4.92E-005</text:p>
          </table:table-cell>
          <table:table-cell/>
          <table:table-cell table:style-name="ce16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000000336194" calcext:value-type="float">
            <text:p>3.36E-007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000000016052556" calcext:value-type="float">
            <text:p>1.61E-008</text:p>
          </table:table-cell>
          <table:table-cell table:style-name="ce15" office:value-type="float" office:value="0.000000327844408572442" calcext:value-type="float">
            <text:p>3.28E-0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33415" calcext:value-type="float">
            <text:p>0.133415</text:p>
          </table:table-cell>
          <table:table-cell office:value-type="float" office:value="2.32454" calcext:value-type="float">
            <text:p>2.32454</text:p>
          </table:table-cell>
          <table:table-cell office:value-type="float" office:value="1.14111" calcext:value-type="float">
            <text:p>1.14111</text:p>
          </table:table-cell>
          <table:table-cell office:value-type="float" office:value="1.1493902" calcext:value-type="float">
            <text:p>1.1493902</text:p>
          </table:table-cell>
          <table:table-cell office:value-type="float" office:value="0.641222345265251" calcext:value-type="float">
            <text:p>0.6412223453</text:p>
          </table:table-cell>
          <table:table-cell/>
          <table:table-cell table:style-name="ce16" office:value-type="float" office:value="12" calcext:value-type="float">
            <text:p>12</text:p>
          </table:table-cell>
          <table:table-cell table:style-name="ce15" office:value-type="float" office:value="0.00000100478" calcext:value-type="float">
            <text:p>1.00E-006</text:p>
          </table:table-cell>
          <table:table-cell office:value-type="float" office:value="0.750929" calcext:value-type="float">
            <text:p>0.750929</text:p>
          </table:table-cell>
          <table:table-cell office:value-type="float" office:value="0.208755" calcext:value-type="float">
            <text:p>0.208755</text:p>
          </table:table-cell>
          <table:table-cell office:value-type="float" office:value="0.2237141095396" calcext:value-type="float">
            <text:p>0.2237141095</text:p>
          </table:table-cell>
          <table:table-cell office:value-type="float" office:value="0.268943765264803" calcext:value-type="float">
            <text:p>0.268943765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5" office:value-type="float" office:value="0.000029547" calcext:value-type="float">
            <text:p>2.95E-005</text:p>
          </table:table-cell>
          <table:table-cell office:value-type="float" office:value="0.000438047" calcext:value-type="float">
            <text:p>0.000438047</text:p>
          </table:table-cell>
          <table:table-cell office:value-type="float" office:value="0.0001698285" calcext:value-type="float">
            <text:p>0.0001698285</text:p>
          </table:table-cell>
          <table:table-cell office:value-type="float" office:value="0.000174964078" calcext:value-type="float">
            <text:p>0.0001749641</text:p>
          </table:table-cell>
          <table:table-cell table:style-name="ce15" office:value-type="float" office:value="0.0000821917583822957" calcext:value-type="float">
            <text:p>8.22E-005</text:p>
          </table:table-cell>
          <table:table-cell/>
          <table:table-cell table:style-name="ce16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0000114374" calcext:value-type="float">
            <text:p>1.14E-00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000000573898396" calcext:value-type="float">
            <text:p>5.74E-007</text:p>
          </table:table-cell>
          <table:table-cell table:style-name="ce15" office:value-type="float" office:value="0.00000200104855300558" calcext:value-type="float">
            <text:p>2.00E-0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5" office:value-type="float" office:value="0" calcext:value-type="float">
            <text:p>0.00E+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17942" calcext:value-type="float">
            <text:p>0.0017942</text:p>
          </table:table-cell>
          <table:table-cell office:value-type="float" office:value="0.00910181" calcext:value-type="float">
            <text:p>0.00910181</text:p>
          </table:table-cell>
          <table:table-cell office:value-type="float" office:value="0.00509263" calcext:value-type="float">
            <text:p>0.00509263</text:p>
          </table:table-cell>
          <table:table-cell office:value-type="float" office:value="0.00540533" calcext:value-type="float">
            <text:p>0.00540533</text:p>
          </table:table-cell>
          <table:table-cell office:value-type="float" office:value="0.00174107078929336" calcext:value-type="float">
            <text:p>0.0017410708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15" office:value-type="float" office:value="0.0000051539" calcext:value-type="float">
            <text:p>5.15E-006</text:p>
          </table:table-cell>
          <table:table-cell office:value-type="float" office:value="0.00564925" calcext:value-type="float">
            <text:p>0.00564925</text:p>
          </table:table-cell>
          <table:table-cell table:style-name="ce15" office:value-type="float" office:value="0.0009189715" calcext:value-type="float">
            <text:p>9.19E-004</text:p>
          </table:table-cell>
          <table:table-cell office:value-type="float" office:value="0.001362331638" calcext:value-type="float">
            <text:p>0.0013623316</text:p>
          </table:table-cell>
          <table:table-cell office:value-type="float" office:value="0.00145438395830117" calcext:value-type="float">
            <text:p>0.00145438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5" office:value-type="float" office:value="0.00696658" calcext:value-type="float">
            <text:p>6.97E-003</text:p>
          </table:table-cell>
          <table:table-cell office:value-type="float" office:value="0.442154" calcext:value-type="float">
            <text:p>0.442154</text:p>
          </table:table-cell>
          <table:table-cell office:value-type="float" office:value="0.0279478" calcext:value-type="float">
            <text:p>0.0279478</text:p>
          </table:table-cell>
          <table:table-cell office:value-type="float" office:value="0.1102219296" calcext:value-type="float">
            <text:p>0.1102219296</text:p>
          </table:table-cell>
          <table:table-cell office:value-type="float" office:value="0.16201453883392" calcext:value-type="float">
            <text:p>0.1620145388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15" office:value-type="float" office:value="0.0000699355" calcext:value-type="float">
            <text:p>6.99E-005</text:p>
          </table:table-cell>
          <table:table-cell office:value-type="float" office:value="0.428229" calcext:value-type="float">
            <text:p>0.428229</text:p>
          </table:table-cell>
          <table:table-cell office:value-type="float" office:value="0.02340655" calcext:value-type="float">
            <text:p>0.02340655</text:p>
          </table:table-cell>
          <table:table-cell office:value-type="float" office:value="0.10171373371" calcext:value-type="float">
            <text:p>0.1017137337</text:p>
          </table:table-cell>
          <table:table-cell office:value-type="float" office:value="0.153906648606111" calcext:value-type="float">
            <text:p>0.153906648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5" office:value-type="float" office:value="0.0000986604" calcext:value-type="float">
            <text:p>9.87E-005</text:p>
          </table:table-cell>
          <table:table-cell office:value-type="float" office:value="0.62486" calcext:value-type="float">
            <text:p>0.62486</text:p>
          </table:table-cell>
          <table:table-cell table:style-name="ce15" office:value-type="float" office:value="0.0006271225" calcext:value-type="float">
            <text:p>6.27E-004</text:p>
          </table:table-cell>
          <table:table-cell office:value-type="float" office:value="0.069223464728" calcext:value-type="float">
            <text:p>0.0692234647</text:p>
          </table:table-cell>
          <table:table-cell office:value-type="float" office:value="0.160810651315327" calcext:value-type="float">
            <text:p>0.1608106513</text:p>
          </table:table-cell>
          <table:table-cell/>
          <table:table-cell table:style-name="ce16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624347" calcext:value-type="float">
            <text:p>0.624347</text:p>
          </table:table-cell>
          <table:table-cell office:value-type="float" office:value="0" calcext:value-type="float">
            <text:p>0</text:p>
          </table:table-cell>
          <table:table-cell office:value-type="float" office:value="0.068682871258" calcext:value-type="float">
            <text:p>0.0686828713</text:p>
          </table:table-cell>
          <table:table-cell office:value-type="float" office:value="0.160800813712023" calcext:value-type="float">
            <text:p>0.160800813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704566" calcext:value-type="float">
            <text:p>0.00704566</text:p>
          </table:table-cell>
          <table:table-cell office:value-type="float" office:value="0.039462" calcext:value-type="float">
            <text:p>0.039462</text:p>
          </table:table-cell>
          <table:table-cell office:value-type="float" office:value="0.0243222" calcext:value-type="float">
            <text:p>0.0243222</text:p>
          </table:table-cell>
          <table:table-cell office:value-type="float" office:value="0.0240245912" calcext:value-type="float">
            <text:p>0.0240245912</text:p>
          </table:table-cell>
          <table:table-cell office:value-type="float" office:value="0.00683684916389331" calcext:value-type="float">
            <text:p>0.0068368492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15" office:value-type="float" office:value="0.00000291665" calcext:value-type="float">
            <text:p>2.92E-006</text:p>
          </table:table-cell>
          <table:table-cell office:value-type="float" office:value="0.0271909" calcext:value-type="float">
            <text:p>0.0271909</text:p>
          </table:table-cell>
          <table:table-cell table:style-name="ce15" office:value-type="float" office:value="0.001603075" calcext:value-type="float">
            <text:p>1.60E-003</text:p>
          </table:table-cell>
          <table:table-cell office:value-type="float" office:value="0.0040643309248" calcext:value-type="float">
            <text:p>0.0040643309</text:p>
          </table:table-cell>
          <table:table-cell office:value-type="float" office:value="0.00610806608723293" calcext:value-type="float">
            <text:p>0.006108066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14085" calcext:value-type="float">
            <text:p>0.0014085</text:p>
          </table:table-cell>
          <table:table-cell office:value-type="float" office:value="0.0245317" calcext:value-type="float">
            <text:p>0.0245317</text:p>
          </table:table-cell>
          <table:table-cell office:value-type="float" office:value="0.010349045" calcext:value-type="float">
            <text:p>0.010349045</text:p>
          </table:table-cell>
          <table:table-cell office:value-type="float" office:value="0.0129108446" calcext:value-type="float">
            <text:p>0.0129108446</text:p>
          </table:table-cell>
          <table:table-cell office:value-type="float" office:value="0.00775359915264254" calcext:value-type="float">
            <text:p>0.0077535992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202908" calcext:value-type="float">
            <text:p>0.0202908</text:p>
          </table:table-cell>
          <table:table-cell table:style-name="ce15" office:value-type="float" office:value="0.00000001866705" calcext:value-type="float">
            <text:p>1.87E-008</text:p>
          </table:table-cell>
          <table:table-cell office:value-type="float" office:value="0.005431897025642" calcext:value-type="float">
            <text:p>0.005431897</text:p>
          </table:table-cell>
          <table:table-cell office:value-type="float" office:value="0.008642964243497" calcext:value-type="float">
            <text:p>0.008642964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624347" calcext:value-type="float">
            <text:p>0.624347</text:p>
          </table:table-cell>
          <table:table-cell office:value-type="float" office:value="0" calcext:value-type="float">
            <text:p>0</text:p>
          </table:table-cell>
          <table:table-cell office:value-type="float" office:value="0.06867808" calcext:value-type="float">
            <text:p>0.06867808</text:p>
          </table:table-cell>
          <table:table-cell office:value-type="float" office:value="0.160793759002275" calcext:value-type="float">
            <text:p>0.160793759</text:p>
          </table:table-cell>
          <table:table-cell/>
          <table:table-cell table:style-name="ce16" office:value-type="float" office:value="20" calcext:value-type="float">
            <text:p>2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624347" calcext:value-type="float">
            <text:p>0.624347</text:p>
          </table:table-cell>
          <table:table-cell office:value-type="float" office:value="0" calcext:value-type="float">
            <text:p>0</text:p>
          </table:table-cell>
          <table:table-cell office:value-type="float" office:value="0.06867808" calcext:value-type="float">
            <text:p>0.06867808</text:p>
          </table:table-cell>
          <table:table-cell office:value-type="float" office:value="0.160793759002275" calcext:value-type="float">
            <text:p>0.16079375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102949" calcext:value-type="float">
            <text:p>0.00102949</text:p>
          </table:table-cell>
          <table:table-cell office:value-type="float" office:value="200.001" calcext:value-type="float">
            <text:p>200.001</text:p>
          </table:table-cell>
          <table:table-cell office:value-type="float" office:value="100.001" calcext:value-type="float">
            <text:p>100.001</text:p>
          </table:table-cell>
          <table:table-cell office:value-type="float" office:value="100.0012205898" calcext:value-type="float">
            <text:p>100.0012205898</text:p>
          </table:table-cell>
          <table:table-cell office:value-type="float" office:value="20.2030479176604" calcext:value-type="float">
            <text:p>20.2030479177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16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.2030508910442" calcext:value-type="float">
            <text:p>20.20305089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259358" calcext:value-type="float">
            <text:p>0.00259358</text:p>
          </table:table-cell>
          <table:table-cell office:value-type="float" office:value="101.161" calcext:value-type="float">
            <text:p>101.161</text:p>
          </table:table-cell>
          <table:table-cell office:value-type="float" office:value="0.01055448" calcext:value-type="float">
            <text:p>0.01055448</text:p>
          </table:table-cell>
          <table:table-cell office:value-type="float" office:value="44.279207836" calcext:value-type="float">
            <text:p>44.279207836</text:p>
          </table:table-cell>
          <table:table-cell office:value-type="float" office:value="67.4212979867937" calcext:value-type="float">
            <text:p>67.4212979868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16" office:value-type="float" office:value="0" calcext:value-type="float">
            <text:p>0</text:p>
          </table:table-cell>
          <table:table-cell office:value-type="float" office:value="100.854" calcext:value-type="float">
            <text:p>100.854</text:p>
          </table:table-cell>
          <table:table-cell office:value-type="float" office:value="0" calcext:value-type="float">
            <text:p>0</text:p>
          </table:table-cell>
          <table:table-cell office:value-type="float" office:value="44.2029" calcext:value-type="float">
            <text:p>44.2029</text:p>
          </table:table-cell>
          <table:table-cell office:value-type="float" office:value="67.3151164254163" calcext:value-type="float">
            <text:p>67.315116425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00" calcext:value-type="float">
            <text:p>300</text:p>
          </table:table-cell>
          <table:table-cell office:value-type="float" office:value="300.002" calcext:value-type="float">
            <text:p>300.002</text:p>
          </table:table-cell>
          <table:table-cell office:value-type="float" office:value="300.001" calcext:value-type="float">
            <text:p>300.001</text:p>
          </table:table-cell>
          <table:table-cell office:value-type="float" office:value="300.00114" calcext:value-type="float">
            <text:p>300.00114</text:p>
          </table:table-cell>
          <table:table-cell office:value-type="float" office:value="0.000428571428582949" calcext:value-type="float">
            <text:p>0.0004285714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4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315411" calcext:value-type="float">
            <text:p>0.315411</text:p>
          </table:table-cell>
          <table:table-cell office:value-type="float" office:value="324.124" calcext:value-type="float">
            <text:p>324.124</text:p>
          </table:table-cell>
          <table:table-cell office:value-type="float" office:value="100.031" calcext:value-type="float">
            <text:p>100.031</text:p>
          </table:table-cell>
          <table:table-cell office:value-type="float" office:value="184.52402822" calcext:value-type="float">
            <text:p>184.52402822</text:p>
          </table:table-cell>
          <table:table-cell office:value-type="float" office:value="133.275654055994" calcext:value-type="float">
            <text:p>133.275654056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324.124" calcext:value-type="float">
            <text:p>324.124</text:p>
          </table:table-cell>
          <table:table-cell office:value-type="float" office:value="100" calcext:value-type="float">
            <text:p>100</text:p>
          </table:table-cell>
          <table:table-cell office:value-type="float" office:value="184.49222" calcext:value-type="float">
            <text:p>184.49222</text:p>
          </table:table-cell>
          <table:table-cell office:value-type="float" office:value="133.27348011108" calcext:value-type="float">
            <text:p>133.273480111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 office:value-type="float" office:value="397.743" calcext:value-type="float">
            <text:p>397.74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 office:value-type="float" office:value="397.743" calcext:value-type="float">
            <text:p>397.7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876811" calcext:value-type="float">
            <text:p>0.0876811</text:p>
          </table:table-cell>
          <table:table-cell office:value-type="float" office:value="300.033" calcext:value-type="float">
            <text:p>300.033</text:p>
          </table:table-cell>
          <table:table-cell office:value-type="float" office:value="300.017" calcext:value-type="float">
            <text:p>300.017</text:p>
          </table:table-cell>
          <table:table-cell office:value-type="float" office:value="270.029952282" calcext:value-type="float">
            <text:p>270.029952282</text:p>
          </table:table-cell>
          <table:table-cell office:value-type="float" office:value="95.7950940985278" calcext:value-type="float">
            <text:p>95.7950940985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70" calcext:value-type="float">
            <text:p>270</text:p>
          </table:table-cell>
          <table:table-cell office:value-type="float" office:value="95.831484749991" calcext:value-type="float">
            <text:p>95.8314847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 office:value-type="float" office:value="386.889" calcext:value-type="float">
            <text:p>386.88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4" office:value-type="float" office:value="386.889" calcext:value-type="float">
            <text:p>386.8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916361" calcext:value-type="float">
            <text:p>0.0916361</text:p>
          </table:table-cell>
          <table:table-cell office:value-type="float" office:value="300.046" calcext:value-type="float">
            <text:p>300.046</text:p>
          </table:table-cell>
          <table:table-cell office:value-type="float" office:value="300.021" calcext:value-type="float">
            <text:p>300.021</text:p>
          </table:table-cell>
          <table:table-cell office:value-type="float" office:value="168.126897782" calcext:value-type="float">
            <text:p>168.126897782</text:p>
          </table:table-cell>
          <table:table-cell office:value-type="float" office:value="226.656063036421" calcext:value-type="float">
            <text:p>226.6560630364</text:p>
          </table:table-cell>
          <table:table-cell/>
          <table:table-cell office:value-type="float" office:value="28" calcext:value-type="float">
            <text:p>28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68" calcext:value-type="float">
            <text:p>168</text:p>
          </table:table-cell>
          <table:table-cell office:value-type="float" office:value="226.778683805536" calcext:value-type="float">
            <text:p>226.778683805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18.092" calcext:value-type="float">
            <text:p>218.092</text:p>
          </table:table-cell>
          <table:table-cell office:value-type="float" office:value="228.752" calcext:value-type="float">
            <text:p>228.752</text:p>
          </table:table-cell>
          <table:table-cell office:value-type="float" office:value="226.7805" calcext:value-type="float">
            <text:p>226.7805</text:p>
          </table:table-cell>
          <table:table-cell office:value-type="float" office:value="226.4835" calcext:value-type="float">
            <text:p>226.4835</text:p>
          </table:table-cell>
          <table:table-cell office:value-type="float" office:value="1.62312253237457" calcext:value-type="float">
            <text:p>1.6231225324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18.068" calcext:value-type="float">
            <text:p>218.068</text:p>
          </table:table-cell>
          <table:table-cell office:value-type="float" office:value="228.481" calcext:value-type="float">
            <text:p>228.481</text:p>
          </table:table-cell>
          <table:table-cell office:value-type="float" office:value="226.52" calcext:value-type="float">
            <text:p>226.52</text:p>
          </table:table-cell>
          <table:table-cell office:value-type="float" office:value="226.33718" calcext:value-type="float">
            <text:p>226.33718</text:p>
          </table:table-cell>
          <table:table-cell office:value-type="float" office:value="1.57497164859484" calcext:value-type="float">
            <text:p>1.574971648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5.083" calcext:value-type="float">
            <text:p>395.083</text:p>
          </table:table-cell>
          <table:table-cell office:value-type="float" office:value="395.916" calcext:value-type="float">
            <text:p>395.916</text:p>
          </table:table-cell>
          <table:table-cell office:value-type="float" office:value="395.451" calcext:value-type="float">
            <text:p>395.451</text:p>
          </table:table-cell>
          <table:table-cell office:value-type="float" office:value="395.46128" calcext:value-type="float">
            <text:p>395.46128</text:p>
          </table:table-cell>
          <table:table-cell office:value-type="float" office:value="0.335482959815436" calcext:value-type="float">
            <text:p>0.3354829598</text:p>
          </table:table-cell>
          <table:table-cell/>
          <table:table-cell table:style-name="ce16" office:value-type="float" office:value="30" calcext:value-type="float">
            <text:p>30</text:p>
          </table:table-cell>
          <table:table-cell office:value-type="float" office:value="394.571" calcext:value-type="float">
            <text:p>394.571</text:p>
          </table:table-cell>
          <table:table-cell office:value-type="float" office:value="395.344" calcext:value-type="float">
            <text:p>395.344</text:p>
          </table:table-cell>
          <table:table-cell office:value-type="float" office:value="394.8475" calcext:value-type="float">
            <text:p>394.8475</text:p>
          </table:table-cell>
          <table:table-cell office:value-type="float" office:value="394.86328" calcext:value-type="float">
            <text:p>394.86328</text:p>
          </table:table-cell>
          <table:table-cell office:value-type="float" office:value="0.211165956594552" calcext:value-type="float">
            <text:p>0.21116595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4" number:min-integer-digits="1"/>
    </number:number-style>
    <number:number-style style:name="N108">
      <number:number number:decimal-places="6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8">00/00/0000</text:date>, <text:time style:data-style-name="N2" text:time-value="15:18:22.6573425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6T15:03:09.175778140</meta:creation-date>
    <dc:date>2018-02-18T20:19:55.220053107</dc:date>
    <meta:editing-duration>P1DT23H48M50S</meta:editing-duration>
    <meta:editing-cycles>72</meta:editing-cycles>
    <meta:generator>LibreOffice/4.2.8.2$Linux_X86_64 LibreOffice_project/420m0$Build-2</meta:generator>
    <dc:creator>joel </dc:creator>
    <meta:document-statistic meta:table-count="2" meta:cell-count="4581" meta:object-count="0"/>
  </office:meta>
</office:document-meta>
</file>